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CCFFCC"/>
    </style:style>
    <style:style style:name="ce5" style:family="table-cell" style:parent-style-name="Default" style:data-style-name="N0">
      <style:table-cell-properties fo:background-color="#CCFFFF"/>
    </style:style>
    <style:style style:name="ce6" style:family="table-cell" style:parent-style-name="Percent" style:data-style-name="N13"/>
    <style:style style:name="ce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Comma" style:data-style-name="N38"/>
    <style:style style:name="ce11" style:family="table-cell" style:parent-style-name="Comma" style:data-style-name="N38">
      <style:table-cell-properties fo:background-color="transparent"/>
      <style:text-properties fo:font-size="8pt" style:font-size-asian="8pt" style:font-size-complex="8pt" style:font-family-generic="swiss"/>
    </style:style>
    <style:style style:name="ce12" style:family="table-cell" style:parent-style-name="Comma" style:data-style-name="N38">
      <style:table-cell-properties fo:background-color="#CCFFCC"/>
    </style:style>
    <style:style style:name="ce13" style:family="table-cell" style:parent-style-name="Comma" style:data-style-name="N38">
      <style:table-cell-properties fo:background-color="#CCFFFF"/>
    </style:style>
    <style:style style:name="ce14" style:family="table-cell" style:parent-style-name="Percent" style:data-style-name="N13">
      <style:table-cell-properties fo:background-color="transparent"/>
    </style:style>
    <style:style style:name="ce15" style:family="table-cell" style:parent-style-name="Comma" style:data-style-name="N38">
      <style:table-cell-properties fo:background-color="transparent"/>
      <style:text-properties fo:color="#FF0000" fo:font-weight="bold" style:font-weight-asian="bold" style:font-weight-complex="bold" style:font-family-generic="swiss"/>
    </style:style>
    <style:style style:name="ce16" style:family="table-cell" style:parent-style-name="Comma" style:data-style-name="N38">
      <style:table-cell-properties fo:background-color="transparent"/>
      <style:text-properties fo:color="#008000" fo:font-weight="bold" style:font-weight-asian="bold" style:font-weight-complex="bold" style:font-family-generic="swiss"/>
    </style:style>
    <style:style style:name="ce17" style:family="table-cell" style:parent-style-name="Comma" style:data-style-name="N38">
      <style:table-cell-properties fo:background-color="transparent"/>
    </style:style>
    <style:style style:name="ce18" style:family="table-cell" style:parent-style-name="Default" style:data-style-name="N0">
      <style:table-cell-properties fo:background-color="#FF99CC"/>
    </style:style>
    <style:style style:name="ce19" style:family="table-cell" style:parent-style-name="Comma" style:data-style-name="N38">
      <style:table-cell-properties fo:background-color="#FF99CC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Comma" style:data-style-name="N38">
      <style:table-cell-properties fo:background-color="transparent"/>
    </style:style>
    <style:style style:name="ce22" style:family="table-cell" style:parent-style-name="Comma" style:data-style-name="N38"/>
    <style:style style:name="ce23" style:family="table-cell" style:parent-style-name="Default" style:data-style-name="N0"/>
    <style:style style:name="ce24" style:family="table-cell" style:parent-style-name="Comma" style:data-style-name="N38">
      <style:table-cell-properties fo:background-color="transparent"/>
      <style:text-properties fo:color="#00FF00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ackground-color="transparent"/>
      <style:text-properties fo:color="#00FF00" style:font-family-generic="swiss"/>
    </style:style>
    <style:style style:name="ce26" style:family="table-cell" style:parent-style-name="Percent" style:data-style-name="N13">
      <style:table-cell-properties fo:background-color="transparent"/>
    </style:style>
    <style:style style:name="ce2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28" style:family="table-cell" style:parent-style-name="Percent" style:data-style-name="N13">
      <style:table-cell-properties fo:background-color="transparent"/>
    </style:style>
    <style:style style:name="ce29" style:family="table-cell" style:parent-style-name="Default" style:data-style-name="N0"/>
    <style:style style:name="ce30" style:family="table-cell" style:parent-style-name="Comma" style:data-style-name="N38">
      <style:table-cell-properties fo:background-color="transparent"/>
      <style:text-properties fo:color="#008000" fo:font-weight="bold" style:font-weight-asian="bold" style:font-weight-complex="bold" style:font-family-generic="swiss"/>
    </style:style>
    <style:style style:name="ce31" style:family="table-cell" style:parent-style-name="Default" style:data-style-name="N0"/>
    <style:style style:name="ce32" style:family="table-cell" style:parent-style-name="Comma" style:data-style-name="N38">
      <style:table-cell-properties fo:background-color="transparen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Comma" style:data-style-name="N38">
      <style:table-cell-properties fo:background-color="transparent"/>
    </style:style>
    <style:style style:name="ce36" style:family="table-cell" style:parent-style-name="Default" style:data-style-name="N0"/>
    <style:style style:name="ce37" style:family="table-cell" style:parent-style-name="Default" style:data-style-name="N0"/>
    <style:style style:name="ce38" style:family="table-cell" style:parent-style-name="Comma" style:data-style-name="N0"/>
    <style:style style:name="ce39" style:family="table-cell" style:parent-style-name="Percent" style:data-style-name="N0">
      <style:table-cell-properties fo:background-color="transparent"/>
    </style:style>
    <style:style style:name="ce40" style:family="table-cell" style:parent-style-name="Percent" style:data-style-name="N0">
      <style:table-cell-properties fo:background-color="transparent"/>
    </style:style>
    <style:style style:name="ce41" style:family="table-cell" style:parent-style-name="Comma" style:data-style-name="N0">
      <style:table-cell-properties fo:background-color="transparent"/>
    </style:style>
    <style:style style:name="ce42" style:family="table-cell" style:parent-style-name="Comma" style:data-style-name="N0">
      <style:table-cell-properties fo:background-color="transparent"/>
      <style:text-properties fo:color="#008000" fo:font-weight="bold" style:font-weight-asian="bold" style:font-weight-complex="bold" style:font-family-generic="swiss"/>
    </style:style>
    <style:style style:name="ce43" style:family="table-cell" style:parent-style-name="Comma" style:data-style-name="N0">
      <style:table-cell-properties fo:background-color="transparent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Comma" style:data-style-name="N0">
      <style:table-cell-properties fo:background-color="transparent"/>
    </style:style>
    <style:style style:name="ce47" style:family="table-cell" style:parent-style-name="Comma" style:data-style-name="N0">
      <style:table-cell-properties fo:background-color="transparent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#C0C0C0"/>
    </style:style>
    <style:style style:name="ce51" style:family="table-cell" style:parent-style-name="Default" style:data-style-name="N0">
      <style:table-cell-properties fo:background-color="#FF0000"/>
    </style:style>
    <style:style style:name="ce52" style:family="table-cell" style:parent-style-name="Default" style:data-style-name="N0">
      <style:table-cell-properties fo:background-color="#FFFF99"/>
    </style:style>
    <style:style style:name="ce53" style:family="table-cell" style:parent-style-name="Default" style:data-style-name="N0">
      <style:table-cell-properties fo:background-color="#FFCC99"/>
    </style:style>
    <style:style style:name="ce54" style:family="table-cell" style:parent-style-name="Default" style:data-style-name="N0">
      <style:text-properties fo:color="#008000" style:font-family-generic="swiss"/>
    </style:style>
    <style:style style:name="ce55" style:family="table-cell" style:parent-style-name="Default" style:data-style-name="N0">
      <style:text-properties fo:color="#FF6600" style:font-family-generic="swiss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ackground-color="#CCFFCC"/>
    </style:style>
    <style:style style:name="ce58" style:family="table-cell" style:parent-style-name="Default" style:data-style-name="N0">
      <style:table-cell-properties fo:background-color="#CCFFFF"/>
    </style:style>
    <style:style style:name="ce59" style:family="table-cell" style:parent-style-name="Default" style:data-style-name="N0">
      <style:table-cell-properties fo:background-color="#FF99CC"/>
    </style:style>
    <style:style style:name="ce60" style:family="table-cell" style:parent-style-name="Default" style:data-style-name="N0">
      <style:table-cell-properties fo:background-color="#99CCFF"/>
    </style:style>
    <style:style style:name="ce61" style:family="table-cell" style:parent-style-name="Comma" style:data-style-name="N35"/>
    <style:style style:name="ce62" style:family="table-cell" style:parent-style-name="Percent" style:data-style-name="N0"/>
    <style:style style:name="ce63" style:family="table-cell" style:parent-style-name="Default" style:data-style-name="N0">
      <style:table-cell-properties fo:background-color="#FF0000"/>
      <style:text-properties fo:color="#FF6600" style:font-family-generic="swiss"/>
    </style:style>
    <style:style style:name="ce64" style:family="table-cell" style:parent-style-name="Default" style:data-style-name="N0"/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fo:background-color="#FF0000"/>
    </style:style>
    <style:style style:name="ce67" style:family="table-cell" style:parent-style-name="Percent" style:data-style-name="N14">
      <style:text-properties fo:font-weight="bold" style:font-weight-asian="bold" style:font-weight-complex="bold" style:font-family-generic="swiss"/>
    </style:style>
    <style:style style:name="ce68" style:family="table-cell" style:parent-style-name="Percent" style:data-style-name="N14"/>
    <style:style style:name="ce69" style:family="table-cell" style:parent-style-name="Comma" style:data-style-name="N38">
      <style:table-cell-properties fo:background-color="transparent"/>
    </style:style>
    <style:style style:name="ce70" style:family="table-cell" style:parent-style-name="Percent" style:data-style-name="N14"/>
    <style:style style:name="co1" style:family="table-column">
      <style:table-column-properties fo:break-before="auto" style:column-width="0.714375cm" style:use-optimal-column-width="true"/>
    </style:style>
    <style:style style:name="co2" style:family="table-column">
      <style:table-column-properties fo:break-before="auto" style:column-width="3.67770833333333cm" style:use-optimal-column-width="true"/>
    </style:style>
    <style:style style:name="co3" style:family="table-column">
      <style:table-column-properties fo:break-before="auto" style:column-width="4.78895833333333cm" style:use-optimal-column-width="true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3.14854166666667cm" style:use-optimal-column-width="true"/>
    </style:style>
    <style:style style:name="co6" style:family="table-column">
      <style:table-column-properties fo:break-before="auto" style:column-width="6.69395833333333cm" style:use-optimal-column-width="true"/>
    </style:style>
    <style:style style:name="co7" style:family="table-column">
      <style:table-column-properties fo:break-before="auto" style:column-width="0.76729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42875cm" style:use-optimal-column-width="true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2.8575cm" style:use-optimal-column-width="true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7.381875cm" style:use-optimal-column-width="true"/>
    </style:style>
    <style:style style:name="co14" style:family="table-column">
      <style:table-column-properties fo:break-before="auto" style:column-width="0.767291666666667cm" style:use-optimal-column-width="true"/>
    </style:style>
    <style:style style:name="co15" style:family="table-column">
      <style:table-column-properties fo:break-before="auto" style:column-width="2.143125cm" style:use-optimal-column-width="true"/>
    </style:style>
    <style:style style:name="co16" style:family="table-column">
      <style:table-column-properties fo:break-before="auto" style:column-width="2.32833333333333cm" style:use-optimal-column-width="true"/>
    </style:style>
    <style:style style:name="co17" style:family="table-column">
      <style:table-column-properties fo:break-before="auto" style:column-width="1.29645833333333cm" style:use-optimal-column-width="true"/>
    </style:style>
    <style:style style:name="co18" style:family="table-column">
      <style:table-column-properties fo:break-before="auto" style:column-width="2.43416666666667cm" style:use-optimal-column-width="true"/>
    </style:style>
    <style:style style:name="co19" style:family="table-column">
      <style:table-column-properties fo:break-before="auto" style:column-width="1.48166666666667cm" style:use-optimal-column-width="true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7.540625cm" style:use-optimal-column-width="true"/>
    </style:style>
    <style:style style:name="co22" style:family="table-column">
      <style:table-column-properties fo:break-before="auto" style:column-width="0.820208333333333cm"/>
    </style:style>
    <style:style style:name="co23" style:family="table-column">
      <style:table-column-properties fo:break-before="auto" style:column-width="1.13770833333333cm" style:use-optimal-column-width="true"/>
    </style:style>
    <style:style style:name="co24" style:family="table-column">
      <style:table-column-properties fo:break-before="auto" style:column-width="4.33916666666667cm" style:use-optimal-column-width="true"/>
    </style:style>
    <style:style style:name="co25" style:family="table-column">
      <style:table-column-properties fo:break-before="auto" style:column-width="0.899583333333333cm" style:use-optimal-column-width="true"/>
    </style:style>
    <style:style style:name="co26" style:family="table-column">
      <style:table-column-properties fo:break-before="auto" style:column-width="0.9525cm" style:use-optimal-column-width="true"/>
    </style:style>
    <style:style style:name="co27" style:family="table-column">
      <style:table-column-properties fo:break-before="auto" style:column-width="0.661458333333333cm" style:use-optimal-column-width="true"/>
    </style:style>
    <style:style style:name="co28" style:family="table-column">
      <style:table-column-properties fo:break-before="auto" style:column-width="1.53458333333333cm" style:use-optimal-column-width="true"/>
    </style:style>
    <style:style style:name="co29" style:family="table-column">
      <style:table-column-properties fo:break-before="auto" style:column-width="5.159375cm" style:use-optimal-column-width="true"/>
    </style:style>
    <style:style style:name="co30" style:family="table-column">
      <style:table-column-properties fo:break-before="auto" style:column-width="6.429375cm" style:use-optimal-column-width="true"/>
    </style:style>
    <style:style style:name="co31" style:family="table-column">
      <style:table-column-properties fo:break-before="auto" style:column-width="1.45520833333333cm" style:use-optimal-column-width="true"/>
    </style:style>
    <style:style style:name="co32" style:family="table-column">
      <style:table-column-properties fo:break-before="auto" style:column-width="0.449791666666667cm" style:use-optimal-column-width="true"/>
    </style:style>
    <style:style style:name="co33" style:family="table-column">
      <style:table-column-properties fo:break-before="auto" style:column-width="6.05895833333333cm" style:use-optimal-column-width="true"/>
    </style:style>
    <style:style style:name="co34" style:family="table-column">
      <style:table-column-properties fo:break-before="auto" style:column-width="0.978958333333333cm" style:use-optimal-column-width="true"/>
    </style:style>
    <style:style style:name="co35" style:family="table-column">
      <style:table-column-properties fo:break-before="auto" style:column-width="0.978958333333333cm"/>
    </style:style>
    <style:style style:name="co36" style:family="table-column">
      <style:table-column-properties fo:break-before="auto" style:column-width="8.255cm" style:use-optimal-column-width="true"/>
    </style:style>
    <style:style style:name="co37" style:family="table-column">
      <style:table-column-properties fo:break-before="auto" style:column-width="1.508125cm" style:use-optimal-column-width="true"/>
    </style:style>
    <style:style style:name="co38" style:family="table-column">
      <style:table-column-properties fo:break-before="auto" style:column-width="1.666875cm" style:use-optimal-column-width="true"/>
    </style:style>
    <style:style style:name="co39" style:family="table-column">
      <style:table-column-properties fo:break-before="auto" style:column-width="1.61395833333333cm" style:use-optimal-column-width="true"/>
    </style:style>
    <style:style style:name="co40" style:family="table-column">
      <style:table-column-properties fo:break-before="auto" style:column-width="1.37583333333333cm" style:use-optimal-column-width="true"/>
    </style:style>
    <style:style style:name="co41" style:family="table-column">
      <style:table-column-properties fo:break-before="auto" style:column-width="1.85208333333333cm" style:use-optimal-column-width="true"/>
    </style:style>
    <style:style style:name="co42" style:family="table-column">
      <style:table-column-properties fo:break-before="auto" style:column-width="1.27cm" style:use-optimal-column-width="true"/>
    </style:style>
    <style:style style:name="co43" style:family="table-column">
      <style:table-column-properties fo:break-before="auto" style:column-width="1.031875cm" style:use-optimal-column-width="true"/>
    </style:style>
    <style:style style:name="co44" style:family="table-column">
      <style:table-column-properties fo:break-before="auto" style:column-width="1.32291666666667cm"/>
    </style:style>
    <style:style style:name="co45" style:family="table-column">
      <style:table-column-properties fo:break-before="auto" style:column-width="1.349375cm"/>
    </style:style>
    <style:style style:name="co46" style:family="table-column">
      <style:table-column-properties fo:break-before="auto" style:column-width="1.031875cm"/>
    </style:style>
    <style:style style:name="co47" style:family="table-column">
      <style:table-column-properties fo:break-before="auto" style:column-width="1.11125cm" style:use-optimal-column-width="true"/>
    </style:style>
    <style:style style:name="co48" style:family="table-column">
      <style:table-column-properties fo:break-before="auto" style:column-width="1.1641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64">
            <text:p>glvl</text:p>
          </table:table-cell>
          <table:table-cell office:value-type="string" table:style-name="ce8">
            <text:p>spells</text:p>
          </table:table-cell>
          <table:table-cell office:value-type="string" table:style-name="ce64">
            <text:p>notes</text:p>
          </table:table-cell>
          <table:table-cell table:style-name="ce1"/>
          <table:table-cell office:value-type="string" table:style-name="ce64">
            <text:p>glvl</text:p>
          </table:table-cell>
          <table:table-cell office:value-type="string" table:style-name="ce8">
            <text:p>power</text:p>
          </table:table-cell>
          <table:table-cell office:value-type="string" table:style-name="ce64">
            <text:p>notes</text:p>
          </table:table-cell>
          <table:table-cell table:style-name="ce1"/>
          <table:table-cell office:value-type="string" table:style-name="ce64">
            <text:p>glvl</text:p>
          </table:table-cell>
          <table:table-cell office:value-type="string" table:style-name="ce8">
            <text:p>song</text:p>
          </table:table-cell>
          <table:table-cell office:value-type="string" table:style-name="ce64">
            <text:p>duration</text:p>
          </table:table-cell>
          <table:table-cell office:value-type="string" table:style-name="ce64">
            <text:p>R</text:p>
          </table:table-cell>
          <table:table-cell office:value-type="string" table:style-name="ce64">
            <text:p>notes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6">
            <text:p>hardened skin</text:p>
          </table:table-cell>
          <table:table-cell office:value-type="string" table:style-name="ce64">
            <text:p>e/b dmg red.</text:p>
          </table:table-cell>
          <table:table-cell table:style-name="ce1"/>
          <table:table-cell office:value-type="float" office:value="1" table:style-name="ce64">
            <text:p>1</text:p>
          </table:table-cell>
          <table:table-cell office:value-type="string" table:style-name="ce64">
            <text:p>bandage</text:p>
          </table:table-cell>
          <table:table-cell office:value-type="string" table:style-name="ce64">
            <text:p>heal power, can't go above 75% hp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 Muse</text:p>
          </table:table-cell>
          <table:table-cell table:style-name="ce1"/>
          <table:table-cell office:value-type="string" table:style-name="ce64">
            <text:p>a</text:p>
          </table:table-cell>
          <table:table-cell office:value-type="string" table:style-name="ce64">
            <text:p>dmg red., duration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6">
            <text:p>light</text:p>
          </table:table-cell>
          <table:table-cell table:number-columns-repeated="2" table:style-name="ce1"/>
          <table:table-cell office:value-type="float" office:value="3" table:style-name="ce64">
            <text:p>3</text:p>
          </table:table-cell>
          <table:table-cell office:value-type="string" table:style-name="ce64">
            <text:p>identify</text:p>
          </table:table-cell>
          <table:table-cell office:value-type="string" table:style-name="ce64">
            <text:p>id stuff, relies on knowledge skill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eader of the Band</text:p>
          </table:table-cell>
          <table:table-cell table:number-columns-repeated="2" table:style-name="ce1"/>
          <table:table-cell office:value-type="string" table:style-name="ce64">
            <text:p>karma regen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6">
            <text:p>floating disc</text:p>
          </table:table-cell>
          <table:table-cell office:value-type="string" table:style-name="ce64">
            <text:p>free bag!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ackstab</text:p>
          </table:table-cell>
          <table:table-cell office:value-type="string" table:style-name="ce64">
            <text:p>big hit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aked Sunday</text:p>
          </table:table-cell>
          <table:table-cell table:number-columns-repeated="2" table:style-name="ce1"/>
          <table:table-cell office:value-type="string" table:style-name="ce65">
            <text:p>+1 int/wis/str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6">
            <text:p>cure</text:p>
          </table:table-cell>
          <table:table-cell office:value-type="string" table:style-name="ce64">
            <text:p>real heal, better for mystic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hide in shadows</text:p>
          </table:table-cell>
          <table:table-cell office:value-type="string" table:style-name="ce64">
            <text:p>lets you hid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Fly Away</text:p>
          </table:table-cell>
          <table:table-cell table:number-columns-repeated="2" table:style-name="ce1"/>
          <table:table-cell office:value-type="string" table:style-name="ce64">
            <text:p>let's you fly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6">
            <text:p>blinding flash</text:p>
          </table:table-cell>
          <table:table-cell office:value-type="string" table:style-name="ce64">
            <text:p>good for pk, blind someone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anticipate blow<text:s text:c="3"/></text:p>
          </table:table-cell>
          <table:table-cell office:value-type="string" table:style-name="ce64">
            <text:p>sucks until you don't hurt yourself using i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Smile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64">
            <text:p>sp battery glvl*10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6">
            <text:p>protection from good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defend</text:p>
          </table:table-cell>
          <table:table-cell office:value-type="string" table:style-name="ce64">
            <text:p>defend someone, nice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I Can See Clearly Now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64">
            <text:p>cures blindness, adds light, needs to finish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6">
            <text:p>protection from evil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soothe</text:p>
          </table:table-cell>
          <table:table-cell office:value-type="string" table:style-name="ce64">
            <text:p>small hp/sp heal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Comfortably Numb</text:p>
          </table:table-cell>
          <table:table-cell table:style-name="ce1"/>
          <table:table-cell office:value-type="string" table:style-name="ce64">
            <text:p>a</text:p>
          </table:table-cell>
          <table:table-cell office:value-type="string" table:style-name="ce64">
            <text:p>dmg red.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6">
            <text:p>protection from neutral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lore</text:p>
          </table:table-cell>
          <table:table-cell office:value-type="string" table:style-name="ce64">
            <text:p>eval wpn/armour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Hero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65">
            <text:p>+10 con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6">
            <text:p>soul bead</text:p>
          </table:table-cell>
          <table:table-cell office:value-type="string" table:style-name="ce64">
            <text:p>heals sps via regen or 'crush'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called shot</text:p>
          </table:table-cell>
          <table:table-cell office:value-type="string" table:style-name="ce64">
            <text:p>gives you one big hi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Memory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both</text:p>
          </table:table-cell>
          <table:table-cell office:value-type="string" table:style-name="ce65">
            <text:p>+int (2,4,6,8)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6">
            <text:p>mind blank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cacophony</text:p>
          </table:table-cell>
          <table:table-cell office:value-type="string" table:style-name="ce64">
            <text:p>sp drain on mob/player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Son of Man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65">
            <text:p>+str and wis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6">
            <text:p>protection from frost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avoid blow</text:p>
          </table:table-cell>
          <table:table-cell office:value-type="string" table:style-name="ce64">
            <text:p>super dodge, but low dmg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I Am A Rock</text:p>
          </table:table-cell>
          <table:table-cell table:style-name="ce1"/>
          <table:table-cell office:value-type="string" table:style-name="ce64">
            <text:p>a</text:p>
          </table:table-cell>
          <table:table-cell office:value-type="string" table:style-name="ce64">
            <text:p>e/b dmg reduction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6">
            <text:p>protection from heat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heartening laugh</text:p>
          </table:table-cell>
          <table:table-cell office:value-type="string" table:style-name="ce64">
            <text:p>boosts con<text:s/>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Let it be</text:p>
          </table:table-cell>
          <table:table-cell office:value-type="float" office:value="59" table:style-name="ce1">
            <text:p>59</text:p>
          </table:table-cell>
          <table:table-cell office:value-type="string" table:style-name="ce64">
            <text:p>both</text:p>
          </table:table-cell>
          <table:table-cell office:value-type="string" table:style-name="ce65">
            <text:p>+ wis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6">
            <text:p>blink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defensive harmony</text:p>
          </table:table-cell>
          <table:table-cell office:value-type="string" table:style-name="ce64">
            <text:p>double ac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Amazing Grace</text:p>
          </table:table-cell>
          <table:table-cell table:style-name="ce1"/>
          <table:table-cell office:value-type="string" table:style-name="ce64">
            <text:p>both</text:p>
          </table:table-cell>
          <table:table-cell office:value-type="string" table:style-name="ce64">
            <text:p>dmg red., duration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6">
            <text:p>lightning vortex</text:p>
          </table:table-cell>
          <table:table-cell office:value-type="string" table:style-name="ce64">
            <text:p>summons vortex?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righteous fury</text:p>
          </table:table-cell>
          <table:table-cell office:value-type="string" table:style-name="ce64">
            <text:p>you attack everyone hitting you</text:p>
          </table:table-cell>
          <table:table-cell table:number-columns-repeated="16377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6">
            <text:p>healing hands</text:p>
          </table:table-cell>
          <table:table-cell office:value-type="string" table:style-name="ce64">
            <text:p>big hea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*</text:p>
          </table:table-cell>
          <table:table-cell office:value-type="string" table:style-name="ce6">
            <text:p>bards dodge passively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4">
            <text:p>going mystic means more songs than listed here (since songs do most dmg for mystics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64">
            <text:p>gallants hit crazy hard with weapons but are more eq dependent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4">
            <text:p>fairly certain gallant is what appeals to me b/c of the melee dm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64">
            <text:p>requires shield, sword mskills which is a lot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table table:name="notes" table:style-name="ta2">
        <table:table-column table:style-name="co12" table:default-cell-style-name="ce1"/>
        <table:table-column table:style-name="co8" table:number-columns-repeated="9" table:default-cell-style-name="ce1"/>
        <table:table-column table:style-name="co13" table:default-cell-style-name="ce1"/>
        <table:table-column table:style-name="co8" table:number-columns-repeated="16373" table:default-cell-style-name="ce1"/>
        <table:table-row table:style-name="ro1">
          <table:table-cell table:number-columns-repeated="7" table:style-name="ce1"/>
          <table:table-cell office:value-type="string" table:style-name="ce1">
            <text:p>lore (armour)</text:p>
          </table:table-cell>
          <table:table-cell table:number-columns-repeated="2" table:style-name="ce1"/>
          <table:table-cell office:value-type="string" table:style-name="ce1">
            <text:p>spell emotes</text:p>
          </table:table-cell>
          <table:table-cell office:value-type="string" table:style-name="ce1">
            <text:p>song emotes</text:p>
          </table:table-cell>
          <table:table-cell table:number-columns-repeated="16372"/>
        </table:table-row>
        <table:table-row table:style-name="ro1">
          <table:table-cell table:number-columns-repeated="8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eeble showing had no effect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onates give + karma, + voice</text:p>
          </table:table-cell>
          <table:table-cell table:number-columns-repeated="6" table:style-name="ce1"/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wer of your spell seems to barely affect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&lt;mob&gt; stumbles briefly trying to recove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lvl 25 seemed to grant 2 base attacks per round (with no singing)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ny yellow birds appear around &lt;mob&gt;'s head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&lt;mob&gt; belches out an 'Oof!'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&lt;mob&gt; winces in pai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2:20 To: Bargle : and cure goes up with spellcraft and power right?</text:p>
          </table:table-cell>
          <table:table-cell table:number-columns-repeated="7" table:style-name="ce1"/>
          <table:table-cell office:value-type="float" office:value="6" table:style-name="ce1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2:25 Bargle : i mean, as you cast it more and more, it will get better</text:p>
          </table:table-cell>
          <table:table-cell table:number-columns-repeated="6" table:style-name="ce1"/>
          <table:table-cell office:value-type="string" table:style-name="ce1">
            <text:p>absurd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2:25 Bargle : pstats2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don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er</text:p>
          </table:table-cell>
          <table:table-cell office:value-type="string" table:style-name="ce1">
            <text:p>donates</text:p>
          </table:table-cell>
          <table:table-cell office:value-type="string" table:style-name="ce1">
            <text:p>pages</text:p>
          </table:table-cell>
          <table:table-cell office:value-type="string" table:style-name="ce1">
            <text:p>coi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hit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ellum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per</text:p>
          </table:table-cell>
          <table:table-cell office:value-type="string" table:style-name="ce1">
            <text:p>750k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pell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heal</text:p>
          </table:table-cell>
          <table:table-cell office:value-type="string" table:style-name="ce1">
            <text:p>rat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nor healing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percentage" office:value="1.1333333333333333" table:formula="msoxl:=C23/B23" table:style-name="ce6">
            <text:p>113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ure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percentage" office:value="1.4" table:formula="msoxl:=C24/B24" table:style-name="ce6">
            <text:p>140%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levels" table:style-name="ta3">
        <table:table-column table:style-name="co14" table:default-cell-style-name="ce1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15" table:default-cell-style-name="ce10"/>
        <table:table-column table:style-name="co20" table:default-cell-style-name="ce10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6"/>
        <table:table-column table:style-name="co25" table:default-cell-style-name="ce1"/>
        <table:table-column table:style-name="co26" table:default-cell-style-name="ce1"/>
        <table:table-column table:style-name="co22" table:number-columns-repeated="16370" table:default-cell-style-name="ce1"/>
        <table:table-row table:style-name="ro1">
          <table:table-cell office:value-type="string" table:style-name="ce37">
            <text:p>Glvl</text:p>
          </table:table-cell>
          <table:table-cell office:value-type="string" table:style-name="ce38">
            <text:p>Cost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%Delta</text:p>
          </table:table-cell>
          <table:table-cell office:value-type="string" table:style-name="ce38">
            <text:p>Rounds (est)</text:p>
          </table:table-cell>
          <table:table-cell office:value-type="string" table:style-name="ce38">
            <text:p>Hours</text:p>
          </table:table-cell>
          <table:table-cell office:value-type="string" table:style-name="ce38">
            <text:p>Total Rounds</text:p>
          </table:table-cell>
          <table:table-cell office:value-type="string" table:style-name="ce38">
            <text:p>Total Hours</text:p>
          </table:table-cell>
          <table:table-cell office:value-type="string" table:style-name="ce37">
            <text:p>Title</text:p>
          </table:table-cell>
          <table:table-cell table:number-columns-repeated="2" table:style-name="ce37"/>
          <table:table-cell table:style-name="ce62"/>
          <table:table-cell table:number-columns-repeated="16372" table:style-name="ce3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0">
            <text:p><text:s/>-<text:s text:c="3"/></text:p>
          </table:table-cell>
          <table:table-cell office:value-type="float" office:value="0" table:style-name="ce10">
            <text:p><text:s/>-<text:s text:c="3"/></text:p>
          </table:table-cell>
          <table:table-cell office:value-type="float" office:value="0" table:style-name="ce10">
            <text:p><text:s/>-<text:s text:c="3"/></text:p>
          </table:table-cell>
          <table:table-cell office:value-type="float" office:value="0" table:style-name="ce10">
            <text:p><text:s/>-<text:s text:c="3"/></text:p>
          </table:table-cell>
          <table:table-cell office:value-type="float" office:value="0" table:style-name="ce10">
            <text:p><text:s/>-<text:s text:c="3"/></text:p>
          </table:table-cell>
          <table:table-cell office:value-type="float" office:value="0" table:style-name="ce10">
            <text:p><text:s/>-<text:s text:c="3"/></text:p>
          </table:table-cell>
          <table:table-cell office:value-type="float" office:value="0" table:style-name="ce10">
            <text:p><text:s/>-<text:s text:c="3"/></text:p>
          </table:table-cell>
          <table:table-cell office:value-type="string" table:style-name="ce1">
            <text:p>the Novice Initiate of Bardic Gallantries</text:p>
          </table:table-cell>
          <table:table-cell office:value-type="string" table:style-name="ce8">
            <text:p>**hours are combat hours, no idle</text:p>
          </table:table-cell>
          <table:table-cell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9" table:formula="msoxl:=C3-C2" table:style-name="ce10">
            <text:p><text:s/>159<text:s/></text:p>
          </table:table-cell>
          <table:table-cell office:value-type="float" office:value="159" table:style-name="ce10">
            <text:p><text:s/>159<text:s/></text:p>
          </table:table-cell>
          <table:table-cell office:value-type="percentage" office:value="1" table:formula="msoxl:=(B3-B2)/B3" table:style-name="ce6">
            <text:p>100%</text:p>
          </table:table-cell>
          <table:table-cell office:value-type="float" office:value="159" table:formula="msoxl:=B3 / (A3/2)" table:style-name="ce10">
            <text:p><text:s/>159<text:s/></text:p>
          </table:table-cell>
          <table:table-cell office:value-type="float" office:value="8.8333333333333333E-2" table:formula="msoxl:=E3*2/60/60" table:style-name="ce61">
            <text:p><text:s/>0.09<text:s/></text:p>
          </table:table-cell>
          <table:table-cell office:value-type="float" office:value="159" table:formula="msoxl:=E3+G2" table:style-name="ce10">
            <text:p><text:s/>159<text:s/></text:p>
          </table:table-cell>
          <table:table-cell office:value-type="float" office:value="8.8333333333333333E-2" table:formula="msoxl:=G3*2/60/60" table:style-name="ce61">
            <text:p><text:s/>0.09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4" table:formula="msoxl:=C4-C3" table:style-name="ce10">
            <text:p><text:s/>144<text:s/></text:p>
          </table:table-cell>
          <table:table-cell office:value-type="float" office:value="303" table:style-name="ce10">
            <text:p><text:s/>303<text:s/></text:p>
          </table:table-cell>
          <table:table-cell office:value-type="percentage" office:value="-0.10416666666666667" table:formula="msoxl:=(B4-B3)/B4" table:style-name="ce6">
            <text:p>-10%</text:p>
          </table:table-cell>
          <table:table-cell office:value-type="float" office:value="96" table:formula="msoxl:=B4 / (A4/2)" table:style-name="ce10">
            <text:p><text:s/>96<text:s/></text:p>
          </table:table-cell>
          <table:table-cell office:value-type="float" office:value="5.3333333333333337E-2" table:formula="msoxl:=E4*2/60/60" table:style-name="ce61">
            <text:p><text:s/>0.05<text:s/></text:p>
          </table:table-cell>
          <table:table-cell office:value-type="float" office:value="255" table:formula="msoxl:=E4+G3" table:style-name="ce10">
            <text:p><text:s/>255<text:s/></text:p>
          </table:table-cell>
          <table:table-cell office:value-type="float" office:value="0.14166666666666666" table:formula="msoxl:=G4*2/60/60" table:style-name="ce61">
            <text:p><text:s/>0.14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5" table:formula="msoxl:=C5-C4" table:style-name="ce10">
            <text:p><text:s/>165<text:s/></text:p>
          </table:table-cell>
          <table:table-cell office:value-type="float" office:value="468" table:style-name="ce10">
            <text:p><text:s/>468<text:s/></text:p>
          </table:table-cell>
          <table:table-cell office:value-type="percentage" office:value="0.12727272727272726" table:formula="msoxl:=(B5-B4)/B5" table:style-name="ce6">
            <text:p>13%</text:p>
          </table:table-cell>
          <table:table-cell office:value-type="float" office:value="82.5" table:formula="msoxl:=B5 / (A5/2)" table:style-name="ce10">
            <text:p><text:s/>83<text:s/></text:p>
          </table:table-cell>
          <table:table-cell office:value-type="float" office:value="4.583333333333333E-2" table:formula="msoxl:=E5*2/60/60" table:style-name="ce61">
            <text:p><text:s/>0.05<text:s/></text:p>
          </table:table-cell>
          <table:table-cell office:value-type="float" office:value="337.5" table:formula="msoxl:=E5+G4" table:style-name="ce10">
            <text:p><text:s/>338<text:s/></text:p>
          </table:table-cell>
          <table:table-cell office:value-type="float" office:value="0.1875" table:formula="msoxl:=G5*2/60/60" table:style-name="ce61">
            <text:p><text:s/>0.19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9" table:formula="msoxl:=C6-C5" table:style-name="ce10">
            <text:p><text:s/>189<text:s/></text:p>
          </table:table-cell>
          <table:table-cell office:value-type="float" office:value="657" table:style-name="ce10">
            <text:p><text:s/>657<text:s/></text:p>
          </table:table-cell>
          <table:table-cell office:value-type="percentage" office:value="0.12698412698412698" table:formula="msoxl:=(B6-B5)/B6" table:style-name="ce6">
            <text:p>13%</text:p>
          </table:table-cell>
          <table:table-cell office:value-type="float" office:value="75.599999999999994" table:formula="msoxl:=B6 / (A6/2)" table:style-name="ce10">
            <text:p><text:s/>76<text:s/></text:p>
          </table:table-cell>
          <table:table-cell office:value-type="float" office:value="4.2000000000000003E-2" table:formula="msoxl:=E6*2/60/60" table:style-name="ce61">
            <text:p><text:s/>0.04<text:s/></text:p>
          </table:table-cell>
          <table:table-cell office:value-type="float" office:value="413.1" table:formula="msoxl:=E6+G5" table:style-name="ce10">
            <text:p><text:s/>413<text:s/></text:p>
          </table:table-cell>
          <table:table-cell office:value-type="float" office:value="0.22950000000000001" table:formula="msoxl:=G6*2/60/60" table:style-name="ce61">
            <text:p><text:s/>0.23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8" table:formula="msoxl:=C7-C6" table:style-name="ce10">
            <text:p><text:s/>218<text:s/></text:p>
          </table:table-cell>
          <table:table-cell office:value-type="float" office:value="875" table:style-name="ce10">
            <text:p><text:s/>875<text:s/></text:p>
          </table:table-cell>
          <table:table-cell office:value-type="percentage" office:value="0.13302752293577982" table:formula="msoxl:=(B7-B6)/B7" table:style-name="ce6">
            <text:p>13%</text:p>
          </table:table-cell>
          <table:table-cell office:value-type="float" office:value="72.666666666666671" table:formula="msoxl:=B7 / (A7/2)" table:style-name="ce10">
            <text:p><text:s/>73<text:s/></text:p>
          </table:table-cell>
          <table:table-cell office:value-type="float" office:value="4.0370370370370376E-2" table:formula="msoxl:=E7*2/60/60" table:style-name="ce61">
            <text:p><text:s/>0.04<text:s/></text:p>
          </table:table-cell>
          <table:table-cell office:value-type="float" office:value="485.76666666666671" table:formula="msoxl:=E7+G6" table:style-name="ce10">
            <text:p><text:s/>486<text:s/></text:p>
          </table:table-cell>
          <table:table-cell office:value-type="float" office:value="0.26987037037037037" table:formula="msoxl:=G7*2/60/60" table:style-name="ce61">
            <text:p><text:s/>0.27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0" table:formula="msoxl:=C8-C7" table:style-name="ce10">
            <text:p><text:s/>250<text:s/></text:p>
          </table:table-cell>
          <table:table-cell office:value-type="float" office:value="1125" table:style-name="ce10">
            <text:p><text:s/>1,125<text:s/></text:p>
          </table:table-cell>
          <table:table-cell office:value-type="percentage" office:value="0.128" table:formula="msoxl:=(B8-B7)/B8" table:style-name="ce6">
            <text:p>13%</text:p>
          </table:table-cell>
          <table:table-cell office:value-type="float" office:value="71.428571428571431" table:formula="msoxl:=B8 / (A8/2)" table:style-name="ce10">
            <text:p><text:s/>71<text:s/></text:p>
          </table:table-cell>
          <table:table-cell office:value-type="float" office:value="3.968253968253968E-2" table:formula="msoxl:=E8*2/60/60" table:style-name="ce61">
            <text:p><text:s/>0.04<text:s/></text:p>
          </table:table-cell>
          <table:table-cell office:value-type="float" office:value="557.1952380952381" table:formula="msoxl:=E8+G7" table:style-name="ce10">
            <text:p><text:s/>557<text:s/></text:p>
          </table:table-cell>
          <table:table-cell office:value-type="float" office:value="0.30955291005291008" table:formula="msoxl:=G8*2/60/60" table:style-name="ce61">
            <text:p><text:s/>0.31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9" table:formula="msoxl:=C9-C8" table:style-name="ce10">
            <text:p><text:s/>289<text:s/></text:p>
          </table:table-cell>
          <table:table-cell office:value-type="float" office:value="1414" table:style-name="ce10">
            <text:p><text:s/>1,414<text:s/></text:p>
          </table:table-cell>
          <table:table-cell office:value-type="percentage" office:value="0.13494809688581316" table:formula="msoxl:=(B9-B8)/B9" table:style-name="ce6">
            <text:p>13%</text:p>
          </table:table-cell>
          <table:table-cell office:value-type="float" office:value="72.25" table:formula="msoxl:=B9 / (A9/2)" table:style-name="ce10">
            <text:p><text:s/>72<text:s/></text:p>
          </table:table-cell>
          <table:table-cell office:value-type="float" office:value="4.0138888888888884E-2" table:formula="msoxl:=E9*2/60/60" table:style-name="ce61">
            <text:p><text:s/>0.04<text:s/></text:p>
          </table:table-cell>
          <table:table-cell office:value-type="float" office:value="629.4452380952381" table:formula="msoxl:=E9+G8" table:style-name="ce10">
            <text:p><text:s/>629<text:s/></text:p>
          </table:table-cell>
          <table:table-cell office:value-type="float" office:value="0.34969179894179891" table:formula="msoxl:=G9*2/60/60" table:style-name="ce61">
            <text:p><text:s/>0.35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0" table:formula="msoxl:=C10-C9" table:style-name="ce10">
            <text:p><text:s/>330<text:s/></text:p>
          </table:table-cell>
          <table:table-cell office:value-type="float" office:value="1744" table:style-name="ce10">
            <text:p><text:s/>1,744<text:s/></text:p>
          </table:table-cell>
          <table:table-cell office:value-type="percentage" office:value="0.12424242424242424" table:formula="msoxl:=(B10-B9)/B10" table:style-name="ce6">
            <text:p>12%</text:p>
          </table:table-cell>
          <table:table-cell office:value-type="float" office:value="73.333333333333329" table:formula="msoxl:=B10 / (A10/2)" table:style-name="ce10">
            <text:p><text:s/>73<text:s/></text:p>
          </table:table-cell>
          <table:table-cell office:value-type="float" office:value="4.0740740740740737E-2" table:formula="msoxl:=E10*2/60/60" table:style-name="ce61">
            <text:p><text:s/>0.04<text:s/></text:p>
          </table:table-cell>
          <table:table-cell office:value-type="float" office:value="702.77857142857147" table:formula="msoxl:=E10+G9" table:style-name="ce10">
            <text:p><text:s/>703<text:s/></text:p>
          </table:table-cell>
          <table:table-cell office:value-type="float" office:value="0.39043253968253971" table:formula="msoxl:=G10*2/60/60" table:style-name="ce61">
            <text:p><text:s/>0.39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7" table:formula="msoxl:=C11-C10" table:style-name="ce10">
            <text:p><text:s/>377<text:s/></text:p>
          </table:table-cell>
          <table:table-cell office:value-type="float" office:value="2121" table:style-name="ce10">
            <text:p><text:s/>2,121<text:s/></text:p>
          </table:table-cell>
          <table:table-cell office:value-type="percentage" office:value="0.12466843501326259" table:formula="msoxl:=(B11-B10)/B11" table:style-name="ce6">
            <text:p>12%</text:p>
          </table:table-cell>
          <table:table-cell office:value-type="float" office:value="75.400000000000006" table:formula="msoxl:=B11 / (A11/2)" table:style-name="ce10">
            <text:p><text:s/>75<text:s/></text:p>
          </table:table-cell>
          <table:table-cell office:value-type="float" office:value="4.1888888888888892E-2" table:formula="msoxl:=E11*2/60/60" table:style-name="ce61">
            <text:p><text:s/>0.04<text:s/></text:p>
          </table:table-cell>
          <table:table-cell office:value-type="float" office:value="778.17857142857144" table:formula="msoxl:=E11+G10" table:style-name="ce10">
            <text:p><text:s/>778<text:s/></text:p>
          </table:table-cell>
          <table:table-cell office:value-type="float" office:value="0.43232142857142858" table:formula="msoxl:=G11*2/60/60" table:style-name="ce61">
            <text:p><text:s/>0.43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8" table:formula="msoxl:=C12-C11" table:style-name="ce10">
            <text:p><text:s/>428<text:s/></text:p>
          </table:table-cell>
          <table:table-cell office:value-type="float" office:value="2549" table:style-name="ce10">
            <text:p><text:s/>2,549<text:s/></text:p>
          </table:table-cell>
          <table:table-cell office:value-type="percentage" office:value="0.1191588785046729" table:formula="msoxl:=(B12-B11)/B12" table:style-name="ce6">
            <text:p>12%</text:p>
          </table:table-cell>
          <table:table-cell office:value-type="float" office:value="77.818181818181813" table:formula="msoxl:=B12 / (A12/2)" table:style-name="ce10">
            <text:p><text:s/>78<text:s/></text:p>
          </table:table-cell>
          <table:table-cell office:value-type="float" office:value="4.3232323232323226E-2" table:formula="msoxl:=E12*2/60/60" table:style-name="ce61">
            <text:p><text:s/>0.04<text:s/></text:p>
          </table:table-cell>
          <table:table-cell office:value-type="float" office:value="855.99675324675331" table:formula="msoxl:=E12+G11" table:style-name="ce10">
            <text:p><text:s/>856<text:s/></text:p>
          </table:table-cell>
          <table:table-cell office:value-type="float" office:value="0.47555375180375187" table:formula="msoxl:=G12*2/60/60" table:style-name="ce61">
            <text:p><text:s/>0.48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087" table:formula="msoxl:=C13-C12" table:style-name="ce10">
            <text:p><text:s/>7,087<text:s/></text:p>
          </table:table-cell>
          <table:table-cell office:value-type="float" office:value="9636" table:style-name="ce10">
            <text:p><text:s/>9,636<text:s/></text:p>
          </table:table-cell>
          <table:table-cell office:value-type="percentage" office:value="0.93960773246789897" table:formula="msoxl:=(B13-B12)/B13" table:style-name="ce6">
            <text:p>94%</text:p>
          </table:table-cell>
          <table:table-cell office:value-type="float" office:value="1181.1666666666667" table:formula="msoxl:=B13 / (A13/2)" table:style-name="ce10">
            <text:p><text:s/>1,181<text:s/></text:p>
          </table:table-cell>
          <table:table-cell office:value-type="float" office:value="0.65620370370370373" table:formula="msoxl:=E13*2/60/60" table:style-name="ce61">
            <text:p><text:s/>0.66<text:s/></text:p>
          </table:table-cell>
          <table:table-cell office:value-type="float" office:value="2037.1634199134201" table:formula="msoxl:=E13+G12" table:style-name="ce10">
            <text:p><text:s/>2,037<text:s/></text:p>
          </table:table-cell>
          <table:table-cell office:value-type="float" office:value="1.1317574555074554" table:formula="msoxl:=G13*2/60/60" table:style-name="ce61">
            <text:p><text:s/>1.13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19" table:formula="msoxl:=C14-C13" table:style-name="ce10">
            <text:p><text:s/>7,219<text:s/></text:p>
          </table:table-cell>
          <table:table-cell office:value-type="float" office:value="16855" table:style-name="ce10">
            <text:p><text:s/>16,855<text:s/></text:p>
          </table:table-cell>
          <table:table-cell office:value-type="percentage" office:value="1.8285081036154591E-2" table:formula="msoxl:=(B14-B13)/B14" table:style-name="ce6">
            <text:p>2%</text:p>
          </table:table-cell>
          <table:table-cell office:value-type="float" office:value="1110.6153846153845" table:formula="msoxl:=B14 / (A14/2)" table:style-name="ce10">
            <text:p><text:s/>1,111<text:s/></text:p>
          </table:table-cell>
          <table:table-cell office:value-type="float" office:value="0.61700854700854701" table:formula="msoxl:=E14*2/60/60" table:style-name="ce61">
            <text:p><text:s/>0.62<text:s/></text:p>
          </table:table-cell>
          <table:table-cell office:value-type="float" office:value="3147.7788045288044" table:formula="msoxl:=E14+G13" table:style-name="ce10">
            <text:p><text:s/>3,148<text:s/></text:p>
          </table:table-cell>
          <table:table-cell office:value-type="float" office:value="1.7487660025160026" table:formula="msoxl:=G14*2/60/60" table:style-name="ce61">
            <text:p><text:s/>1.75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367" table:formula="msoxl:=C15-C14" table:style-name="ce10">
            <text:p><text:s/>7,367<text:s/></text:p>
          </table:table-cell>
          <table:table-cell office:value-type="float" office:value="24222" table:style-name="ce10">
            <text:p><text:s/>24,222<text:s/></text:p>
          </table:table-cell>
          <table:table-cell office:value-type="percentage" office:value="2.0089588706393376E-2" table:formula="msoxl:=(B15-B14)/B15" table:style-name="ce6">
            <text:p>2%</text:p>
          </table:table-cell>
          <table:table-cell office:value-type="float" office:value="1052.4285714285713" table:formula="msoxl:=B15 / (A15/2)" table:style-name="ce10">
            <text:p><text:s/>1,052<text:s/></text:p>
          </table:table-cell>
          <table:table-cell office:value-type="float" office:value="0.58468253968253958" table:formula="msoxl:=E15*2/60/60" table:style-name="ce61">
            <text:p><text:s/>0.58<text:s/></text:p>
          </table:table-cell>
          <table:table-cell office:value-type="float" office:value="4200.2073759573759" table:formula="msoxl:=E15+G14" table:style-name="ce10">
            <text:p><text:s/>4,200<text:s/></text:p>
          </table:table-cell>
          <table:table-cell office:value-type="float" office:value="2.3334485421985418" table:formula="msoxl:=G15*2/60/60" table:style-name="ce61">
            <text:p><text:s/>2.33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532" table:formula="msoxl:=C16-C15" table:style-name="ce10">
            <text:p><text:s/>7,532<text:s/></text:p>
          </table:table-cell>
          <table:table-cell office:value-type="float" office:value="31754" table:style-name="ce10">
            <text:p><text:s/>31,754<text:s/></text:p>
          </table:table-cell>
          <table:table-cell office:value-type="percentage" office:value="2.1906532129580457E-2" table:formula="msoxl:=(B16-B15)/B16" table:style-name="ce6">
            <text:p>2%</text:p>
          </table:table-cell>
          <table:table-cell office:value-type="float" office:value="1004.2666666666667" table:formula="msoxl:=B16 / (A16/2)" table:style-name="ce10">
            <text:p><text:s/>1,004<text:s/></text:p>
          </table:table-cell>
          <table:table-cell office:value-type="float" office:value="0.55792592592592583" table:formula="msoxl:=E16*2/60/60" table:style-name="ce61">
            <text:p><text:s/>0.56<text:s/></text:p>
          </table:table-cell>
          <table:table-cell office:value-type="float" office:value="5204.4740426240423" table:formula="msoxl:=E16+G15" table:style-name="ce10">
            <text:p><text:s/>5,204<text:s/></text:p>
          </table:table-cell>
          <table:table-cell office:value-type="float" office:value="2.891374468124468" table:formula="msoxl:=G16*2/60/60" table:style-name="ce61">
            <text:p><text:s/>2.89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2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984" table:formula="msoxl:=C17-C16" table:style-name="ce10">
            <text:p><text:s/>16,984<text:s/></text:p>
          </table:table-cell>
          <table:table-cell office:value-type="float" office:value="48738" table:style-name="ce10">
            <text:p><text:s/>48,738<text:s/></text:p>
          </table:table-cell>
          <table:table-cell office:value-type="percentage" office:value="0.55652378709373529" table:formula="msoxl:=(B17-B16)/B17" table:style-name="ce6">
            <text:p>56%</text:p>
          </table:table-cell>
          <table:table-cell office:value-type="float" office:value="2123" table:formula="msoxl:=B17 / (A17/2)" table:style-name="ce10">
            <text:p><text:s/>2,123<text:s/></text:p>
          </table:table-cell>
          <table:table-cell office:value-type="float" office:value="1.1794444444444445" table:formula="msoxl:=E17*2/60/60" table:style-name="ce61">
            <text:p><text:s/>1.18<text:s/></text:p>
          </table:table-cell>
          <table:table-cell office:value-type="float" office:value="7327.4740426240423" table:formula="msoxl:=E17+G16" table:style-name="ce10">
            <text:p><text:s/>7,327<text:s/></text:p>
          </table:table-cell>
          <table:table-cell office:value-type="float" office:value="4.0708189125689129" table:formula="msoxl:=G17*2/60/60" table:style-name="ce61">
            <text:p><text:s/>4.07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283" table:formula="msoxl:=C18-C17" table:style-name="ce10">
            <text:p><text:s/>17,283<text:s/></text:p>
          </table:table-cell>
          <table:table-cell office:value-type="float" office:value="66021" table:style-name="ce10">
            <text:p><text:s/>66,021<text:s/></text:p>
          </table:table-cell>
          <table:table-cell office:value-type="percentage" office:value="1.7300237227333218E-2" table:formula="msoxl:=(B18-B17)/B18" table:style-name="ce6">
            <text:p>2%</text:p>
          </table:table-cell>
          <table:table-cell office:value-type="float" office:value="2033.2941176470588" table:formula="msoxl:=B18 / (A18/2)" table:style-name="ce10">
            <text:p><text:s/>2,033<text:s/></text:p>
          </table:table-cell>
          <table:table-cell office:value-type="float" office:value="1.1296078431372549" table:formula="msoxl:=E18*2/60/60" table:style-name="ce61">
            <text:p><text:s/>1.13<text:s/></text:p>
          </table:table-cell>
          <table:table-cell office:value-type="float" office:value="9360.7681602711018" table:formula="msoxl:=E18+G17" table:style-name="ce10">
            <text:p><text:s/>9,361<text:s/></text:p>
          </table:table-cell>
          <table:table-cell office:value-type="float" office:value="5.2004267557061672" table:formula="msoxl:=G18*2/60/60" table:style-name="ce61">
            <text:p><text:s/>5.20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619" table:formula="msoxl:=C19-C18" table:style-name="ce10">
            <text:p><text:s/>17,619<text:s/></text:p>
          </table:table-cell>
          <table:table-cell office:value-type="float" office:value="83640" table:style-name="ce10">
            <text:p><text:s/>83,640<text:s/></text:p>
          </table:table-cell>
          <table:table-cell office:value-type="percentage" office:value="1.9070321811680571E-2" table:formula="msoxl:=(B19-B18)/B19" table:style-name="ce6">
            <text:p>2%</text:p>
          </table:table-cell>
          <table:table-cell office:value-type="float" office:value="1957.6666666666667" table:formula="msoxl:=B19 / (A19/2)" table:style-name="ce10">
            <text:p><text:s/>1,958<text:s/></text:p>
          </table:table-cell>
          <table:table-cell office:value-type="float" office:value="1.0875925925925927" table:formula="msoxl:=E19*2/60/60" table:style-name="ce61">
            <text:p><text:s/>1.09<text:s/></text:p>
          </table:table-cell>
          <table:table-cell office:value-type="float" office:value="11318.434826937768" table:formula="msoxl:=E19+G18" table:style-name="ce10">
            <text:p><text:s/>11,318<text:s/></text:p>
          </table:table-cell>
          <table:table-cell office:value-type="float" office:value="6.2880193482987599" table:formula="msoxl:=G19*2/60/60" table:style-name="ce61">
            <text:p><text:s/>6.29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993" table:formula="msoxl:=C20-C19" table:style-name="ce10">
            <text:p><text:s/>17,993<text:s/></text:p>
          </table:table-cell>
          <table:table-cell office:value-type="float" office:value="101633" table:style-name="ce10">
            <text:p><text:s/>101,633<text:s/></text:p>
          </table:table-cell>
          <table:table-cell office:value-type="percentage" office:value="2.0785861168232091E-2" table:formula="msoxl:=(B20-B19)/B20" table:style-name="ce6">
            <text:p>2%</text:p>
          </table:table-cell>
          <table:table-cell office:value-type="float" office:value="1894" table:formula="msoxl:=B20 / (A20/2)" table:style-name="ce10">
            <text:p><text:s/>1,894<text:s/></text:p>
          </table:table-cell>
          <table:table-cell office:value-type="float" office:value="1.0522222222222222" table:formula="msoxl:=E20*2/60/60" table:style-name="ce61">
            <text:p><text:s/>1.05<text:s/></text:p>
          </table:table-cell>
          <table:table-cell office:value-type="float" office:value="13212.434826937768" table:formula="msoxl:=E20+G19" table:style-name="ce10">
            <text:p><text:s/>13,212<text:s/></text:p>
          </table:table-cell>
          <table:table-cell office:value-type="float" office:value="7.3402415705209823" table:formula="msoxl:=G20*2/60/60" table:style-name="ce61">
            <text:p><text:s/>7.34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409" table:formula="msoxl:=C21-C20" table:style-name="ce10">
            <text:p><text:s/>18,409<text:s/></text:p>
          </table:table-cell>
          <table:table-cell office:value-type="float" office:value="120042" table:style-name="ce10">
            <text:p><text:s/>120,042<text:s/></text:p>
          </table:table-cell>
          <table:table-cell office:value-type="percentage" office:value="2.2597642457493617E-2" table:formula="msoxl:=(B21-B20)/B21" table:style-name="ce6">
            <text:p>2%</text:p>
          </table:table-cell>
          <table:table-cell office:value-type="float" office:value="1840.9" table:formula="msoxl:=B21 / (A21/2)" table:style-name="ce10">
            <text:p><text:s/>1,841<text:s/></text:p>
          </table:table-cell>
          <table:table-cell office:value-type="float" office:value="1.0227222222222223" table:formula="msoxl:=E21*2/60/60" table:style-name="ce61">
            <text:p><text:s/>1.02<text:s/></text:p>
          </table:table-cell>
          <table:table-cell office:value-type="float" office:value="15053.334826937768" table:formula="msoxl:=E21+G20" table:style-name="ce10">
            <text:p><text:s/>15,053<text:s/></text:p>
          </table:table-cell>
          <table:table-cell office:value-type="float" office:value="8.362963792743205" table:formula="msoxl:=G21*2/60/60" table:style-name="ce61">
            <text:p><text:s/>8.36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870" table:formula="msoxl:=C22-C21" table:style-name="ce10">
            <text:p><text:s/>18,870<text:s/></text:p>
          </table:table-cell>
          <table:table-cell office:value-type="float" office:value="138912" table:style-name="ce10">
            <text:p><text:s/>138,912<text:s/></text:p>
          </table:table-cell>
          <table:table-cell office:value-type="percentage" office:value="2.4430312665606784E-2" table:formula="msoxl:=(B22-B21)/B22" table:style-name="ce6">
            <text:p>2%</text:p>
          </table:table-cell>
          <table:table-cell office:value-type="float" office:value="1797.1428571428571" table:formula="msoxl:=B22 / (A22/2)" table:style-name="ce10">
            <text:p><text:s/>1,797<text:s/></text:p>
          </table:table-cell>
          <table:table-cell office:value-type="float" office:value="0.99841269841269842" table:formula="msoxl:=E22*2/60/60" table:style-name="ce61">
            <text:p><text:s/>1.00<text:s/></text:p>
          </table:table-cell>
          <table:table-cell office:value-type="float" office:value="16850.477684080626" table:formula="msoxl:=E22+G21" table:style-name="ce10">
            <text:p><text:s/>16,850<text:s/></text:p>
          </table:table-cell>
          <table:table-cell office:value-type="float" office:value="9.3613764911559034" table:formula="msoxl:=G22*2/60/60" table:style-name="ce61">
            <text:p><text:s/>9.36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627" table:formula="msoxl:=C23-C22" table:style-name="ce10">
            <text:p><text:s/>53,627<text:s/></text:p>
          </table:table-cell>
          <table:table-cell office:value-type="float" office:value="192539" table:style-name="ce10">
            <text:p><text:s/>192,539<text:s/></text:p>
          </table:table-cell>
          <table:table-cell office:value-type="percentage" office:value="0.64812501165457703" table:formula="msoxl:=(B23-B22)/B23" table:style-name="ce6">
            <text:p>65%</text:p>
          </table:table-cell>
          <table:table-cell office:value-type="float" office:value="4875.181818181818" table:formula="msoxl:=B23 / (A23/2)" table:style-name="ce10">
            <text:p><text:s/>4,875<text:s/></text:p>
          </table:table-cell>
          <table:table-cell office:value-type="float" office:value="2.7084343434343432" table:formula="msoxl:=E23*2/60/60" table:style-name="ce61">
            <text:p><text:s/>2.71<text:s/></text:p>
          </table:table-cell>
          <table:table-cell office:value-type="float" office:value="21725.659502262446" table:formula="msoxl:=E23+G22" table:style-name="ce10">
            <text:p><text:s/>21,726<text:s/></text:p>
          </table:table-cell>
          <table:table-cell office:value-type="float" office:value="12.069810834590248" table:formula="msoxl:=G23*2/60/60" table:style-name="ce61">
            <text:p><text:s/>12.07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6081" table:formula="msoxl:=C24-C23" table:style-name="ce10">
            <text:p><text:s/>56,081<text:s/></text:p>
          </table:table-cell>
          <table:table-cell office:value-type="float" office:value="248620" table:style-name="ce10">
            <text:p><text:s/>248,620<text:s/></text:p>
          </table:table-cell>
          <table:table-cell office:value-type="percentage" office:value="4.3758135553930919E-2" table:formula="msoxl:=(B24-B23)/B24" table:style-name="ce6">
            <text:p>4%</text:p>
          </table:table-cell>
          <table:table-cell office:value-type="float" office:value="4876.608695652174" table:formula="msoxl:=B24 / (A24/2)" table:style-name="ce10">
            <text:p><text:s/>4,877<text:s/></text:p>
          </table:table-cell>
          <table:table-cell office:value-type="float" office:value="2.7092270531400966" table:formula="msoxl:=E24*2/60/60" table:style-name="ce61">
            <text:p><text:s/>2.71<text:s/></text:p>
          </table:table-cell>
          <table:table-cell office:value-type="float" office:value="26602.268197914622" table:formula="msoxl:=E24+G23" table:style-name="ce10">
            <text:p><text:s/>26,602<text:s/></text:p>
          </table:table-cell>
          <table:table-cell office:value-type="float" office:value="14.779037887730345" table:formula="msoxl:=G24*2/60/60" table:style-name="ce61">
            <text:p><text:s/>14.78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8957" table:formula="msoxl:=C25-C24" table:style-name="ce10">
            <text:p><text:s/>58,957<text:s/></text:p>
          </table:table-cell>
          <table:table-cell office:value-type="float" office:value="307577" table:style-name="ce10">
            <text:p><text:s/>307,577<text:s/></text:p>
          </table:table-cell>
          <table:table-cell office:value-type="percentage" office:value="4.8781315195820685E-2" table:formula="msoxl:=(B25-B24)/B25" table:style-name="ce6">
            <text:p>5%</text:p>
          </table:table-cell>
          <table:table-cell office:value-type="float" office:value="4913.083333333333" table:formula="msoxl:=B25 / (A25/2)" table:style-name="ce10">
            <text:p><text:s/>4,913<text:s/></text:p>
          </table:table-cell>
          <table:table-cell office:value-type="float" office:value="2.7294907407407409" table:formula="msoxl:=E25*2/60/60" table:style-name="ce61">
            <text:p><text:s/>2.73<text:s/></text:p>
          </table:table-cell>
          <table:table-cell office:value-type="float" office:value="31515.351531247954" table:formula="msoxl:=E25+G24" table:style-name="ce10">
            <text:p><text:s/>31,515<text:s/></text:p>
          </table:table-cell>
          <table:table-cell office:value-type="float" office:value="17.508528628471087" table:formula="msoxl:=G25*2/60/60" table:style-name="ce61">
            <text:p><text:s/>17.51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2297" table:formula="msoxl:=C26-C25" table:style-name="ce10">
            <text:p><text:s/>62,297<text:s/></text:p>
          </table:table-cell>
          <table:table-cell office:value-type="float" office:value="369874" table:style-name="ce10">
            <text:p><text:s/>369,874<text:s/></text:p>
          </table:table-cell>
          <table:table-cell office:value-type="percentage" office:value="5.3614138722570912E-2" table:formula="msoxl:=(B26-B25)/B26" table:style-name="ce6">
            <text:p>5%</text:p>
          </table:table-cell>
          <table:table-cell office:value-type="float" office:value="4983.76" table:formula="msoxl:=B26 / (A26/2)" table:style-name="ce10">
            <text:p><text:s/>4,984<text:s/></text:p>
          </table:table-cell>
          <table:table-cell office:value-type="float" office:value="2.7687555555555559" table:formula="msoxl:=E26*2/60/60" table:style-name="ce61">
            <text:p><text:s/>2.77<text:s/></text:p>
          </table:table-cell>
          <table:table-cell office:value-type="float" office:value="36499.111531247952" table:formula="msoxl:=E26+G25" table:style-name="ce10">
            <text:p><text:s/>36,499<text:s/></text:p>
          </table:table-cell>
          <table:table-cell office:value-type="float" office:value="20.277284184026641" table:formula="msoxl:=G26*2/60/60" table:style-name="ce61">
            <text:p><text:s/>20.28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6155" table:formula="msoxl:=C27-C26" table:style-name="ce10">
            <text:p><text:s/>66,155<text:s/></text:p>
          </table:table-cell>
          <table:table-cell office:value-type="float" office:value="436029" table:style-name="ce10">
            <text:p><text:s/>436,029<text:s/></text:p>
          </table:table-cell>
          <table:table-cell office:value-type="percentage" office:value="5.8317587483939233E-2" table:formula="msoxl:=(B27-B26)/B27" table:style-name="ce6">
            <text:p>6%</text:p>
          </table:table-cell>
          <table:table-cell office:value-type="float" office:value="5088.8461538461543" table:formula="msoxl:=B27 / (A27/2)" table:style-name="ce10">
            <text:p><text:s/>5,089<text:s/></text:p>
          </table:table-cell>
          <table:table-cell office:value-type="float" office:value="2.8271367521367523" table:formula="msoxl:=E27*2/60/60" table:style-name="ce61">
            <text:p><text:s/>2.83<text:s/></text:p>
          </table:table-cell>
          <table:table-cell office:value-type="float" office:value="41587.957685094108" table:formula="msoxl:=E27+G26" table:style-name="ce10">
            <text:p><text:s/>41,588<text:s/></text:p>
          </table:table-cell>
          <table:table-cell office:value-type="float" office:value="23.104420936163397" table:formula="msoxl:=G27*2/60/60" table:style-name="ce61">
            <text:p><text:s/>23.10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0584" table:formula="msoxl:=C28-C27" table:style-name="ce10">
            <text:p><text:s/>70,584<text:s/></text:p>
          </table:table-cell>
          <table:table-cell office:value-type="float" office:value="506613" table:style-name="ce10">
            <text:p><text:s/>506,613<text:s/></text:p>
          </table:table-cell>
          <table:table-cell office:value-type="percentage" office:value="6.2747931542559227E-2" table:formula="msoxl:=(B28-B27)/B28" table:style-name="ce6">
            <text:p>6%</text:p>
          </table:table-cell>
          <table:table-cell office:value-type="float" office:value="5228.4444444444443" table:formula="msoxl:=B28 / (A28/2)" table:style-name="ce10">
            <text:p><text:s/>5,228<text:s/></text:p>
          </table:table-cell>
          <table:table-cell office:value-type="float" office:value="2.9046913580246914" table:formula="msoxl:=E28*2/60/60" table:style-name="ce61">
            <text:p><text:s/>2.90<text:s/></text:p>
          </table:table-cell>
          <table:table-cell office:value-type="float" office:value="46816.402129538554" table:formula="msoxl:=E28+G27" table:style-name="ce10">
            <text:p><text:s/>46,816<text:s/></text:p>
          </table:table-cell>
          <table:table-cell office:value-type="float" office:value="26.009112294188085" table:formula="msoxl:=G28*2/60/60" table:style-name="ce61">
            <text:p><text:s/>26.01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5647" table:formula="msoxl:=C29-C28" table:style-name="ce10">
            <text:p><text:s/>75,647<text:s/></text:p>
          </table:table-cell>
          <table:table-cell office:value-type="float" office:value="582260" table:style-name="ce10">
            <text:p><text:s/>582,260<text:s/></text:p>
          </table:table-cell>
          <table:table-cell office:value-type="percentage" office:value="6.6929289991671845E-2" table:formula="msoxl:=(B29-B28)/B29" table:style-name="ce6">
            <text:p>7%</text:p>
          </table:table-cell>
          <table:table-cell office:value-type="float" office:value="5403.3571428571431" table:formula="msoxl:=B29 / (A29/2)" table:style-name="ce10">
            <text:p><text:s/>5,403<text:s/></text:p>
          </table:table-cell>
          <table:table-cell office:value-type="float" office:value="3.0018650793650798" table:formula="msoxl:=E29*2/60/60" table:style-name="ce61">
            <text:p><text:s/>3.00<text:s/></text:p>
          </table:table-cell>
          <table:table-cell office:value-type="float" office:value="52219.759272395699" table:formula="msoxl:=E29+G28" table:style-name="ce10">
            <text:p><text:s/>52,220<text:s/></text:p>
          </table:table-cell>
          <table:table-cell office:value-type="float" office:value="29.010977373553164" table:formula="msoxl:=G29*2/60/60" table:style-name="ce61">
            <text:p><text:s/>29.01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1407" table:formula="msoxl:=C30-C29" table:style-name="ce10">
            <text:p><text:s/>81,407<text:s/></text:p>
          </table:table-cell>
          <table:table-cell office:value-type="float" office:value="663667" table:style-name="ce10">
            <text:p><text:s/>663,667<text:s/></text:p>
          </table:table-cell>
          <table:table-cell office:value-type="percentage" office:value="7.0755586128956965E-2" table:formula="msoxl:=(B30-B29)/B30" table:style-name="ce6">
            <text:p>7%</text:p>
          </table:table-cell>
          <table:table-cell office:value-type="float" office:value="5614.2758620689656" table:formula="msoxl:=B30 / (A30/2)" table:style-name="ce10">
            <text:p><text:s/>5,614<text:s/></text:p>
          </table:table-cell>
          <table:table-cell office:value-type="float" office:value="3.1190421455938702" table:formula="msoxl:=E30*2/60/60" table:style-name="ce61">
            <text:p><text:s/>3.12<text:s/></text:p>
          </table:table-cell>
          <table:table-cell office:value-type="float" office:value="57834.035134464662" table:formula="msoxl:=E30+G29" table:style-name="ce10">
            <text:p><text:s/>57,834<text:s/></text:p>
          </table:table-cell>
          <table:table-cell office:value-type="float" office:value="32.130019519147034" table:formula="msoxl:=G30*2/60/60" table:style-name="ce61">
            <text:p><text:s/>32.13<text:s/></text:p>
          </table:table-cell>
          <table:table-cell office:value-type="string" table:style-name="ce1">
            <text:p>the Novice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7940" table:formula="msoxl:=C31-C30" table:style-name="ce10">
            <text:p><text:s/>87,940<text:s/></text:p>
          </table:table-cell>
          <table:table-cell office:value-type="float" office:value="751607" table:style-name="ce10">
            <text:p><text:s/>751,607<text:s/></text:p>
          </table:table-cell>
          <table:table-cell office:value-type="percentage" office:value="7.4289288151012059E-2" table:formula="msoxl:=(B31-B30)/B31" table:style-name="ce6">
            <text:p>7%</text:p>
          </table:table-cell>
          <table:table-cell office:value-type="float" office:value="5862.666666666667" table:formula="msoxl:=B31 / (A31/2)" table:style-name="ce10">
            <text:p><text:s/>5,863<text:s/></text:p>
          </table:table-cell>
          <table:table-cell office:value-type="float" office:value="3.2570370370370374" table:formula="msoxl:=E31*2/60/60" table:style-name="ce61">
            <text:p><text:s/>3.26<text:s/></text:p>
          </table:table-cell>
          <table:table-cell office:value-type="float" office:value="63696.701801131327" table:formula="msoxl:=E31+G30" table:style-name="ce10">
            <text:p><text:s/>63,697<text:s/></text:p>
          </table:table-cell>
          <table:table-cell office:value-type="float" office:value="35.387056556184071" table:formula="msoxl:=G31*2/60/60" table:style-name="ce61">
            <text:p><text:s/>35.39<text:s/></text:p>
          </table:table-cell>
          <table:table-cell office:value-type="string" table:style-name="ce1">
            <text:p>the learned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5322" table:formula="msoxl:=C32-C31" table:style-name="ce10">
            <text:p><text:s/>95,322<text:s/></text:p>
          </table:table-cell>
          <table:table-cell office:value-type="float" office:value="846929" table:style-name="ce10">
            <text:p><text:s/>846,929<text:s/></text:p>
          </table:table-cell>
          <table:table-cell office:value-type="percentage" office:value="7.7442772917060074E-2" table:formula="msoxl:=(B32-B31)/B32" table:style-name="ce6">
            <text:p>8%</text:p>
          </table:table-cell>
          <table:table-cell office:value-type="float" office:value="6149.8064516129034" table:formula="msoxl:=B32 / (A32/2)" table:style-name="ce10">
            <text:p><text:s/>6,150<text:s/></text:p>
          </table:table-cell>
          <table:table-cell office:value-type="float" office:value="3.4165591397849462" table:formula="msoxl:=E32*2/60/60" table:style-name="ce61">
            <text:p><text:s/>3.42<text:s/></text:p>
          </table:table-cell>
          <table:table-cell office:value-type="float" office:value="69846.508252744228" table:formula="msoxl:=E32+G31" table:style-name="ce10">
            <text:p><text:s/>69,847<text:s/></text:p>
          </table:table-cell>
          <table:table-cell office:value-type="float" office:value="38.803615695969015" table:formula="msoxl:=G32*2/60/60" table:style-name="ce61">
            <text:p><text:s/>38.80<text:s/></text:p>
          </table:table-cell>
          <table:table-cell office:value-type="string" table:style-name="ce1">
            <text:p>the learned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3640" table:formula="msoxl:=C33-C32" table:style-name="ce10">
            <text:p><text:s/>103,640<text:s/></text:p>
          </table:table-cell>
          <table:table-cell office:value-type="float" office:value="950569" table:style-name="ce10">
            <text:p><text:s/>950,569<text:s/></text:p>
          </table:table-cell>
          <table:table-cell office:value-type="percentage" office:value="8.0258587417985333E-2" table:formula="msoxl:=(B33-B32)/B33" table:style-name="ce6">
            <text:p>8%</text:p>
          </table:table-cell>
          <table:table-cell office:value-type="float" office:value="6477.5" table:formula="msoxl:=B33 / (A33/2)" table:style-name="ce10">
            <text:p><text:s/>6,478<text:s/></text:p>
          </table:table-cell>
          <table:table-cell office:value-type="float" office:value="3.598611111111111" table:formula="msoxl:=E33*2/60/60" table:style-name="ce61">
            <text:p><text:s/>3.60<text:s/></text:p>
          </table:table-cell>
          <table:table-cell office:value-type="float" office:value="76324.008252744228" table:formula="msoxl:=E33+G32" table:style-name="ce10">
            <text:p><text:s/>76,324<text:s/></text:p>
          </table:table-cell>
          <table:table-cell office:value-type="float" office:value="42.402226807080133" table:formula="msoxl:=G33*2/60/60" table:style-name="ce61">
            <text:p><text:s/>42.40<text:s/></text:p>
          </table:table-cell>
          <table:table-cell office:value-type="string" table:style-name="ce1">
            <text:p>the learned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2989" table:formula="msoxl:=C34-C33" table:style-name="ce10">
            <text:p><text:s/>112,989<text:s/></text:p>
          </table:table-cell>
          <table:table-cell office:value-type="float" office:value="1063558" table:style-name="ce10">
            <text:p><text:s/>1,063,558<text:s/></text:p>
          </table:table-cell>
          <table:table-cell office:value-type="percentage" office:value="8.2742567860588201E-2" table:formula="msoxl:=(B34-B33)/B34" table:style-name="ce6">
            <text:p>8%</text:p>
          </table:table-cell>
          <table:table-cell office:value-type="float" office:value="6847.818181818182" table:formula="msoxl:=B34 / (A34/2)" table:style-name="ce10">
            <text:p><text:s/>6,848<text:s/></text:p>
          </table:table-cell>
          <table:table-cell office:value-type="float" office:value="3.8043434343434348" table:formula="msoxl:=E34*2/60/60" table:style-name="ce61">
            <text:p><text:s/>3.80<text:s/></text:p>
          </table:table-cell>
          <table:table-cell office:value-type="float" office:value="83171.826434562405" table:formula="msoxl:=E34+G33" table:style-name="ce10">
            <text:p><text:s/>83,172<text:s/></text:p>
          </table:table-cell>
          <table:table-cell office:value-type="float" office:value="46.206570241423563" table:formula="msoxl:=G34*2/60/60" table:style-name="ce61">
            <text:p><text:s/>46.21<text:s/></text:p>
          </table:table-cell>
          <table:table-cell office:value-type="string" table:style-name="ce1">
            <text:p>the learned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23469" table:formula="msoxl:=C35-C34" table:style-name="ce10">
            <text:p><text:s/>123,469<text:s/></text:p>
          </table:table-cell>
          <table:table-cell office:value-type="float" office:value="1187027" table:style-name="ce10">
            <text:p><text:s/>1,187,027<text:s/></text:p>
          </table:table-cell>
          <table:table-cell office:value-type="percentage" office:value="8.4879605407025244E-2" table:formula="msoxl:=(B35-B34)/B35" table:style-name="ce6">
            <text:p>8%</text:p>
          </table:table-cell>
          <table:table-cell office:value-type="float" office:value="7262.8823529411766" table:formula="msoxl:=B35 / (A35/2)" table:style-name="ce10">
            <text:p><text:s/>7,263<text:s/></text:p>
          </table:table-cell>
          <table:table-cell office:value-type="float" office:value="4.0349346405228754" table:formula="msoxl:=E35*2/60/60" table:style-name="ce61">
            <text:p><text:s/>4.03<text:s/></text:p>
          </table:table-cell>
          <table:table-cell office:value-type="float" office:value="90434.70878750358" table:formula="msoxl:=E35+G34" table:style-name="ce10">
            <text:p><text:s/>90,435<text:s/></text:p>
          </table:table-cell>
          <table:table-cell office:value-type="float" office:value="50.241504881946433" table:formula="msoxl:=G35*2/60/60" table:style-name="ce61">
            <text:p><text:s/>50.24<text:s/></text:p>
          </table:table-cell>
          <table:table-cell office:value-type="string" table:style-name="ce1">
            <text:p>the learned Initiate of Bardic Gallantries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35193" table:formula="msoxl:=C36-C35" table:style-name="ce10">
            <text:p><text:s/>135,193<text:s/></text:p>
          </table:table-cell>
          <table:table-cell office:value-type="float" office:value="1322220" table:style-name="ce10">
            <text:p><text:s/>1,322,220<text:s/></text:p>
          </table:table-cell>
          <table:table-cell office:value-type="percentage" office:value="8.6720466296331913E-2" table:formula="msoxl:=(B36-B35)/B36" table:style-name="ce6">
            <text:p>9%</text:p>
          </table:table-cell>
          <table:table-cell office:value-type="float" office:value="7725.3142857142857" table:formula="msoxl:=B36 / (A36/2)" table:style-name="ce10">
            <text:p><text:s/>7,725<text:s/></text:p>
          </table:table-cell>
          <table:table-cell office:value-type="float" office:value="4.29184126984127" table:formula="msoxl:=E36*2/60/60" table:style-name="ce61">
            <text:p><text:s/>4.29<text:s/></text:p>
          </table:table-cell>
          <table:table-cell office:value-type="float" office:value="98160.023073217861" table:formula="msoxl:=E36+G35" table:style-name="ce10">
            <text:p><text:s/>98,160<text:s/></text:p>
          </table:table-cell>
          <table:table-cell office:value-type="float" office:value="54.533346151787697" table:formula="msoxl:=G36*2/60/60" table:style-name="ce61">
            <text:p><text:s/>54.53<text:s/></text:p>
          </table:table-cell>
          <table:table-cell office:value-type="string" table:style-name="ce1">
            <text:p>the Aspiring Acolyte of Bladesong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48279" table:formula="msoxl:=C37-C36" table:style-name="ce10">
            <text:p><text:s/>148,279<text:s/></text:p>
          </table:table-cell>
          <table:table-cell office:value-type="float" office:value="1470499" table:style-name="ce10">
            <text:p><text:s/>1,470,499<text:s/></text:p>
          </table:table-cell>
          <table:table-cell office:value-type="percentage" office:value="8.8252550934387206E-2" table:formula="msoxl:=(B37-B36)/B37" table:style-name="ce6">
            <text:p>9%</text:p>
          </table:table-cell>
          <table:table-cell office:value-type="float" office:value="8237.7222222222226" table:formula="msoxl:=B37 / (A37/2)" table:style-name="ce10">
            <text:p><text:s/>8,238<text:s/></text:p>
          </table:table-cell>
          <table:table-cell office:value-type="float" office:value="4.5765123456790118" table:formula="msoxl:=E37*2/60/60" table:style-name="ce61">
            <text:p><text:s/>4.58<text:s/></text:p>
          </table:table-cell>
          <table:table-cell office:value-type="float" office:value="106397.74529544008" table:formula="msoxl:=E37+G36" table:style-name="ce10">
            <text:p><text:s/>106,398<text:s/></text:p>
          </table:table-cell>
          <table:table-cell office:value-type="float" office:value="59.109858497466711" table:formula="msoxl:=G37*2/60/60" table:style-name="ce61">
            <text:p><text:s/>59.11<text:s/></text:p>
          </table:table-cell>
          <table:table-cell office:value-type="string" table:style-name="ce1">
            <text:p>the Aspiring Acolyte of Bladesong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2861" table:formula="msoxl:=C38-C37" table:style-name="ce10">
            <text:p><text:s/>162,861<text:s/></text:p>
          </table:table-cell>
          <table:table-cell office:value-type="float" office:value="1633360" table:style-name="ce10">
            <text:p><text:s/>1,633,360<text:s/></text:p>
          </table:table-cell>
          <table:table-cell office:value-type="percentage" office:value="8.9536475890483302E-2" table:formula="msoxl:=(B38-B37)/B38" table:style-name="ce6">
            <text:p>9%</text:p>
          </table:table-cell>
          <table:table-cell office:value-type="float" office:value="8803.2972972972966" table:formula="msoxl:=B38 / (A38/2)" table:style-name="ce10">
            <text:p><text:s/>8,803<text:s/></text:p>
          </table:table-cell>
          <table:table-cell office:value-type="float" office:value="4.8907207207207204" table:formula="msoxl:=E38*2/60/60" table:style-name="ce61">
            <text:p><text:s/>4.89<text:s/></text:p>
          </table:table-cell>
          <table:table-cell office:value-type="float" office:value="115201.04259273737" table:formula="msoxl:=E38+G37" table:style-name="ce10">
            <text:p><text:s/>115,201<text:s/></text:p>
          </table:table-cell>
          <table:table-cell office:value-type="float" office:value="64.000579218187426" table:formula="msoxl:=G38*2/60/60" table:style-name="ce61">
            <text:p><text:s/>64.00<text:s/></text:p>
          </table:table-cell>
          <table:table-cell office:value-type="string" table:style-name="ce1">
            <text:p>the Aspiring Acolyte of Bladesong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9080" table:formula="msoxl:=C39-C38" table:style-name="ce10">
            <text:p><text:s/>179,080<text:s/></text:p>
          </table:table-cell>
          <table:table-cell office:value-type="float" office:value="1812440" table:style-name="ce10">
            <text:p><text:s/>1,812,440<text:s/></text:p>
          </table:table-cell>
          <table:table-cell office:value-type="percentage" office:value="9.0568461023006475E-2" table:formula="msoxl:=(B39-B38)/B39" table:style-name="ce6">
            <text:p>9%</text:p>
          </table:table-cell>
          <table:table-cell office:value-type="float" office:value="9425.2631578947367" table:formula="msoxl:=B39 / (A39/2)" table:style-name="ce10">
            <text:p><text:s/>9,425<text:s/></text:p>
          </table:table-cell>
          <table:table-cell office:value-type="float" office:value="5.2362573099415206" table:formula="msoxl:=E39*2/60/60" table:style-name="ce61">
            <text:p><text:s/>5.24<text:s/></text:p>
          </table:table-cell>
          <table:table-cell office:value-type="float" office:value="124626.30575063211" table:formula="msoxl:=E39+G38" table:style-name="ce10">
            <text:p><text:s/>124,626<text:s/></text:p>
          </table:table-cell>
          <table:table-cell office:value-type="float" office:value="69.236836528128961" table:formula="msoxl:=G39*2/60/60" table:style-name="ce61">
            <text:p><text:s/>69.24<text:s/></text:p>
          </table:table-cell>
          <table:table-cell office:value-type="string" table:style-name="ce1">
            <text:p>the Aspiring Acolyte of Bladesong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7091" table:formula="msoxl:=C40-C39" table:style-name="ce10">
            <text:p><text:s/>197,091<text:s/></text:p>
          </table:table-cell>
          <table:table-cell office:value-type="float" office:value="2009531" table:style-name="ce10">
            <text:p><text:s/>2,009,531<text:s/></text:p>
          </table:table-cell>
          <table:table-cell office:value-type="percentage" office:value="9.1384182940875025E-2" table:formula="msoxl:=(B40-B39)/B40" table:style-name="ce6">
            <text:p>9%</text:p>
          </table:table-cell>
          <table:table-cell office:value-type="float" office:value="10107.23076923077" table:formula="msoxl:=B40 / (A40/2)" table:style-name="ce10">
            <text:p><text:s/>10,107<text:s/></text:p>
          </table:table-cell>
          <table:table-cell office:value-type="float" office:value="5.6151282051282054" table:formula="msoxl:=E40*2/60/60" table:style-name="ce61">
            <text:p><text:s/>5.62<text:s/></text:p>
          </table:table-cell>
          <table:table-cell office:value-type="float" office:value="134733.53651986289" table:formula="msoxl:=E40+G39" table:style-name="ce10">
            <text:p><text:s/>134,734<text:s/></text:p>
          </table:table-cell>
          <table:table-cell office:value-type="float" office:value="74.851964733257148" table:formula="msoxl:=G40*2/60/60" table:style-name="ce61">
            <text:p><text:s/>74.85<text:s/></text:p>
          </table:table-cell>
          <table:table-cell office:value-type="string" table:style-name="ce1">
            <text:p>the Aspiring Acolyte of Bladesong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17065" table:formula="msoxl:=C41-C40" table:style-name="ce10">
            <text:p><text:s/>217,065<text:s/></text:p>
          </table:table-cell>
          <table:table-cell office:value-type="float" office:value="2226596" table:style-name="ce10">
            <text:p><text:s/>2,226,596<text:s/></text:p>
          </table:table-cell>
          <table:table-cell office:value-type="percentage" office:value="9.2018519798217124E-2" table:formula="msoxl:=(B41-B40)/B41" table:style-name="ce6">
            <text:p>9%</text:p>
          </table:table-cell>
          <table:table-cell office:value-type="float" office:value="10853.25" table:formula="msoxl:=B41 / (A41/2)" table:style-name="ce10">
            <text:p><text:s/>10,853<text:s/></text:p>
          </table:table-cell>
          <table:table-cell office:value-type="float" office:value="6.0295833333333331" table:formula="msoxl:=E41*2/60/60" table:style-name="ce61">
            <text:p><text:s/>6.03<text:s/></text:p>
          </table:table-cell>
          <table:table-cell office:value-type="float" office:value="145586.78651986289" table:formula="msoxl:=E41+G40" table:style-name="ce10">
            <text:p><text:s/>145,587<text:s/></text:p>
          </table:table-cell>
          <table:table-cell office:value-type="float" office:value="80.881548066590497" table:formula="msoxl:=G41*2/60/60" table:style-name="ce61">
            <text:p><text:s/>80.88<text:s/></text:p>
          </table:table-cell>
          <table:table-cell office:value-type="string" table:style-name="ce1">
            <text:p>the Learned Acolyte of Bladesong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39180" table:formula="msoxl:=C42-C41" table:style-name="ce10">
            <text:p><text:s/>239,180<text:s/></text:p>
          </table:table-cell>
          <table:table-cell office:value-type="float" office:value="2465776" table:style-name="ce10">
            <text:p><text:s/>2,465,776<text:s/></text:p>
          </table:table-cell>
          <table:table-cell office:value-type="percentage" office:value="9.246174429300108E-2" table:formula="msoxl:=(B42-B41)/B42" table:style-name="ce6">
            <text:p>9%</text:p>
          </table:table-cell>
          <table:table-cell office:value-type="float" office:value="11667.317073170732" table:formula="msoxl:=B42 / (A42/2)" table:style-name="ce10">
            <text:p><text:s/>11,667<text:s/></text:p>
          </table:table-cell>
          <table:table-cell office:value-type="float" office:value="6.4818428184281851" table:formula="msoxl:=E42*2/60/60" table:style-name="ce61">
            <text:p><text:s/>6.48<text:s/></text:p>
          </table:table-cell>
          <table:table-cell office:value-type="float" office:value="157254.10359303362" table:formula="msoxl:=E42+G41" table:style-name="ce10">
            <text:p><text:s/>157,254<text:s/></text:p>
          </table:table-cell>
          <table:table-cell office:value-type="float" office:value="87.363390885018674" table:formula="msoxl:=G42*2/60/60" table:style-name="ce61">
            <text:p><text:s/>87.36<text:s/></text:p>
          </table:table-cell>
          <table:table-cell office:value-type="string" table:style-name="ce1">
            <text:p>the Learned Acolyte of Bladesong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68551" table:formula="msoxl:=C43-C42" table:style-name="ce10">
            <text:p><text:s/>268,551<text:s/></text:p>
          </table:table-cell>
          <table:table-cell office:value-type="float" office:value="2734327" table:style-name="ce10">
            <text:p><text:s/>2,734,327<text:s/></text:p>
          </table:table-cell>
          <table:table-cell office:value-type="percentage" office:value="0.10936842536426973" table:formula="msoxl:=(B43-B42)/B43" table:style-name="ce6">
            <text:p>11%</text:p>
          </table:table-cell>
          <table:table-cell office:value-type="float" office:value="12788.142857142857" table:formula="msoxl:=B43 / (A43/2)" table:style-name="ce10">
            <text:p><text:s/>12,788<text:s/></text:p>
          </table:table-cell>
          <table:table-cell office:value-type="float" office:value="7.1045238095238092" table:formula="msoxl:=E43*2/60/60" table:style-name="ce61">
            <text:p><text:s/>7.10<text:s/></text:p>
          </table:table-cell>
          <table:table-cell office:value-type="float" office:value="170042.24645017649" table:formula="msoxl:=E43+G42" table:style-name="ce10">
            <text:p><text:s/>170,042<text:s/></text:p>
          </table:table-cell>
          <table:table-cell office:value-type="float" office:value="94.4679146945425" table:formula="msoxl:=G43*2/60/60" table:style-name="ce61">
            <text:p><text:s/>94.47<text:s/></text:p>
          </table:table-cell>
          <table:table-cell office:value-type="string" table:style-name="ce1">
            <text:p>the Learned Acolyte of Bladesong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96409" table:formula="msoxl:=C44-C43" table:style-name="ce10">
            <text:p><text:s/>296,409<text:s/></text:p>
          </table:table-cell>
          <table:table-cell office:value-type="float" office:value="3030736" table:style-name="ce10">
            <text:p><text:s/>3,030,736<text:s/></text:p>
          </table:table-cell>
          <table:table-cell office:value-type="percentage" office:value="9.3985000455451759E-2" table:formula="msoxl:=(B44-B43)/B44" table:style-name="ce6">
            <text:p>9%</text:p>
          </table:table-cell>
          <table:table-cell office:value-type="float" office:value="13786.465116279071" table:formula="msoxl:=B44 / (A44/2)" table:style-name="ce10">
            <text:p><text:s/>13,786<text:s/></text:p>
          </table:table-cell>
          <table:table-cell office:value-type="float" office:value="7.6591472868217059" table:formula="msoxl:=E44*2/60/60" table:style-name="ce61">
            <text:p><text:s/>7.66<text:s/></text:p>
          </table:table-cell>
          <table:table-cell office:value-type="float" office:value="183828.71156645557" table:formula="msoxl:=E44+G43" table:style-name="ce10">
            <text:p><text:s/>183,829<text:s/></text:p>
          </table:table-cell>
          <table:table-cell office:value-type="float" office:value="102.12706198136421" table:formula="msoxl:=G44*2/60/60" table:style-name="ce61">
            <text:p><text:s/>102.13<text:s/></text:p>
          </table:table-cell>
          <table:table-cell office:value-type="string" table:style-name="ce1">
            <text:p>the Learned Acolyte of Bladesong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27231" table:formula="msoxl:=C45-C44" table:style-name="ce10">
            <text:p><text:s/>327,231<text:s/></text:p>
          </table:table-cell>
          <table:table-cell office:value-type="float" office:value="3357967" table:style-name="ce10">
            <text:p><text:s/>3,357,967<text:s/></text:p>
          </table:table-cell>
          <table:table-cell office:value-type="percentage" office:value="9.4190342602015087E-2" table:formula="msoxl:=(B45-B44)/B45" table:style-name="ce6">
            <text:p>9%</text:p>
          </table:table-cell>
          <table:table-cell office:value-type="float" office:value="14874.136363636364" table:formula="msoxl:=B45 / (A45/2)" table:style-name="ce10">
            <text:p><text:s/>14,874<text:s/></text:p>
          </table:table-cell>
          <table:table-cell office:value-type="float" office:value="8.2634090909090911" table:formula="msoxl:=E45*2/60/60" table:style-name="ce61">
            <text:p><text:s/>8.26<text:s/></text:p>
          </table:table-cell>
          <table:table-cell office:value-type="float" office:value="198702.84793009193" table:formula="msoxl:=E45+G44" table:style-name="ce10">
            <text:p><text:s/>198,703<text:s/></text:p>
          </table:table-cell>
          <table:table-cell office:value-type="float" office:value="110.3904710722733" table:formula="msoxl:=G45*2/60/60" table:style-name="ce61">
            <text:p><text:s/>110.39<text:s/></text:p>
          </table:table-cell>
          <table:table-cell office:value-type="string" table:style-name="ce1">
            <text:p>the Learned Acolyte of Bladesong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1301" table:formula="msoxl:=C46-C45" table:style-name="ce10">
            <text:p><text:s/>361,301<text:s/></text:p>
          </table:table-cell>
          <table:table-cell office:value-type="float" office:value="3719268" table:style-name="ce10">
            <text:p><text:s/>3,719,268<text:s/></text:p>
          </table:table-cell>
          <table:table-cell office:value-type="percentage" office:value="9.4298106011331276E-2" table:formula="msoxl:=(B46-B45)/B46" table:style-name="ce6">
            <text:p>9%</text:p>
          </table:table-cell>
          <table:table-cell office:value-type="float" office:value="16057.822222222223" table:formula="msoxl:=B46 / (A46/2)" table:style-name="ce10">
            <text:p><text:s/>16,058<text:s/></text:p>
          </table:table-cell>
          <table:table-cell office:value-type="float" office:value="8.9210123456790118" table:formula="msoxl:=E46*2/60/60" table:style-name="ce61">
            <text:p><text:s/>8.92<text:s/></text:p>
          </table:table-cell>
          <table:table-cell office:value-type="float" office:value="214760.67015231415" table:formula="msoxl:=E46+G45" table:style-name="ce10">
            <text:p><text:s/>214,761<text:s/></text:p>
          </table:table-cell>
          <table:table-cell office:value-type="float" office:value="119.3114834179523" table:formula="msoxl:=G46*2/60/60" table:style-name="ce61">
            <text:p><text:s/>119.31<text:s/></text:p>
          </table:table-cell>
          <table:table-cell office:value-type="string" table:style-name="ce1">
            <text:p>the Aspiring Journeyman of Bladesong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98919" table:formula="msoxl:=C47-C46" table:style-name="ce10">
            <text:p><text:s/>398,919<text:s/></text:p>
          </table:table-cell>
          <table:table-cell office:value-type="float" office:value="4118187" table:style-name="ce10">
            <text:p><text:s/>4,118,187<text:s/></text:p>
          </table:table-cell>
          <table:table-cell office:value-type="percentage" office:value="9.429984533200976E-2" table:formula="msoxl:=(B47-B46)/B47" table:style-name="ce6">
            <text:p>9%</text:p>
          </table:table-cell>
          <table:table-cell office:value-type="float" office:value="17344.304347826088" table:formula="msoxl:=B47 / (A47/2)" table:style-name="ce10">
            <text:p><text:s/>17,344<text:s/></text:p>
          </table:table-cell>
          <table:table-cell office:value-type="float" office:value="9.6357246376811609" table:formula="msoxl:=E47*2/60/60" table:style-name="ce61">
            <text:p><text:s/>9.64<text:s/></text:p>
          </table:table-cell>
          <table:table-cell office:value-type="float" office:value="232104.97450014023" table:formula="msoxl:=E47+G46" table:style-name="ce10">
            <text:p><text:s/>232,105<text:s/></text:p>
          </table:table-cell>
          <table:table-cell office:value-type="float" office:value="128.94720805563347" table:formula="msoxl:=G47*2/60/60" table:style-name="ce61">
            <text:p><text:s/>128.95<text:s/></text:p>
          </table:table-cell>
          <table:table-cell office:value-type="string" table:style-name="ce1">
            <text:p>the Aspiring Journeyman of Bladesong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0417" table:formula="msoxl:=C48-C47" table:style-name="ce10">
            <text:p><text:s/>440,417<text:s/></text:p>
          </table:table-cell>
          <table:table-cell office:value-type="float" office:value="4558604" table:style-name="ce10">
            <text:p><text:s/>4,558,604<text:s/></text:p>
          </table:table-cell>
          <table:table-cell office:value-type="percentage" office:value="9.4224337389337831E-2" table:formula="msoxl:=(B48-B47)/B48" table:style-name="ce6">
            <text:p>9%</text:p>
          </table:table-cell>
          <table:table-cell office:value-type="float" office:value="18741.148936170212" table:formula="msoxl:=B48 / (A48/2)" table:style-name="ce10">
            <text:p><text:s/>18,741<text:s/></text:p>
          </table:table-cell>
          <table:table-cell office:value-type="float" office:value="10.41174940898345" table:formula="msoxl:=E48*2/60/60" table:style-name="ce61">
            <text:p><text:s/>10.41<text:s/></text:p>
          </table:table-cell>
          <table:table-cell office:value-type="float" office:value="250846.12343631044" table:formula="msoxl:=E48+G47" table:style-name="ce10">
            <text:p><text:s/>250,846<text:s/></text:p>
          </table:table-cell>
          <table:table-cell office:value-type="float" office:value="139.35895746461694" table:formula="msoxl:=G48*2/60/60" table:style-name="ce61">
            <text:p><text:s/>139.36<text:s/></text:p>
          </table:table-cell>
          <table:table-cell office:value-type="string" table:style-name="ce1">
            <text:p>the Aspiring Journeyman of Bladesong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6155" table:formula="msoxl:=C49-C48" table:style-name="ce10">
            <text:p><text:s/>486,155<text:s/></text:p>
          </table:table-cell>
          <table:table-cell office:value-type="float" office:value="5044759" table:style-name="ce10">
            <text:p><text:s/>5,044,759<text:s/></text:p>
          </table:table-cell>
          <table:table-cell office:value-type="percentage" office:value="9.4081105820160243E-2" table:formula="msoxl:=(B49-B48)/B49" table:style-name="ce6">
            <text:p>9%</text:p>
          </table:table-cell>
          <table:table-cell office:value-type="float" office:value="20256.458333333332" table:formula="msoxl:=B49 / (A49/2)" table:style-name="ce10">
            <text:p><text:s/>20,256<text:s/></text:p>
          </table:table-cell>
          <table:table-cell office:value-type="float" office:value="11.253587962962962" table:formula="msoxl:=E49*2/60/60" table:style-name="ce61">
            <text:p><text:s/>11.25<text:s/></text:p>
          </table:table-cell>
          <table:table-cell office:value-type="float" office:value="271102.58176964376" table:formula="msoxl:=E49+G48" table:style-name="ce10">
            <text:p><text:s/>271,103<text:s/></text:p>
          </table:table-cell>
          <table:table-cell office:value-type="float" office:value="150.61254542757987" table:formula="msoxl:=G49*2/60/60" table:style-name="ce61">
            <text:p><text:s/>150.61<text:s/></text:p>
          </table:table-cell>
          <table:table-cell office:value-type="string" table:style-name="ce1">
            <text:p>the Aspiring Journeyman of Bladesong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36519" table:formula="msoxl:=C50-C49" table:style-name="ce10">
            <text:p><text:s/>536,519<text:s/></text:p>
          </table:table-cell>
          <table:table-cell office:value-type="float" office:value="5581278" table:style-name="ce10">
            <text:p><text:s/>5,581,278<text:s/></text:p>
          </table:table-cell>
          <table:table-cell office:value-type="percentage" office:value="9.3871792052098807E-2" table:formula="msoxl:=(B50-B49)/B50" table:style-name="ce6">
            <text:p>9%</text:p>
          </table:table-cell>
          <table:table-cell office:value-type="float" office:value="21898.734693877552" table:formula="msoxl:=B50 / (A50/2)" table:style-name="ce10">
            <text:p><text:s/>21,899<text:s/></text:p>
          </table:table-cell>
          <table:table-cell office:value-type="float" office:value="12.165963718820864" table:formula="msoxl:=E50*2/60/60" table:style-name="ce61">
            <text:p><text:s/>12.17<text:s/></text:p>
          </table:table-cell>
          <table:table-cell office:value-type="float" office:value="293001.31646352133" table:formula="msoxl:=E50+G49" table:style-name="ce10">
            <text:p><text:s/>293,001<text:s/></text:p>
          </table:table-cell>
          <table:table-cell office:value-type="float" office:value="162.77850914640072" table:formula="msoxl:=G50*2/60/60" table:style-name="ce61">
            <text:p><text:s/>162.78<text:s/></text:p>
          </table:table-cell>
          <table:table-cell office:value-type="string" table:style-name="ce1">
            <text:p>the Aspiring Journeyman of Bladesong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91935" table:formula="msoxl:=C51-C50" table:style-name="ce10">
            <text:p><text:s/>591,935<text:s/></text:p>
          </table:table-cell>
          <table:table-cell office:value-type="float" office:value="6173213" table:style-name="ce10">
            <text:p><text:s/>6,173,213<text:s/></text:p>
          </table:table-cell>
          <table:table-cell office:value-type="percentage" office:value="9.3618387153994953E-2" table:formula="msoxl:=(B51-B50)/B51" table:style-name="ce6">
            <text:p>9%</text:p>
          </table:table-cell>
          <table:table-cell office:value-type="float" office:value="23677.4" table:formula="msoxl:=B51 / (A51/2)" table:style-name="ce10">
            <text:p><text:s/>23,677<text:s/></text:p>
          </table:table-cell>
          <table:table-cell office:value-type="float" office:value="13.154111111111112" table:formula="msoxl:=E51*2/60/60" table:style-name="ce61">
            <text:p><text:s/>13.15<text:s/></text:p>
          </table:table-cell>
          <table:table-cell office:value-type="float" office:value="316678.71646352136" table:formula="msoxl:=E51+G50" table:style-name="ce10">
            <text:p><text:s/>316,679<text:s/></text:p>
          </table:table-cell>
          <table:table-cell office:value-type="float" office:value="175.93262025751184" table:formula="msoxl:=G51*2/60/60" table:style-name="ce61">
            <text:p><text:s/>175.93<text:s/></text:p>
          </table:table-cell>
          <table:table-cell office:value-type="string" table:style-name="ce1">
            <text:p>the Accomplished Journeyman of Bladesong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52860" table:formula="msoxl:=C52-C51" table:style-name="ce10">
            <text:p><text:s/>652,860<text:s/></text:p>
          </table:table-cell>
          <table:table-cell office:value-type="float" office:value="6826073" table:style-name="ce10">
            <text:p><text:s/>6,826,073<text:s/></text:p>
          </table:table-cell>
          <table:table-cell office:value-type="percentage" office:value="9.3320160524461598E-2" table:formula="msoxl:=(B52-B51)/B52" table:style-name="ce6">
            <text:p>9%</text:p>
          </table:table-cell>
          <table:table-cell office:value-type="float" office:value="25602.352941176472" table:formula="msoxl:=B52 / (A52/2)" table:style-name="ce10">
            <text:p><text:s/>25,602<text:s/></text:p>
          </table:table-cell>
          <table:table-cell office:value-type="float" office:value="14.223529411764707" table:formula="msoxl:=E52*2/60/60" table:style-name="ce61">
            <text:p><text:s/>14.22<text:s/></text:p>
          </table:table-cell>
          <table:table-cell office:value-type="float" office:value="342281.0694046978" table:formula="msoxl:=E52+G51" table:style-name="ce10">
            <text:p><text:s/>342,281<text:s/></text:p>
          </table:table-cell>
          <table:table-cell office:value-type="float" office:value="190.15614966927657" table:formula="msoxl:=G52*2/60/60" table:style-name="ce61">
            <text:p><text:s/>190.16<text:s/></text:p>
          </table:table-cell>
          <table:table-cell office:value-type="string" table:style-name="ce1">
            <text:p>the Accomplished Journeyman of Bladesong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19795" table:formula="msoxl:=C53-C52" table:style-name="ce10">
            <text:p><text:s/>719,795<text:s/></text:p>
          </table:table-cell>
          <table:table-cell office:value-type="float" office:value="7545868" table:style-name="ce10">
            <text:p><text:s/>7,545,868<text:s/></text:p>
          </table:table-cell>
          <table:table-cell office:value-type="percentage" office:value="9.2991754596794915E-2" table:formula="msoxl:=(B53-B52)/B53" table:style-name="ce6">
            <text:p>9%</text:p>
          </table:table-cell>
          <table:table-cell office:value-type="float" office:value="27684.423076923078" table:formula="msoxl:=B53 / (A53/2)" table:style-name="ce10">
            <text:p><text:s/>27,684<text:s/></text:p>
          </table:table-cell>
          <table:table-cell office:value-type="float" office:value="15.380235042735045" table:formula="msoxl:=E53*2/60/60" table:style-name="ce61">
            <text:p><text:s/>15.38<text:s/></text:p>
          </table:table-cell>
          <table:table-cell office:value-type="float" office:value="369965.49248162087" table:formula="msoxl:=E53+G52" table:style-name="ce10">
            <text:p><text:s/>369,965<text:s/></text:p>
          </table:table-cell>
          <table:table-cell office:value-type="float" office:value="205.5363847120116" table:formula="msoxl:=G53*2/60/60" table:style-name="ce61">
            <text:p><text:s/>205.54<text:s/></text:p>
          </table:table-cell>
          <table:table-cell office:value-type="string" table:style-name="ce1">
            <text:p>the Accomplished Journeyman of Bladesong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93277" table:formula="msoxl:=C54-C53" table:style-name="ce10">
            <text:p><text:s/>793,277<text:s/></text:p>
          </table:table-cell>
          <table:table-cell office:value-type="float" office:value="8339145" table:style-name="ce10">
            <text:p><text:s/>8,339,145<text:s/></text:p>
          </table:table-cell>
          <table:table-cell office:value-type="percentage" office:value="9.2630947323570453E-2" table:formula="msoxl:=(B54-B53)/B54" table:style-name="ce6">
            <text:p>9%</text:p>
          </table:table-cell>
          <table:table-cell office:value-type="float" office:value="29934.981132075471" table:formula="msoxl:=B54 / (A54/2)" table:style-name="ce10">
            <text:p><text:s/>29,935<text:s/></text:p>
          </table:table-cell>
          <table:table-cell office:value-type="float" office:value="16.630545073375263" table:formula="msoxl:=E54*2/60/60" table:style-name="ce61">
            <text:p><text:s/>16.63<text:s/></text:p>
          </table:table-cell>
          <table:table-cell office:value-type="float" office:value="399900.47361369635" table:formula="msoxl:=E54+G53" table:style-name="ce10">
            <text:p><text:s/>399,900<text:s/></text:p>
          </table:table-cell>
          <table:table-cell office:value-type="float" office:value="222.16692978538686" table:formula="msoxl:=G54*2/60/60" table:style-name="ce61">
            <text:p><text:s/>222.17<text:s/></text:p>
          </table:table-cell>
          <table:table-cell office:value-type="string" table:style-name="ce1">
            <text:p>the Accomplished Journeyman of Bladesong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73894" table:formula="msoxl:=C55-C54" table:style-name="ce10">
            <text:p><text:s/>873,894<text:s/></text:p>
          </table:table-cell>
          <table:table-cell office:value-type="float" office:value="9213039" table:style-name="ce10">
            <text:p><text:s/>9,213,039<text:s/></text:p>
          </table:table-cell>
          <table:table-cell office:value-type="percentage" office:value="9.2250318688536601E-2" table:formula="msoxl:=(B55-B54)/B55" table:style-name="ce6">
            <text:p>9%</text:p>
          </table:table-cell>
          <table:table-cell office:value-type="float" office:value="32366.444444444445" table:formula="msoxl:=B55 / (A55/2)" table:style-name="ce10">
            <text:p><text:s/>32,366<text:s/></text:p>
          </table:table-cell>
          <table:table-cell office:value-type="float" office:value="17.98135802469136" table:formula="msoxl:=E55*2/60/60" table:style-name="ce61">
            <text:p><text:s/>17.98<text:s/></text:p>
          </table:table-cell>
          <table:table-cell office:value-type="float" office:value="432266.91805814079" table:formula="msoxl:=E55+G54" table:style-name="ce10">
            <text:p><text:s/>432,267<text:s/></text:p>
          </table:table-cell>
          <table:table-cell office:value-type="float" office:value="240.14828781007822" table:formula="msoxl:=G55*2/60/60" table:style-name="ce61">
            <text:p><text:s/>240.15<text:s/></text:p>
          </table:table-cell>
          <table:table-cell office:value-type="string" table:style-name="ce1">
            <text:p>the Accomplished Journeyman of Bladesong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2281" table:formula="msoxl:=C56-C55" table:style-name="ce10">
            <text:p><text:s/>962,281<text:s/></text:p>
          </table:table-cell>
          <table:table-cell office:value-type="float" office:value="10175320" table:style-name="ce10">
            <text:p><text:s/>10,175,320<text:s/></text:p>
          </table:table-cell>
          <table:table-cell office:value-type="percentage" office:value="9.1851548560139912E-2" table:formula="msoxl:=(B56-B55)/B56" table:style-name="ce6">
            <text:p>9%</text:p>
          </table:table-cell>
          <table:table-cell office:value-type="float" office:value="34992.036363636362" table:formula="msoxl:=B56 / (A56/2)" table:style-name="ce10">
            <text:p><text:s/>34,992<text:s/></text:p>
          </table:table-cell>
          <table:table-cell office:value-type="float" office:value="19.4400202020202" table:formula="msoxl:=E56*2/60/60" table:style-name="ce61">
            <text:p><text:s/>19.44<text:s/></text:p>
          </table:table-cell>
          <table:table-cell office:value-type="float" office:value="467258.95442177716" table:formula="msoxl:=E56+G55" table:style-name="ce10">
            <text:p><text:s/>467,259<text:s/></text:p>
          </table:table-cell>
          <table:table-cell office:value-type="float" office:value="259.58830801209842" table:formula="msoxl:=G56*2/60/60" table:style-name="ce61">
            <text:p><text:s/>259.59<text:s/></text:p>
          </table:table-cell>
          <table:table-cell office:value-type="string" table:style-name="ce1">
            <text:p>the Aspiring Master of Bladesong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059127" table:formula="msoxl:=C57-C56" table:style-name="ce10">
            <text:p><text:s/>1,059,127<text:s/></text:p>
          </table:table-cell>
          <table:table-cell office:value-type="float" office:value="11234447" table:style-name="ce10">
            <text:p><text:s/>11,234,447<text:s/></text:p>
          </table:table-cell>
          <table:table-cell office:value-type="percentage" office:value="9.1439459101694126E-2" table:formula="msoxl:=(B57-B56)/B57" table:style-name="ce6">
            <text:p>9%</text:p>
          </table:table-cell>
          <table:table-cell office:value-type="float" office:value="37825.964285714283" table:formula="msoxl:=B57 / (A57/2)" table:style-name="ce10">
            <text:p><text:s/>37,826<text:s/></text:p>
          </table:table-cell>
          <table:table-cell office:value-type="float" office:value="21.0144246031746" table:formula="msoxl:=E57*2/60/60" table:style-name="ce61">
            <text:p><text:s/>21.01<text:s/></text:p>
          </table:table-cell>
          <table:table-cell office:value-type="float" office:value="505084.91870749142" table:formula="msoxl:=E57+G56" table:style-name="ce10">
            <text:p><text:s/>505,085<text:s/></text:p>
          </table:table-cell>
          <table:table-cell office:value-type="float" office:value="280.60273261527306" table:formula="msoxl:=G57*2/60/60" table:style-name="ce61">
            <text:p><text:s/>280.60<text:s/></text:p>
          </table:table-cell>
          <table:table-cell office:value-type="string" table:style-name="ce1">
            <text:p>the Aspiring Master of Bladesong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165177" table:formula="msoxl:=C58-C57" table:style-name="ce10">
            <text:p><text:s/>1,165,177<text:s/></text:p>
          </table:table-cell>
          <table:table-cell office:value-type="float" office:value="12399624" table:style-name="ce10">
            <text:p><text:s/>12,399,624<text:s/></text:p>
          </table:table-cell>
          <table:table-cell office:value-type="percentage" office:value="9.101621470386044E-2" table:formula="msoxl:=(B58-B57)/B58" table:style-name="ce6">
            <text:p>9%</text:p>
          </table:table-cell>
          <table:table-cell office:value-type="float" office:value="40883.403508771931" table:formula="msoxl:=B58 / (A58/2)" table:style-name="ce10">
            <text:p><text:s/>40,883<text:s/></text:p>
          </table:table-cell>
          <table:table-cell office:value-type="float" office:value="22.713001949317739" table:formula="msoxl:=E58*2/60/60" table:style-name="ce61">
            <text:p><text:s/>22.71<text:s/></text:p>
          </table:table-cell>
          <table:table-cell office:value-type="float" office:value="545968.32221626339" table:formula="msoxl:=E58+G57" table:style-name="ce10">
            <text:p><text:s/>545,968<text:s/></text:p>
          </table:table-cell>
          <table:table-cell office:value-type="float" office:value="303.31573456459074" table:formula="msoxl:=G58*2/60/60" table:style-name="ce61">
            <text:p><text:s/>303.32<text:s/></text:p>
          </table:table-cell>
          <table:table-cell office:value-type="string" table:style-name="ce1">
            <text:p>the Aspiring Master of Bladesong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281241" table:formula="msoxl:=C59-C58" table:style-name="ce10">
            <text:p><text:s/>1,281,241<text:s/></text:p>
          </table:table-cell>
          <table:table-cell office:value-type="float" office:value="13680865" table:style-name="ce10">
            <text:p><text:s/>13,680,865<text:s/></text:p>
          </table:table-cell>
          <table:table-cell office:value-type="percentage" office:value="9.0587172905019428E-2" table:formula="msoxl:=(B59-B58)/B59" table:style-name="ce6">
            <text:p>9%</text:p>
          </table:table-cell>
          <table:table-cell office:value-type="float" office:value="44180.724137931036" table:formula="msoxl:=B59 / (A59/2)" table:style-name="ce10">
            <text:p><text:s/>44,181<text:s/></text:p>
          </table:table-cell>
          <table:table-cell office:value-type="float" office:value="24.544846743295018" table:formula="msoxl:=E59*2/60/60" table:style-name="ce61">
            <text:p><text:s/>24.54<text:s/></text:p>
          </table:table-cell>
          <table:table-cell office:value-type="float" office:value="590149.0463541944" table:formula="msoxl:=E59+G58" table:style-name="ce10">
            <text:p><text:s/>590,149<text:s/></text:p>
          </table:table-cell>
          <table:table-cell office:value-type="float" office:value="327.86058130788575" table:formula="msoxl:=G59*2/60/60" table:style-name="ce61">
            <text:p><text:s/>327.86<text:s/></text:p>
          </table:table-cell>
          <table:table-cell office:value-type="string" table:style-name="ce1">
            <text:p>the Aspiring Master of Bladesong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08195" table:formula="msoxl:=C60-C59" table:style-name="ce10">
            <text:p><text:s/>1,408,195<text:s/></text:p>
          </table:table-cell>
          <table:table-cell office:value-type="float" office:value="15089060" table:style-name="ce10">
            <text:p><text:s/>15,089,060<text:s/></text:p>
          </table:table-cell>
          <table:table-cell office:value-type="percentage" office:value="9.0153707405579486E-2" table:formula="msoxl:=(B60-B59)/B60" table:style-name="ce6">
            <text:p>9%</text:p>
          </table:table-cell>
          <table:table-cell office:value-type="float" office:value="47735.423728813563" table:formula="msoxl:=B60 / (A60/2)" table:style-name="ce10">
            <text:p><text:s/>47,735<text:s/></text:p>
          </table:table-cell>
          <table:table-cell office:value-type="float" office:value="26.519679849340868" table:formula="msoxl:=E60*2/60/60" table:style-name="ce61">
            <text:p><text:s/>26.52<text:s/></text:p>
          </table:table-cell>
          <table:table-cell office:value-type="float" office:value="637884.47008300794" table:formula="msoxl:=E60+G59" table:style-name="ce10">
            <text:p><text:s/>637,884<text:s/></text:p>
          </table:table-cell>
          <table:table-cell office:value-type="float" office:value="354.38026115722664" table:formula="msoxl:=G60*2/60/60" table:style-name="ce61">
            <text:p><text:s/>354.38<text:s/></text:p>
          </table:table-cell>
          <table:table-cell office:value-type="string" table:style-name="ce1">
            <text:p>the Aspiring Master of Bladesong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46987" table:formula="msoxl:=C61-C60" table:style-name="ce10">
            <text:p><text:s/>1,546,987<text:s/></text:p>
          </table:table-cell>
          <table:table-cell office:value-type="float" office:value="16636047" table:style-name="ce10">
            <text:p><text:s/>16,636,047<text:s/></text:p>
          </table:table-cell>
          <table:table-cell office:value-type="percentage" office:value="8.9717625293554509E-2" table:formula="msoxl:=(B61-B60)/B61" table:style-name="ce6">
            <text:p>9%</text:p>
          </table:table-cell>
          <table:table-cell office:value-type="float" office:value="51566.23333333333" table:formula="msoxl:=B61 / (A61/2)" table:style-name="ce10">
            <text:p><text:s/>51,566<text:s/></text:p>
          </table:table-cell>
          <table:table-cell office:value-type="float" office:value="28.647907407407406" table:formula="msoxl:=E61*2/60/60" table:style-name="ce61">
            <text:p><text:s/>28.65<text:s/></text:p>
          </table:table-cell>
          <table:table-cell office:value-type="float" office:value="689450.70341634122" table:formula="msoxl:=E61+G60" table:style-name="ce10">
            <text:p><text:s/>689,451<text:s/></text:p>
          </table:table-cell>
          <table:table-cell office:value-type="float" office:value="383.02816856463403" table:formula="msoxl:=G61*2/60/60" table:style-name="ce61">
            <text:p><text:s/>383.03<text:s/></text:p>
          </table:table-cell>
          <table:table-cell office:value-type="string" table:style-name="ce1">
            <text:p>the Accredited Master of Bladesong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698644" table:formula="msoxl:=C62-C61" table:style-name="ce10">
            <text:p><text:s/>1,698,644<text:s/></text:p>
          </table:table-cell>
          <table:table-cell office:value-type="float" office:value="18334691" table:style-name="ce10">
            <text:p><text:s/>18,334,691<text:s/></text:p>
          </table:table-cell>
          <table:table-cell office:value-type="percentage" office:value="8.9281214898471961E-2" table:formula="msoxl:=(B62-B61)/B62" table:style-name="ce6">
            <text:p>9%</text:p>
          </table:table-cell>
          <table:table-cell office:value-type="float" office:value="55693.245901639348" table:formula="msoxl:=B62 / (A62/2)" table:style-name="ce10">
            <text:p><text:s/>55,693<text:s/></text:p>
          </table:table-cell>
          <table:table-cell office:value-type="float" office:value="30.940692167577417" table:formula="msoxl:=E62*2/60/60" table:style-name="ce61">
            <text:p><text:s/>30.94<text:s/></text:p>
          </table:table-cell>
          <table:table-cell office:value-type="float" office:value="745143.94931798056" table:formula="msoxl:=E62+G61" table:style-name="ce10">
            <text:p><text:s/>745,144<text:s/></text:p>
          </table:table-cell>
          <table:table-cell office:value-type="float" office:value="413.9688607322114" table:formula="msoxl:=G62*2/60/60" table:style-name="ce61">
            <text:p><text:s/>413.97<text:s/></text:p>
          </table:table-cell>
          <table:table-cell office:value-type="string" table:style-name="ce1">
            <text:p>the Accredited Master of Bladesong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47020" table:formula="msoxl:=C63-C62" table:style-name="ce10">
            <text:p><text:s/>1,747,020<text:s/></text:p>
          </table:table-cell>
          <table:table-cell office:value-type="float" office:value="20081711" table:style-name="ce10">
            <text:p><text:s/>20,081,711<text:s/></text:p>
          </table:table-cell>
          <table:table-cell office:value-type="percentage" office:value="2.7690581676225803E-2" table:formula="msoxl:=(B63-B62)/B63" table:style-name="ce6">
            <text:p>3%</text:p>
          </table:table-cell>
          <table:table-cell office:value-type="float" office:value="56355.483870967742" table:formula="msoxl:=B63 / (A63/2)" table:style-name="ce10">
            <text:p><text:s/>56,355<text:s/></text:p>
          </table:table-cell>
          <table:table-cell office:value-type="float" office:value="31.308602150537634" table:formula="msoxl:=E63*2/60/60" table:style-name="ce61">
            <text:p><text:s/>31.31<text:s/></text:p>
          </table:table-cell>
          <table:table-cell office:value-type="float" office:value="801499.43318894831" table:formula="msoxl:=E63+G62" table:style-name="ce10">
            <text:p><text:s/>801,499<text:s/></text:p>
          </table:table-cell>
          <table:table-cell office:value-type="float" office:value="445.27746288274909" table:formula="msoxl:=G63*2/60/60" table:style-name="ce61">
            <text:p><text:s/>445.28<text:s/></text:p>
          </table:table-cell>
          <table:table-cell office:value-type="string" table:style-name="ce1">
            <text:p>the Accredited Master of Bladesong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04795" table:formula="msoxl:=C64-C63" table:style-name="ce10">
            <text:p><text:s/>1,904,795<text:s/></text:p>
          </table:table-cell>
          <table:table-cell office:value-type="float" office:value="21986506" table:style-name="ce10">
            <text:p><text:s/>21,986,506<text:s/></text:p>
          </table:table-cell>
          <table:table-cell office:value-type="percentage" office:value="8.2830435821177606E-2" table:formula="msoxl:=(B64-B63)/B64" table:style-name="ce6">
            <text:p>8%</text:p>
          </table:table-cell>
          <table:table-cell office:value-type="float" office:value="60469.682539682537" table:formula="msoxl:=B64 / (A64/2)" table:style-name="ce10">
            <text:p><text:s/>60,470<text:s/></text:p>
          </table:table-cell>
          <table:table-cell office:value-type="float" office:value="33.594268077601413" table:formula="msoxl:=E64*2/60/60" table:style-name="ce61">
            <text:p><text:s/>33.59<text:s/></text:p>
          </table:table-cell>
          <table:table-cell office:value-type="float" office:value="861969.1157286308" table:formula="msoxl:=E64+G63" table:style-name="ce10">
            <text:p><text:s/>861,969<text:s/></text:p>
          </table:table-cell>
          <table:table-cell office:value-type="float" office:value="478.87173096035048" table:formula="msoxl:=G64*2/60/60" table:style-name="ce61">
            <text:p><text:s/>478.87<text:s/></text:p>
          </table:table-cell>
          <table:table-cell office:value-type="string" table:style-name="ce1">
            <text:p>the Accredited Master of Bladesong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76238" table:formula="msoxl:=C65-C64" table:style-name="ce10">
            <text:p><text:s/>2,076,238<text:s/></text:p>
          </table:table-cell>
          <table:table-cell office:value-type="float" office:value="24062744" table:style-name="ce10">
            <text:p><text:s/>24,062,744<text:s/></text:p>
          </table:table-cell>
          <table:table-cell office:value-type="percentage" office:value="8.2573866772499102E-2" table:formula="msoxl:=(B65-B64)/B65" table:style-name="ce6">
            <text:p>8%</text:p>
          </table:table-cell>
          <table:table-cell office:value-type="float" office:value="64882.4375" table:formula="msoxl:=B65 / (A65/2)" table:style-name="ce10">
            <text:p><text:s/>64,882<text:s/></text:p>
          </table:table-cell>
          <table:table-cell office:value-type="float" office:value="36.04579861111111" table:formula="msoxl:=E65*2/60/60" table:style-name="ce61">
            <text:p><text:s/>36.05<text:s/></text:p>
          </table:table-cell>
          <table:table-cell office:value-type="float" office:value="926851.5532286308" table:formula="msoxl:=E65+G64" table:style-name="ce10">
            <text:p><text:s/>926,852<text:s/></text:p>
          </table:table-cell>
          <table:table-cell office:value-type="float" office:value="514.91752957146161" table:formula="msoxl:=G65*2/60/60" table:style-name="ce61">
            <text:p><text:s/>514.92<text:s/></text:p>
          </table:table-cell>
          <table:table-cell office:value-type="string" table:style-name="ce1">
            <text:p>the Accredited Master of Bladesong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262469" table:formula="msoxl:=C66-C65" table:style-name="ce10">
            <text:p><text:s/>2,262,469<text:s/></text:p>
          </table:table-cell>
          <table:table-cell office:value-type="float" office:value="26325213" table:style-name="ce10">
            <text:p><text:s/>26,325,213<text:s/></text:p>
          </table:table-cell>
          <table:table-cell office:value-type="percentage" office:value="8.231317202578245E-2" table:formula="msoxl:=(B66-B65)/B66" table:style-name="ce6">
            <text:p>8%</text:p>
          </table:table-cell>
          <table:table-cell office:value-type="float" office:value="69614.430769230763" table:formula="msoxl:=B66 / (A66/2)" table:style-name="ce10">
            <text:p><text:s/>69,614<text:s/></text:p>
          </table:table-cell>
          <table:table-cell office:value-type="float" office:value="38.674683760683756" table:formula="msoxl:=E66*2/60/60" table:style-name="ce61">
            <text:p><text:s/>38.67<text:s/></text:p>
          </table:table-cell>
          <table:table-cell office:value-type="float" office:value="996465.98399786162" table:formula="msoxl:=E66+G65" table:style-name="ce10">
            <text:p><text:s/>996,466<text:s/></text:p>
          </table:table-cell>
          <table:table-cell office:value-type="float" office:value="553.59221333214532" table:formula="msoxl:=G66*2/60/60" table:style-name="ce61">
            <text:p><text:s/>553.59<text:s/></text:p>
          </table:table-cell>
          <table:table-cell office:value-type="string" table:style-name="ce1">
            <text:p>the Acclaimed Master Bladesinger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64698" table:formula="msoxl:=C67-C66" table:style-name="ce10">
            <text:p><text:s/>2,464,698<text:s/></text:p>
          </table:table-cell>
          <table:table-cell office:value-type="float" office:value="28789911" table:style-name="ce10">
            <text:p><text:s/>28,789,911<text:s/></text:p>
          </table:table-cell>
          <table:table-cell office:value-type="percentage" office:value="8.2050214671330932E-2" table:formula="msoxl:=(B67-B66)/B67" table:style-name="ce6">
            <text:p>8%</text:p>
          </table:table-cell>
          <table:table-cell office:value-type="float" office:value="74687.818181818177" table:formula="msoxl:=B67 / (A67/2)" table:style-name="ce10">
            <text:p><text:s/>74,688<text:s/></text:p>
          </table:table-cell>
          <table:table-cell office:value-type="float" office:value="41.49323232323232" table:formula="msoxl:=E67*2/60/60" table:style-name="ce61">
            <text:p><text:s/>41.49<text:s/></text:p>
          </table:table-cell>
          <table:table-cell office:value-type="float" office:value="1071153.8021796797" table:formula="msoxl:=E67+G66" table:style-name="ce10">
            <text:p><text:s/>1,071,154<text:s/></text:p>
          </table:table-cell>
          <table:table-cell office:value-type="float" office:value="595.08544565537761" table:formula="msoxl:=G67*2/60/60" table:style-name="ce61">
            <text:p><text:s/>595.09<text:s/></text:p>
          </table:table-cell>
          <table:table-cell office:value-type="string" table:style-name="ce1">
            <text:p>the Acclaimed Master Bladesinger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84235" table:formula="msoxl:=C68-C67" table:style-name="ce10">
            <text:p><text:s/>2,684,235<text:s/></text:p>
          </table:table-cell>
          <table:table-cell office:value-type="float" office:value="31474146" table:style-name="ce10">
            <text:p><text:s/>31,474,146<text:s/></text:p>
          </table:table-cell>
          <table:table-cell office:value-type="percentage" office:value="8.1787548407646876E-2" table:formula="msoxl:=(B68-B67)/B68" table:style-name="ce6">
            <text:p>8%</text:p>
          </table:table-cell>
          <table:table-cell office:value-type="float" office:value="80126.417910447766" table:formula="msoxl:=B68 / (A68/2)" table:style-name="ce10">
            <text:p><text:s/>80,126<text:s/></text:p>
          </table:table-cell>
          <table:table-cell office:value-type="float" office:value="44.514676616915423" table:formula="msoxl:=E68*2/60/60" table:style-name="ce61">
            <text:p><text:s/>44.51<text:s/></text:p>
          </table:table-cell>
          <table:table-cell office:value-type="float" office:value="1151280.2200901276" table:formula="msoxl:=E68+G67" table:style-name="ce10">
            <text:p><text:s/>1,151,280<text:s/></text:p>
          </table:table-cell>
          <table:table-cell office:value-type="float" office:value="639.60012227229311" table:formula="msoxl:=G68*2/60/60" table:style-name="ce61">
            <text:p><text:s/>639.60<text:s/></text:p>
          </table:table-cell>
          <table:table-cell office:value-type="string" table:style-name="ce1">
            <text:p>the Acclaimed Master Bladesinger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922488" table:formula="msoxl:=C69-C68" table:style-name="ce10">
            <text:p><text:s/>2,922,488<text:s/></text:p>
          </table:table-cell>
          <table:table-cell office:value-type="float" office:value="34396634" table:style-name="ce10">
            <text:p><text:s/>34,396,634<text:s/></text:p>
          </table:table-cell>
          <table:table-cell office:value-type="percentage" office:value="8.1524030209875975E-2" table:formula="msoxl:=(B69-B68)/B69" table:style-name="ce6">
            <text:p>8%</text:p>
          </table:table-cell>
          <table:table-cell office:value-type="float" office:value="85955.529411764699" table:formula="msoxl:=B69 / (A69/2)" table:style-name="ce10">
            <text:p><text:s/>85,956<text:s/></text:p>
          </table:table-cell>
          <table:table-cell office:value-type="float" office:value="47.753071895424831" table:formula="msoxl:=E69*2/60/60" table:style-name="ce61">
            <text:p><text:s/>47.75<text:s/></text:p>
          </table:table-cell>
          <table:table-cell office:value-type="float" office:value="1237235.7495018924" table:formula="msoxl:=E69+G68" table:style-name="ce10">
            <text:p><text:s/>1,237,236<text:s/></text:p>
          </table:table-cell>
          <table:table-cell office:value-type="float" office:value="687.3531941677179" table:formula="msoxl:=G69*2/60/60" table:style-name="ce61">
            <text:p><text:s/>687.35<text:s/></text:p>
          </table:table-cell>
          <table:table-cell office:value-type="string" table:style-name="ce1">
            <text:p>the Acclaimed Master Bladesinger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180979" table:formula="msoxl:=C70-C69" table:style-name="ce10">
            <text:p><text:s/>3,180,979<text:s/></text:p>
          </table:table-cell>
          <table:table-cell office:value-type="float" office:value="37577613" table:style-name="ce10">
            <text:p><text:s/>37,577,613<text:s/></text:p>
          </table:table-cell>
          <table:table-cell office:value-type="percentage" office:value="8.1261460701249524E-2" table:formula="msoxl:=(B70-B69)/B70" table:style-name="ce6">
            <text:p>8%</text:p>
          </table:table-cell>
          <table:table-cell office:value-type="float" office:value="92202.289855072464" table:formula="msoxl:=B70 / (A70/2)" table:style-name="ce10">
            <text:p><text:s/>92,202<text:s/></text:p>
          </table:table-cell>
          <table:table-cell office:value-type="float" office:value="51.223494363929149" table:formula="msoxl:=E70*2/60/60" table:style-name="ce61">
            <text:p><text:s/>51.22<text:s/></text:p>
          </table:table-cell>
          <table:table-cell office:value-type="float" office:value="1329438.0393569649" table:formula="msoxl:=E70+G69" table:style-name="ce10">
            <text:p><text:s/>1,329,438<text:s/></text:p>
          </table:table-cell>
          <table:table-cell office:value-type="float" office:value="738.57668853164716" table:formula="msoxl:=G70*2/60/60" table:style-name="ce61">
            <text:p><text:s/>738.58<text:s/></text:p>
          </table:table-cell>
          <table:table-cell office:value-type="string" table:style-name="ce1">
            <text:p>the Acclaimed Master Bladesinger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461350" table:formula="msoxl:=C71-C70" table:style-name="ce10">
            <text:p><text:s/>3,461,350<text:s/></text:p>
          </table:table-cell>
          <table:table-cell office:value-type="float" office:value="41038963" table:style-name="ce10">
            <text:p><text:s/>41,038,963<text:s/></text:p>
          </table:table-cell>
          <table:table-cell office:value-type="percentage" office:value="8.1000476692619935E-2" table:formula="msoxl:=(B71-B70)/B71" table:style-name="ce6">
            <text:p>8%</text:p>
          </table:table-cell>
          <table:table-cell office:value-type="float" office:value="98895.71428571429" table:formula="msoxl:=B71 / (A71/2)" table:style-name="ce10">
            <text:p><text:s/>98,896<text:s/></text:p>
          </table:table-cell>
          <table:table-cell office:value-type="float" office:value="54.942063492063497" table:formula="msoxl:=E71*2/60/60" table:style-name="ce61">
            <text:p><text:s/>54.94<text:s/></text:p>
          </table:table-cell>
          <table:table-cell office:value-type="float" office:value="1428333.7536426792" table:formula="msoxl:=E71+G70" table:style-name="ce10">
            <text:p><text:s/>1,428,334<text:s/></text:p>
          </table:table-cell>
          <table:table-cell office:value-type="float" office:value="793.5187520237107" table:formula="msoxl:=G71*2/60/60" table:style-name="ce61">
            <text:p><text:s/>793.52<text:s/></text:p>
          </table:table-cell>
          <table:table-cell office:value-type="string" table:style-name="ce1">
            <text:p>the Aspirant to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765366" table:formula="msoxl:=C72-C71" table:style-name="ce10">
            <text:p><text:s/>3,765,366<text:s/></text:p>
          </table:table-cell>
          <table:table-cell office:value-type="float" office:value="44804329" table:style-name="ce10">
            <text:p><text:s/>44,804,329<text:s/></text:p>
          </table:table-cell>
          <table:table-cell office:value-type="percentage" office:value="8.0740092729365484E-2" table:formula="msoxl:=(B72-B71)/B72" table:style-name="ce6">
            <text:p>8%</text:p>
          </table:table-cell>
          <table:table-cell office:value-type="float" office:value="106066.64788732394" table:formula="msoxl:=B72 / (A72/2)" table:style-name="ce10">
            <text:p><text:s/>106,067<text:s/></text:p>
          </table:table-cell>
          <table:table-cell office:value-type="float" office:value="58.925915492957742" table:formula="msoxl:=E72*2/60/60" table:style-name="ce61">
            <text:p><text:s/>58.93<text:s/></text:p>
          </table:table-cell>
          <table:table-cell office:value-type="float" office:value="1534400.4015300032" table:formula="msoxl:=E72+G71" table:style-name="ce10">
            <text:p><text:s/>1,534,400<text:s/></text:p>
          </table:table-cell>
          <table:table-cell office:value-type="float" office:value="852.44466751666846" table:formula="msoxl:=G72*2/60/60" table:style-name="ce61">
            <text:p><text:s/>852.44<text:s/></text:p>
          </table:table-cell>
          <table:table-cell office:value-type="string" table:style-name="ce1">
            <text:p>the Aspirant to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094939" table:formula="msoxl:=C73-C72" table:style-name="ce10">
            <text:p><text:s/>4,094,939<text:s/></text:p>
          </table:table-cell>
          <table:table-cell office:value-type="float" office:value="48899268" table:style-name="ce10">
            <text:p><text:s/>48,899,268<text:s/></text:p>
          </table:table-cell>
          <table:table-cell office:value-type="percentage" office:value="8.0483005973959562E-2" table:formula="msoxl:=(B73-B72)/B73" table:style-name="ce6">
            <text:p>8%</text:p>
          </table:table-cell>
          <table:table-cell office:value-type="float" office:value="113748.30555555556" table:formula="msoxl:=B73 / (A73/2)" table:style-name="ce10">
            <text:p><text:s/>113,748<text:s/></text:p>
          </table:table-cell>
          <table:table-cell office:value-type="float" office:value="63.19350308641976" table:formula="msoxl:=E73*2/60/60" table:style-name="ce61">
            <text:p><text:s/>63.19<text:s/></text:p>
          </table:table-cell>
          <table:table-cell office:value-type="float" office:value="1648148.7070855587" table:formula="msoxl:=E73+G72" table:style-name="ce10">
            <text:p><text:s/>1,648,149<text:s/></text:p>
          </table:table-cell>
          <table:table-cell office:value-type="float" office:value="915.63817060308816" table:formula="msoxl:=G73*2/60/60" table:style-name="ce61">
            <text:p><text:s/>915.64<text:s/></text:p>
          </table:table-cell>
          <table:table-cell office:value-type="string" table:style-name="ce1">
            <text:p>the Aspirant to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452124" table:formula="msoxl:=C74-C73" table:style-name="ce10">
            <text:p><text:s/>4,452,124<text:s/></text:p>
          </table:table-cell>
          <table:table-cell office:value-type="float" office:value="53351392" table:style-name="ce10">
            <text:p><text:s/>53,351,392<text:s/></text:p>
          </table:table-cell>
          <table:table-cell office:value-type="percentage" office:value="8.0227999040457992E-2" table:formula="msoxl:=(B74-B73)/B74" table:style-name="ce6">
            <text:p>8%</text:p>
          </table:table-cell>
          <table:table-cell office:value-type="float" office:value="121976" table:formula="msoxl:=B74 / (A74/2)" table:style-name="ce10">
            <text:p><text:s/>121,976<text:s/></text:p>
          </table:table-cell>
          <table:table-cell office:value-type="float" office:value="67.76444444444445" table:formula="msoxl:=E74*2/60/60" table:style-name="ce61">
            <text:p><text:s/>67.76<text:s/></text:p>
          </table:table-cell>
          <table:table-cell office:value-type="float" office:value="1770124.7070855587" table:formula="msoxl:=E74+G73" table:style-name="ce10">
            <text:p><text:s/>1,770,125<text:s/></text:p>
          </table:table-cell>
          <table:table-cell office:value-type="float" office:value="983.40261504753266" table:formula="msoxl:=G74*2/60/60" table:style-name="ce61">
            <text:p><text:s/>983.40<text:s/></text:p>
          </table:table-cell>
          <table:table-cell office:value-type="string" table:style-name="ce1">
            <text:p>the Aspirant to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839137" table:formula="msoxl:=C75-C74" table:style-name="ce10">
            <text:p><text:s/>4,839,137<text:s/></text:p>
          </table:table-cell>
          <table:table-cell office:value-type="float" office:value="58190529" table:style-name="ce10">
            <text:p><text:s/>58,190,529<text:s/></text:p>
          </table:table-cell>
          <table:table-cell office:value-type="percentage" office:value="7.9975623752747652E-2" table:formula="msoxl:=(B75-B74)/B75" table:style-name="ce6">
            <text:p>8%</text:p>
          </table:table-cell>
          <table:table-cell office:value-type="float" office:value="130787.48648648648" table:formula="msoxl:=B75 / (A75/2)" table:style-name="ce10">
            <text:p><text:s/>130,787<text:s/></text:p>
          </table:table-cell>
          <table:table-cell office:value-type="float" office:value="72.65971471471471" table:formula="msoxl:=E75*2/60/60" table:style-name="ce61">
            <text:p><text:s/>72.66<text:s/></text:p>
          </table:table-cell>
          <table:table-cell office:value-type="float" office:value="1900912.1935720451" table:formula="msoxl:=E75+G74" table:style-name="ce10">
            <text:p><text:s/>1,900,912<text:s/></text:p>
          </table:table-cell>
          <table:table-cell office:value-type="float" office:value="1056.0623297622471" table:formula="msoxl:=G75*2/60/60" table:style-name="ce61">
            <text:p><text:s/>1,056.06<text:s/></text:p>
          </table:table-cell>
          <table:table-cell office:value-type="string" table:style-name="ce1">
            <text:p>the Aspirant to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258368" table:formula="msoxl:=C76-C75" table:style-name="ce10">
            <text:p><text:s/>5,258,368<text:s/></text:p>
          </table:table-cell>
          <table:table-cell office:value-type="float" office:value="63448897" table:style-name="ce10">
            <text:p><text:s/>63,448,897<text:s/></text:p>
          </table:table-cell>
          <table:table-cell office:value-type="percentage" office:value="7.9726447445291004E-2" table:formula="msoxl:=(B76-B75)/B76" table:style-name="ce6">
            <text:p>8%</text:p>
          </table:table-cell>
          <table:table-cell office:value-type="float" office:value="140223.14666666667" table:formula="msoxl:=B76 / (A76/2)" table:style-name="ce10">
            <text:p><text:s/>140,223<text:s/></text:p>
          </table:table-cell>
          <table:table-cell office:value-type="float" office:value="77.901748148148144" table:formula="msoxl:=E76*2/60/60" table:style-name="ce61">
            <text:p><text:s/>77.90<text:s/></text:p>
          </table:table-cell>
          <table:table-cell office:value-type="float" office:value="2041135.3402387118" table:formula="msoxl:=E76+G75" table:style-name="ce10">
            <text:p><text:s/>2,041,135<text:s/></text:p>
          </table:table-cell>
          <table:table-cell office:value-type="float" office:value="1133.9640779103954" table:formula="msoxl:=G76*2/60/60" table:style-name="ce61">
            <text:p><text:s/>1,133.96<text:s/></text:p>
          </table:table-cell>
          <table:table-cell office:value-type="string" table:style-name="ce1">
            <text:p>the Master of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12394" table:formula="msoxl:=C77-C76" table:style-name="ce10">
            <text:p><text:s/>5,712,394<text:s/></text:p>
          </table:table-cell>
          <table:table-cell office:value-type="float" office:value="69161291" table:style-name="ce10">
            <text:p><text:s/>69,161,291<text:s/></text:p>
          </table:table-cell>
          <table:table-cell office:value-type="percentage" office:value="7.9480862139411246E-2" table:formula="msoxl:=(B77-B76)/B77" table:style-name="ce6">
            <text:p>8%</text:p>
          </table:table-cell>
          <table:table-cell office:value-type="float" office:value="150326.15789473685" table:formula="msoxl:=B77 / (A77/2)" table:style-name="ce10">
            <text:p><text:s/>150,326<text:s/></text:p>
          </table:table-cell>
          <table:table-cell office:value-type="float" office:value="83.514532163742686" table:formula="msoxl:=E77*2/60/60" table:style-name="ce61">
            <text:p><text:s/>83.51<text:s/></text:p>
          </table:table-cell>
          <table:table-cell office:value-type="float" office:value="2191461.4981334489" table:formula="msoxl:=E77+G76" table:style-name="ce10">
            <text:p><text:s/>2,191,461<text:s/></text:p>
          </table:table-cell>
          <table:table-cell office:value-type="float" office:value="1217.4786100741383" table:formula="msoxl:=G77*2/60/60" table:style-name="ce61">
            <text:p><text:s/>1,217.48<text:s/></text:p>
          </table:table-cell>
          <table:table-cell office:value-type="string" table:style-name="ce1">
            <text:p>the Master of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203989" table:formula="msoxl:=C78-C77" table:style-name="ce10">
            <text:p><text:s/>6,203,989<text:s/></text:p>
          </table:table-cell>
          <table:table-cell office:value-type="float" office:value="75365280" table:style-name="ce10">
            <text:p><text:s/>75,365,280<text:s/></text:p>
          </table:table-cell>
          <table:table-cell office:value-type="percentage" office:value="7.9238535077995789E-2" table:formula="msoxl:=(B78-B77)/B78" table:style-name="ce6">
            <text:p>8%</text:p>
          </table:table-cell>
          <table:table-cell office:value-type="float" office:value="161142.57142857142" table:formula="msoxl:=B78 / (A78/2)" table:style-name="ce10">
            <text:p><text:s/>161,143<text:s/></text:p>
          </table:table-cell>
          <table:table-cell office:value-type="float" office:value="89.523650793650788" table:formula="msoxl:=E78*2/60/60" table:style-name="ce61">
            <text:p><text:s/>89.52<text:s/></text:p>
          </table:table-cell>
          <table:table-cell office:value-type="float" office:value="2352604.0695620202" table:formula="msoxl:=E78+G77" table:style-name="ce10">
            <text:p><text:s/>2,352,604<text:s/></text:p>
          </table:table-cell>
          <table:table-cell office:value-type="float" office:value="1307.0022608677891" table:formula="msoxl:=G78*2/60/60" table:style-name="ce61">
            <text:p><text:s/>1,307.00<text:s/></text:p>
          </table:table-cell>
          <table:table-cell office:value-type="string" table:style-name="ce1">
            <text:p>the Master of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736143" table:formula="msoxl:=C79-C78" table:style-name="ce10">
            <text:p><text:s/>6,736,143<text:s/></text:p>
          </table:table-cell>
          <table:table-cell office:value-type="float" office:value="82101423" table:style-name="ce10">
            <text:p><text:s/>82,101,423<text:s/></text:p>
          </table:table-cell>
          <table:table-cell office:value-type="percentage" office:value="7.8999807456581611E-2" table:formula="msoxl:=(B79-B78)/B79" table:style-name="ce6">
            <text:p>8%</text:p>
          </table:table-cell>
          <table:table-cell office:value-type="float" office:value="172721.61538461538" table:formula="msoxl:=B79 / (A79/2)" table:style-name="ce10">
            <text:p><text:s/>172,722<text:s/></text:p>
          </table:table-cell>
          <table:table-cell office:value-type="float" office:value="95.956452991452991" table:formula="msoxl:=E79*2/60/60" table:style-name="ce61">
            <text:p><text:s/>95.96<text:s/></text:p>
          </table:table-cell>
          <table:table-cell office:value-type="float" office:value="2525325.6849466357" table:formula="msoxl:=E79+G78" table:style-name="ce10">
            <text:p><text:s/>2,525,326<text:s/></text:p>
          </table:table-cell>
          <table:table-cell office:value-type="float" office:value="1402.9587138592422" table:formula="msoxl:=G79*2/60/60" table:style-name="ce61">
            <text:p><text:s/>1,402.96<text:s/></text:p>
          </table:table-cell>
          <table:table-cell office:value-type="string" table:style-name="ce1">
            <text:p>the Master of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312080" table:formula="msoxl:=C80-C79" table:style-name="ce10">
            <text:p><text:s/>7,312,080<text:s/></text:p>
          </table:table-cell>
          <table:table-cell office:value-type="float" office:value="89413503" table:style-name="ce10">
            <text:p><text:s/>89,413,503<text:s/></text:p>
          </table:table-cell>
          <table:table-cell office:value-type="percentage" office:value="7.8765139331079523E-2" table:formula="msoxl:=(B80-B79)/B80" table:style-name="ce6">
            <text:p>8%</text:p>
          </table:table-cell>
          <table:table-cell office:value-type="float" office:value="185115.94936708861" table:formula="msoxl:=B80 / (A80/2)" table:style-name="ce10">
            <text:p><text:s/>185,116<text:s/></text:p>
          </table:table-cell>
          <table:table-cell office:value-type="float" office:value="102.842194092827" table:formula="msoxl:=E80*2/60/60" table:style-name="ce61">
            <text:p><text:s/>102.84<text:s/></text:p>
          </table:table-cell>
          <table:table-cell office:value-type="float" office:value="2710441.6343137245" table:formula="msoxl:=E80+G79" table:style-name="ce10">
            <text:p><text:s/>2,710,442<text:s/></text:p>
          </table:table-cell>
          <table:table-cell office:value-type="float" office:value="1505.8009079520693" table:formula="msoxl:=G80*2/60/60" table:style-name="ce61">
            <text:p><text:s/>1,505.80<text:s/></text:p>
          </table:table-cell>
          <table:table-cell office:value-type="string" table:style-name="ce1">
            <text:p>the Master of the Higher Bardic Gallantries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935267" table:formula="msoxl:=C81-C80" table:style-name="ce10">
            <text:p><text:s/>7,935,267<text:s/></text:p>
          </table:table-cell>
          <table:table-cell office:value-type="float" office:value="97348770" table:style-name="ce10">
            <text:p><text:s/>97,348,770<text:s/></text:p>
          </table:table-cell>
          <table:table-cell office:value-type="percentage" office:value="7.8533841394372736E-2" table:formula="msoxl:=(B81-B80)/B81" table:style-name="ce6">
            <text:p>8%</text:p>
          </table:table-cell>
          <table:table-cell office:value-type="float" office:value="198381.67499999999" table:formula="msoxl:=B81 / (A81/2)" table:style-name="ce10">
            <text:p><text:s/>198,382<text:s/></text:p>
          </table:table-cell>
          <table:table-cell office:value-type="float" office:value="110.21204166666666" table:formula="msoxl:=E81*2/60/60" table:style-name="ce61">
            <text:p><text:s/>110.21<text:s/></text:p>
          </table:table-cell>
          <table:table-cell office:value-type="float" office:value="2908823.3093137243" table:formula="msoxl:=E81+G80" table:style-name="ce10">
            <text:p><text:s/>2,908,823<text:s/></text:p>
          </table:table-cell>
          <table:table-cell office:value-type="float" office:value="1616.0129496187358" table:formula="msoxl:=G81*2/60/60" table:style-name="ce61">
            <text:p><text:s/>1,616.01<text:s/></text:p>
          </table:table-cell>
          <table:table-cell office:value-type="string" table:style-name="ce1">
            <text:p>the Deft Weaver of Blade and Song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609446" table:formula="msoxl:=C82-C81" table:style-name="ce10">
            <text:p><text:s/>8,609,446<text:s/></text:p>
          </table:table-cell>
          <table:table-cell office:value-type="float" office:value="105958216" table:style-name="ce10">
            <text:p><text:s/>105,958,216<text:s/></text:p>
          </table:table-cell>
          <table:table-cell office:value-type="percentage" office:value="7.8306896866534734E-2" table:formula="msoxl:=(B82-B81)/B82" table:style-name="ce6">
            <text:p>8%</text:p>
          </table:table-cell>
          <table:table-cell office:value-type="float" office:value="212578.91358024691" table:formula="msoxl:=B82 / (A82/2)" table:style-name="ce10">
            <text:p><text:s/>212,579<text:s/></text:p>
          </table:table-cell>
          <table:table-cell office:value-type="float" office:value="118.0993964334705" table:formula="msoxl:=E82*2/60/60" table:style-name="ce61">
            <text:p><text:s/>118.10<text:s/></text:p>
          </table:table-cell>
          <table:table-cell office:value-type="float" office:value="3121402.222893971" table:formula="msoxl:=E82+G81" table:style-name="ce10">
            <text:p><text:s/>3,121,402<text:s/></text:p>
          </table:table-cell>
          <table:table-cell office:value-type="float" office:value="1734.1123460522062" table:formula="msoxl:=G82*2/60/60" table:style-name="ce61">
            <text:p><text:s/>1,734.11<text:s/></text:p>
          </table:table-cell>
          <table:table-cell office:value-type="string" table:style-name="ce1">
            <text:p>the Deft Weaver of Blade and Song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010447" table:formula="msoxl:=C83-C82" table:style-name="ce10">
            <text:p><text:s/>9,010,447<text:s/></text:p>
          </table:table-cell>
          <table:table-cell office:value-type="float" office:value="114968663" table:style-name="ce10">
            <text:p><text:s/>114,968,663<text:s/></text:p>
          </table:table-cell>
          <table:table-cell office:value-type="percentage" office:value="4.4504007403850222E-2" table:formula="msoxl:=(B83-B82)/B83" table:style-name="ce6">
            <text:p>4%</text:p>
          </table:table-cell>
          <table:table-cell office:value-type="float" office:value="219767" table:formula="msoxl:=B83 / (A83/2)" table:style-name="ce10">
            <text:p><text:s/>219,767<text:s/></text:p>
          </table:table-cell>
          <table:table-cell office:value-type="float" office:value="122.09277777777778" table:formula="msoxl:=E83*2/60/60" table:style-name="ce61">
            <text:p><text:s/>122.09<text:s/></text:p>
          </table:table-cell>
          <table:table-cell office:value-type="float" office:value="3341169.222893971" table:formula="msoxl:=E83+G82" table:style-name="ce10">
            <text:p><text:s/>3,341,169<text:s/></text:p>
          </table:table-cell>
          <table:table-cell office:value-type="float" office:value="1856.2051238299839" table:formula="msoxl:=G83*2/60/60" table:style-name="ce61">
            <text:p><text:s/>1,856.21<text:s/></text:p>
          </table:table-cell>
          <table:table-cell office:value-type="string" table:style-name="ce1">
            <text:p>the Deft Weaver of Blade and Song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745150" table:formula="msoxl:=C84-C83" table:style-name="ce10">
            <text:p><text:s/>9,745,150<text:s/></text:p>
          </table:table-cell>
          <table:table-cell office:value-type="float" office:value="124713813" table:style-name="ce10">
            <text:p><text:s/>124,713,813<text:s/></text:p>
          </table:table-cell>
          <table:table-cell office:value-type="percentage" office:value="7.5391656362395656E-2" table:formula="msoxl:=(B84-B83)/B84" table:style-name="ce6">
            <text:p>8%</text:p>
          </table:table-cell>
          <table:table-cell office:value-type="float" office:value="234822.89156626505" table:formula="msoxl:=B84 / (A84/2)" table:style-name="ce10">
            <text:p><text:s/>234,823<text:s/></text:p>
          </table:table-cell>
          <table:table-cell office:value-type="float" office:value="130.45716198125837" table:formula="msoxl:=E84*2/60/60" table:style-name="ce61">
            <text:p><text:s/>130.46<text:s/></text:p>
          </table:table-cell>
          <table:table-cell office:value-type="float" office:value="3575992.1144602359" table:formula="msoxl:=E84+G83" table:style-name="ce10">
            <text:p><text:s/>3,575,992<text:s/></text:p>
          </table:table-cell>
          <table:table-cell office:value-type="float" office:value="1986.6622858112421" table:formula="msoxl:=G84*2/60/60" table:style-name="ce61">
            <text:p><text:s/>1,986.66<text:s/></text:p>
          </table:table-cell>
          <table:table-cell office:value-type="string" table:style-name="ce1">
            <text:p>the Deft Weaver of Blade and Song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537766" table:formula="msoxl:=C85-C84" table:style-name="ce10">
            <text:p><text:s/>10,537,766<text:s/></text:p>
          </table:table-cell>
          <table:table-cell office:value-type="float" office:value="135251579" table:style-name="ce10">
            <text:p><text:s/>135,251,579<text:s/></text:p>
          </table:table-cell>
          <table:table-cell office:value-type="percentage" office:value="7.5216701528578261E-2" table:formula="msoxl:=(B85-B84)/B85" table:style-name="ce6">
            <text:p>8%</text:p>
          </table:table-cell>
          <table:table-cell office:value-type="float" office:value="250899.19047619047" table:formula="msoxl:=B85 / (A85/2)" table:style-name="ce10">
            <text:p><text:s/>250,899<text:s/></text:p>
          </table:table-cell>
          <table:table-cell office:value-type="float" office:value="139.38843915343915" table:formula="msoxl:=E85*2/60/60" table:style-name="ce61">
            <text:p><text:s/>139.39<text:s/></text:p>
          </table:table-cell>
          <table:table-cell office:value-type="float" office:value="3826891.3049364262" table:formula="msoxl:=E85+G84" table:style-name="ce10">
            <text:p><text:s/>3,826,891<text:s/></text:p>
          </table:table-cell>
          <table:table-cell office:value-type="float" office:value="2126.0507249646812" table:formula="msoxl:=G85*2/60/60" table:style-name="ce61">
            <text:p><text:s/>2,126.05<text:s/></text:p>
          </table:table-cell>
          <table:table-cell office:value-type="string" table:style-name="ce1">
            <text:p>the Deft Weaver of Blade and Song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1392728" table:formula="msoxl:=C86-C85" table:style-name="ce10">
            <text:p><text:s/>11,392,728<text:s/></text:p>
          </table:table-cell>
          <table:table-cell office:value-type="float" office:value="146644307" table:style-name="ce10">
            <text:p><text:s/>146,644,307<text:s/></text:p>
          </table:table-cell>
          <table:table-cell office:value-type="percentage" office:value="7.50445371819638E-2" table:formula="msoxl:=(B86-B85)/B86" table:style-name="ce6">
            <text:p>8%</text:p>
          </table:table-cell>
          <table:table-cell office:value-type="float" office:value="268064.18823529413" table:formula="msoxl:=B86 / (A86/2)" table:style-name="ce10">
            <text:p><text:s/>268,064<text:s/></text:p>
          </table:table-cell>
          <table:table-cell office:value-type="float" office:value="148.92454901960784" table:formula="msoxl:=E86*2/60/60" table:style-name="ce61">
            <text:p><text:s/>148.92<text:s/></text:p>
          </table:table-cell>
          <table:table-cell office:value-type="float" office:value="4094955.4931717203" table:formula="msoxl:=E86+G85" table:style-name="ce10">
            <text:p><text:s/>4,094,955<text:s/></text:p>
          </table:table-cell>
          <table:table-cell office:value-type="float" office:value="2274.9752739842888" table:formula="msoxl:=G86*2/60/60" table:style-name="ce61">
            <text:p><text:s/>2,274.98<text:s/></text:p>
          </table:table-cell>
          <table:table-cell office:value-type="string" table:style-name="ce1">
            <text:p>the Intricate Manipulator of Bladesong Patterns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2314800" table:formula="msoxl:=C87-C86" table:style-name="ce10">
            <text:p><text:s/>12,314,800<text:s/></text:p>
          </table:table-cell>
          <table:table-cell office:value-type="float" office:value="158959107" table:style-name="ce10">
            <text:p><text:s/>158,959,107<text:s/></text:p>
          </table:table-cell>
          <table:table-cell office:value-type="percentage" office:value="7.4875109624192027E-2" table:formula="msoxl:=(B87-B86)/B87" table:style-name="ce6">
            <text:p>7%</text:p>
          </table:table-cell>
          <table:table-cell office:value-type="float" office:value="286390.69767441862" table:formula="msoxl:=B87 / (A87/2)" table:style-name="ce10">
            <text:p><text:s/>286,391<text:s/></text:p>
          </table:table-cell>
          <table:table-cell office:value-type="float" office:value="159.10594315245481" table:formula="msoxl:=E87*2/60/60" table:style-name="ce61">
            <text:p><text:s/>159.11<text:s/></text:p>
          </table:table-cell>
          <table:table-cell office:value-type="float" office:value="4381346.1908461386" table:formula="msoxl:=E87+G86" table:style-name="ce10">
            <text:p><text:s/>4,381,346<text:s/></text:p>
          </table:table-cell>
          <table:table-cell office:value-type="float" office:value="2434.0812171367438" table:formula="msoxl:=G87*2/60/60" table:style-name="ce61">
            <text:p><text:s/>2,434.08<text:s/></text:p>
          </table:table-cell>
          <table:table-cell office:value-type="string" table:style-name="ce1">
            <text:p>the Intricate Manipulator of Bladesong Patterns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309110" table:formula="msoxl:=C88-C87" table:style-name="ce10">
            <text:p><text:s/>13,309,110<text:s/></text:p>
          </table:table-cell>
          <table:table-cell office:value-type="float" office:value="172268217" table:style-name="ce10">
            <text:p><text:s/>172,268,217<text:s/></text:p>
          </table:table-cell>
          <table:table-cell office:value-type="percentage" office:value="7.4708977534936591E-2" table:formula="msoxl:=(B88-B87)/B88" table:style-name="ce6">
            <text:p>7%</text:p>
          </table:table-cell>
          <table:table-cell office:value-type="float" office:value="305956.55172413791" table:formula="msoxl:=B88 / (A88/2)" table:style-name="ce10">
            <text:p><text:s/>305,957<text:s/></text:p>
          </table:table-cell>
          <table:table-cell office:value-type="float" office:value="169.97586206896551" table:formula="msoxl:=E88*2/60/60" table:style-name="ce61">
            <text:p><text:s/>169.98<text:s/></text:p>
          </table:table-cell>
          <table:table-cell office:value-type="float" office:value="4687302.7425702764" table:formula="msoxl:=E88+G87" table:style-name="ce10">
            <text:p><text:s/>4,687,303<text:s/></text:p>
          </table:table-cell>
          <table:table-cell office:value-type="float" office:value="2604.0570792057092" table:formula="msoxl:=G88*2/60/60" table:style-name="ce61">
            <text:p><text:s/>2,604.06<text:s/></text:p>
          </table:table-cell>
          <table:table-cell office:value-type="string" table:style-name="ce1">
            <text:p>the Intricate Manipulator of Bladesong Patterns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381163" table:formula="msoxl:=C89-C88" table:style-name="ce10">
            <text:p><text:s/>14,381,163<text:s/></text:p>
          </table:table-cell>
          <table:table-cell office:value-type="float" office:value="186649380" table:style-name="ce10">
            <text:p><text:s/>186,649,380<text:s/></text:p>
          </table:table-cell>
          <table:table-cell office:value-type="percentage" office:value="7.4545640015345069E-2" table:formula="msoxl:=(B89-B88)/B89" table:style-name="ce6">
            <text:p>7%</text:p>
          </table:table-cell>
          <table:table-cell office:value-type="float" office:value="326844.61363636365" table:formula="msoxl:=B89 / (A89/2)" table:style-name="ce10">
            <text:p><text:s/>326,845<text:s/></text:p>
          </table:table-cell>
          <table:table-cell office:value-type="float" office:value="181.58034090909092" table:formula="msoxl:=E89*2/60/60" table:style-name="ce61">
            <text:p><text:s/>181.58<text:s/></text:p>
          </table:table-cell>
          <table:table-cell office:value-type="float" office:value="5014147.3562066397" table:formula="msoxl:=E89+G88" table:style-name="ce10">
            <text:p><text:s/>5,014,147<text:s/></text:p>
          </table:table-cell>
          <table:table-cell office:value-type="float" office:value="2785.6374201147996" table:formula="msoxl:=G89*2/60/60" table:style-name="ce61">
            <text:p><text:s/>2,785.64<text:s/></text:p>
          </table:table-cell>
          <table:table-cell office:value-type="string" table:style-name="ce1">
            <text:p>the Intricate Manipulator of Bladesong Patterns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5536879" table:formula="msoxl:=C90-C89" table:style-name="ce10">
            <text:p><text:s/>15,536,879<text:s/></text:p>
          </table:table-cell>
          <table:table-cell office:value-type="float" office:value="202186259" table:style-name="ce10">
            <text:p><text:s/>202,186,259<text:s/></text:p>
          </table:table-cell>
          <table:table-cell office:value-type="percentage" office:value="7.4385338265168952E-2" table:formula="msoxl:=(B90-B89)/B90" table:style-name="ce6">
            <text:p>7%</text:p>
          </table:table-cell>
          <table:table-cell office:value-type="float" office:value="349143.34831460676" table:formula="msoxl:=B90 / (A90/2)" table:style-name="ce10">
            <text:p><text:s/>349,143<text:s/></text:p>
          </table:table-cell>
          <table:table-cell office:value-type="float" office:value="193.96852684144821" table:formula="msoxl:=E90*2/60/60" table:style-name="ce61">
            <text:p><text:s/>193.97<text:s/></text:p>
          </table:table-cell>
          <table:table-cell office:value-type="float" office:value="5363290.7045212463" table:formula="msoxl:=E90+G89" table:style-name="ce10">
            <text:p><text:s/>5,363,291<text:s/></text:p>
          </table:table-cell>
          <table:table-cell office:value-type="float" office:value="2979.6059469562479" table:formula="msoxl:=G90*2/60/60" table:style-name="ce61">
            <text:p><text:s/>2,979.61<text:s/></text:p>
          </table:table-cell>
          <table:table-cell office:value-type="string" table:style-name="ce1">
            <text:p>the Intricate Manipulator of Bladesong Patterns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6782615" table:formula="msoxl:=C91-C90" table:style-name="ce10">
            <text:p><text:s/>16,782,615<text:s/></text:p>
          </table:table-cell>
          <table:table-cell office:value-type="float" office:value="218968874" table:style-name="ce10">
            <text:p><text:s/>218,968,874<text:s/></text:p>
          </table:table-cell>
          <table:table-cell office:value-type="percentage" office:value="7.4227764862627194E-2" table:formula="msoxl:=(B91-B90)/B91" table:style-name="ce6">
            <text:p>7%</text:p>
          </table:table-cell>
          <table:table-cell office:value-type="float" office:value="372947" table:formula="msoxl:=B91 / (A91/2)" table:style-name="ce10">
            <text:p><text:s/>372,947<text:s/></text:p>
          </table:table-cell>
          <table:table-cell office:value-type="float" office:value="207.19277777777779" table:formula="msoxl:=E91*2/60/60" table:style-name="ce61">
            <text:p><text:s/>207.19<text:s/></text:p>
          </table:table-cell>
          <table:table-cell office:value-type="float" office:value="5736237.7045212463" table:formula="msoxl:=E91+G90" table:style-name="ce10">
            <text:p><text:s/>5,736,238<text:s/></text:p>
          </table:table-cell>
          <table:table-cell office:value-type="float" office:value="3186.7987247340257" table:formula="msoxl:=G91*2/60/60" table:style-name="ce61">
            <text:p><text:s/>3,186.80<text:s/></text:p>
          </table:table-cell>
          <table:table-cell office:value-type="string" table:style-name="ce1">
            <text:p>the Defender of Music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125213" table:formula="msoxl:=C92-C91" table:style-name="ce10">
            <text:p><text:s/>18,125,213<text:s/></text:p>
          </table:table-cell>
          <table:table-cell office:value-type="float" office:value="237094087" table:style-name="ce10">
            <text:p><text:s/>237,094,087<text:s/></text:p>
          </table:table-cell>
          <table:table-cell office:value-type="percentage" office:value="7.4073501922432575E-2" table:formula="msoxl:=(B92-B91)/B92" table:style-name="ce6">
            <text:p>7%</text:p>
          </table:table-cell>
          <table:table-cell office:value-type="float" office:value="398356.32967032969" table:formula="msoxl:=B92 / (A92/2)" table:style-name="ce10">
            <text:p><text:s/>398,356<text:s/></text:p>
          </table:table-cell>
          <table:table-cell office:value-type="float" office:value="221.30907203907205" table:formula="msoxl:=E92*2/60/60" table:style-name="ce61">
            <text:p><text:s/>221.31<text:s/></text:p>
          </table:table-cell>
          <table:table-cell office:value-type="float" office:value="6134594.0341915758" table:formula="msoxl:=E92+G91" table:style-name="ce10">
            <text:p><text:s/>6,134,594<text:s/></text:p>
          </table:table-cell>
          <table:table-cell office:value-type="float" office:value="3408.1077967730976" table:formula="msoxl:=G92*2/60/60" table:style-name="ce61">
            <text:p><text:s/>3,408.11<text:s/></text:p>
          </table:table-cell>
          <table:table-cell office:value-type="string" table:style-name="ce1">
            <text:p>the Defender of Music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9572014" table:formula="msoxl:=C93-C92" table:style-name="ce10">
            <text:p><text:s/>19,572,014<text:s/></text:p>
          </table:table-cell>
          <table:table-cell office:value-type="float" office:value="256666101" table:style-name="ce10">
            <text:p><text:s/>256,666,101<text:s/></text:p>
          </table:table-cell>
          <table:table-cell office:value-type="percentage" office:value="7.3921927503219645E-2" table:formula="msoxl:=(B93-B92)/B93" table:style-name="ce6">
            <text:p>7%</text:p>
          </table:table-cell>
          <table:table-cell office:value-type="float" office:value="425478.5652173913" table:formula="msoxl:=B93 / (A93/2)" table:style-name="ce10">
            <text:p><text:s/>425,479<text:s/></text:p>
          </table:table-cell>
          <table:table-cell office:value-type="float" office:value="236.37698067632849" table:formula="msoxl:=E93*2/60/60" table:style-name="ce61">
            <text:p><text:s/>236.38<text:s/></text:p>
          </table:table-cell>
          <table:table-cell office:value-type="float" office:value="6560072.5994089674" table:formula="msoxl:=E93+G92" table:style-name="ce10">
            <text:p><text:s/>6,560,073<text:s/></text:p>
          </table:table-cell>
          <table:table-cell office:value-type="float" office:value="3644.4847774494265" table:formula="msoxl:=G93*2/60/60" table:style-name="ce61">
            <text:p><text:s/>3,644.48<text:s/></text:p>
          </table:table-cell>
          <table:table-cell office:value-type="string" table:style-name="ce1">
            <text:p>the Defender of Music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1130912" table:formula="msoxl:=C94-C93" table:style-name="ce10">
            <text:p><text:s/>21,130,912<text:s/></text:p>
          </table:table-cell>
          <table:table-cell office:value-type="float" office:value="277797013" table:style-name="ce10">
            <text:p><text:s/>277,797,013<text:s/></text:p>
          </table:table-cell>
          <table:table-cell office:value-type="percentage" office:value="7.3773342106578266E-2" table:formula="msoxl:=(B94-B93)/B94" table:style-name="ce6">
            <text:p>7%</text:p>
          </table:table-cell>
          <table:table-cell office:value-type="float" office:value="454428.21505376342" table:formula="msoxl:=B94 / (A94/2)" table:style-name="ce10">
            <text:p><text:s/>454,428<text:s/></text:p>
          </table:table-cell>
          <table:table-cell office:value-type="float" office:value="252.46011947431302" table:formula="msoxl:=E94*2/60/60" table:style-name="ce61">
            <text:p><text:s/>252.46<text:s/></text:p>
          </table:table-cell>
          <table:table-cell office:value-type="float" office:value="7014500.8144627307" table:formula="msoxl:=E94+G93" table:style-name="ce10">
            <text:p><text:s/>7,014,501<text:s/></text:p>
          </table:table-cell>
          <table:table-cell office:value-type="float" office:value="3896.9448969237396" table:formula="msoxl:=G94*2/60/60" table:style-name="ce61">
            <text:p><text:s/>3,896.94<text:s/></text:p>
          </table:table-cell>
          <table:table-cell office:value-type="string" table:style-name="ce1">
            <text:p>the Defender of Music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810385" table:formula="msoxl:=C95-C94" table:style-name="ce10">
            <text:p><text:s/>22,810,385<text:s/></text:p>
          </table:table-cell>
          <table:table-cell office:value-type="float" office:value="300607398" table:style-name="ce10">
            <text:p><text:s/>300,607,398<text:s/></text:p>
          </table:table-cell>
          <table:table-cell office:value-type="percentage" office:value="7.3627560429164171E-2" table:formula="msoxl:=(B95-B94)/B95" table:style-name="ce6">
            <text:p>7%</text:p>
          </table:table-cell>
          <table:table-cell office:value-type="float" office:value="485327.3404255319" table:formula="msoxl:=B95 / (A95/2)" table:style-name="ce10">
            <text:p><text:s/>485,327<text:s/></text:p>
          </table:table-cell>
          <table:table-cell office:value-type="float" office:value="269.62630023640662" table:formula="msoxl:=E95*2/60/60" table:style-name="ce61">
            <text:p><text:s/>269.63<text:s/></text:p>
          </table:table-cell>
          <table:table-cell office:value-type="float" office:value="7499828.154888263" table:formula="msoxl:=E95+G94" table:style-name="ce10">
            <text:p><text:s/>7,499,828<text:s/></text:p>
          </table:table-cell>
          <table:table-cell office:value-type="float" office:value="4166.5711971601459" table:formula="msoxl:=G95*2/60/60" table:style-name="ce61">
            <text:p><text:s/>4,166.57<text:s/></text:p>
          </table:table-cell>
          <table:table-cell office:value-type="string" table:style-name="ce1">
            <text:p>the Defender of Music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619537" table:formula="msoxl:=C96-C95" table:style-name="ce10">
            <text:p><text:s/>24,619,537<text:s/></text:p>
          </table:table-cell>
          <table:table-cell office:value-type="float" office:value="325226935" table:style-name="ce10">
            <text:p><text:s/>325,226,935<text:s/></text:p>
          </table:table-cell>
          <table:table-cell office:value-type="percentage" office:value="7.3484403869983422E-2" table:formula="msoxl:=(B96-B95)/B96" table:style-name="ce6">
            <text:p>7%</text:p>
          </table:table-cell>
          <table:table-cell office:value-type="float" office:value="518306.04210526316" table:formula="msoxl:=B96 / (A96/2)" table:style-name="ce10">
            <text:p><text:s/>518,306<text:s/></text:p>
          </table:table-cell>
          <table:table-cell office:value-type="float" office:value="287.94780116959066" table:formula="msoxl:=E96*2/60/60" table:style-name="ce61">
            <text:p><text:s/>287.95<text:s/></text:p>
          </table:table-cell>
          <table:table-cell office:value-type="float" office:value="8018134.1969935261" table:formula="msoxl:=E96+G95" table:style-name="ce10">
            <text:p><text:s/>8,018,134<text:s/></text:p>
          </table:table-cell>
          <table:table-cell office:value-type="float" office:value="4454.518998329736" table:formula="msoxl:=G96*2/60/60" table:style-name="ce61">
            <text:p><text:s/>4,454.52<text:s/></text:p>
          </table:table-cell>
          <table:table-cell office:value-type="string" table:style-name="ce1">
            <text:p>the Heart of Song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6568168" table:formula="msoxl:=C97-C96" table:style-name="ce10">
            <text:p><text:s/>26,568,168<text:s/></text:p>
          </table:table-cell>
          <table:table-cell office:value-type="float" office:value="351795103" table:style-name="ce10">
            <text:p><text:s/>351,795,103<text:s/></text:p>
          </table:table-cell>
          <table:table-cell office:value-type="percentage" office:value="7.3344575357999847E-2" table:formula="msoxl:=(B97-B96)/B97" table:style-name="ce6">
            <text:p>7%</text:p>
          </table:table-cell>
          <table:table-cell office:value-type="float" office:value="553503.5" table:formula="msoxl:=B97 / (A97/2)" table:style-name="ce10">
            <text:p><text:s/>553,504<text:s/></text:p>
          </table:table-cell>
          <table:table-cell office:value-type="float" office:value="307.5019444444444" table:formula="msoxl:=E97*2/60/60" table:style-name="ce61">
            <text:p><text:s/>307.50<text:s/></text:p>
          </table:table-cell>
          <table:table-cell office:value-type="float" office:value="8571637.6969935261" table:formula="msoxl:=E97+G96" table:style-name="ce10">
            <text:p><text:s/>8,571,638<text:s/></text:p>
          </table:table-cell>
          <table:table-cell office:value-type="float" office:value="4762.0209427741811" table:formula="msoxl:=G97*2/60/60" table:style-name="ce61">
            <text:p><text:s/>4,762.02<text:s/></text:p>
          </table:table-cell>
          <table:table-cell office:value-type="string" table:style-name="ce1">
            <text:p>the Heart of Song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8666781" table:formula="msoxl:=C98-C97" table:style-name="ce10">
            <text:p><text:s/>28,666,781<text:s/></text:p>
          </table:table-cell>
          <table:table-cell office:value-type="float" office:value="380461884" table:style-name="ce10">
            <text:p><text:s/>380,461,884<text:s/></text:p>
          </table:table-cell>
          <table:table-cell office:value-type="percentage" office:value="7.3207138255250909E-2" table:formula="msoxl:=(B98-B97)/B98" table:style-name="ce6">
            <text:p>7%</text:p>
          </table:table-cell>
          <table:table-cell office:value-type="float" office:value="591067.64948453603" table:formula="msoxl:=B98 / (A98/2)" table:style-name="ce10">
            <text:p><text:s/>591,068<text:s/></text:p>
          </table:table-cell>
          <table:table-cell office:value-type="float" office:value="328.37091638029779" table:formula="msoxl:=E98*2/60/60" table:style-name="ce61">
            <text:p><text:s/>328.37<text:s/></text:p>
          </table:table-cell>
          <table:table-cell office:value-type="float" office:value="9162705.3464780618" table:formula="msoxl:=E98+G97" table:style-name="ce10">
            <text:p><text:s/>9,162,705<text:s/></text:p>
          </table:table-cell>
          <table:table-cell office:value-type="float" office:value="5090.3918591544789" table:formula="msoxl:=G98*2/60/60" table:style-name="ce61">
            <text:p><text:s/>5,090.39<text:s/></text:p>
          </table:table-cell>
          <table:table-cell office:value-type="string" table:style-name="ce1">
            <text:p>the Heart of Song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0926662" table:formula="msoxl:=C99-C98" table:style-name="ce10">
            <text:p><text:s/>30,926,662<text:s/></text:p>
          </table:table-cell>
          <table:table-cell office:value-type="float" office:value="411388546" table:style-name="ce10">
            <text:p><text:s/>411,388,546<text:s/></text:p>
          </table:table-cell>
          <table:table-cell office:value-type="percentage" office:value="7.3072257199952584E-2" table:formula="msoxl:=(B99-B98)/B99" table:style-name="ce6">
            <text:p>7%</text:p>
          </table:table-cell>
          <table:table-cell office:value-type="float" office:value="631156.36734693882" table:formula="msoxl:=B99 / (A99/2)" table:style-name="ce10">
            <text:p><text:s/>631,156<text:s/></text:p>
          </table:table-cell>
          <table:table-cell office:value-type="float" office:value="350.6424263038549" table:formula="msoxl:=E99*2/60/60" table:style-name="ce61">
            <text:p><text:s/>350.64<text:s/></text:p>
          </table:table-cell>
          <table:table-cell office:value-type="float" office:value="9793861.7138250005" table:formula="msoxl:=E99+G98" table:style-name="ce10">
            <text:p><text:s/>9,793,862<text:s/></text:p>
          </table:table-cell>
          <table:table-cell office:value-type="float" office:value="5441.0342854583332" table:formula="msoxl:=G99*2/60/60" table:style-name="ce61">
            <text:p><text:s/>5,441.03<text:s/></text:p>
          </table:table-cell>
          <table:table-cell office:value-type="string" table:style-name="ce1">
            <text:p>the Heart of Song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3359954" table:formula="msoxl:=C100-C99" table:style-name="ce10">
            <text:p><text:s/>33,359,954<text:s/></text:p>
          </table:table-cell>
          <table:table-cell office:value-type="float" office:value="444748500" table:style-name="ce10">
            <text:p><text:s/>444,748,500<text:s/></text:p>
          </table:table-cell>
          <table:table-cell office:value-type="percentage" office:value="7.2940508251300343E-2" table:formula="msoxl:=(B100-B99)/B100" table:style-name="ce6">
            <text:p>7%</text:p>
          </table:table-cell>
          <table:table-cell office:value-type="float" office:value="673938.46464646468" table:formula="msoxl:=B100 / (A100/2)" table:style-name="ce10">
            <text:p><text:s/>673,938<text:s/></text:p>
          </table:table-cell>
          <table:table-cell office:value-type="float" office:value="374.41025813692482" table:formula="msoxl:=E100*2/60/60" table:style-name="ce61">
            <text:p><text:s/>374.41<text:s/></text:p>
          </table:table-cell>
          <table:table-cell office:value-type="float" office:value="10467800.178471465" table:formula="msoxl:=E100+G99" table:style-name="ce10">
            <text:p><text:s/>10,467,800<text:s/></text:p>
          </table:table-cell>
          <table:table-cell office:value-type="float" office:value="5815.4445435952575" table:formula="msoxl:=G100*2/60/60" table:style-name="ce61">
            <text:p><text:s/>5,815.44<text:s/></text:p>
          </table:table-cell>
          <table:table-cell office:value-type="string" table:style-name="ce1">
            <text:p>the Heart of Song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5979667" table:formula="msoxl:=C101-C100" table:style-name="ce10">
            <text:p><text:s/>35,979,667<text:s/></text:p>
          </table:table-cell>
          <table:table-cell office:value-type="float" office:value="480728167" table:style-name="ce10">
            <text:p><text:s/>480,728,167<text:s/></text:p>
          </table:table-cell>
          <table:table-cell office:value-type="percentage" office:value="7.2810929573083591E-2" table:formula="msoxl:=(B101-B100)/B101" table:style-name="ce6">
            <text:p>7%</text:p>
          </table:table-cell>
          <table:table-cell office:value-type="float" office:value="719593.34" table:formula="msoxl:=B101 / (A101/2)" table:style-name="ce10">
            <text:p><text:s/>719,593<text:s/></text:p>
          </table:table-cell>
          <table:table-cell office:value-type="float" office:value="399.77407777777779" table:formula="msoxl:=E101*2/60/60" table:style-name="ce61">
            <text:p><text:s/>399.77<text:s/></text:p>
          </table:table-cell>
          <table:table-cell office:value-type="float" office:value="11187393.518471465" table:formula="msoxl:=E101+G100" table:style-name="ce10">
            <text:p><text:s/>11,187,394<text:s/></text:p>
          </table:table-cell>
          <table:table-cell office:value-type="float" office:value="6215.2186213730356" table:formula="msoxl:=G101*2/60/60" table:style-name="ce61">
            <text:p><text:s/>6,215.22<text:s/></text:p>
          </table:table-cell>
          <table:table-cell office:value-type="string" table:style-name="ce1">
            <text:p>the Blade of the Celestial Harmonies</text:p>
          </table:table-cell>
          <table:table-cell table:number-columns-repeated="16375"/>
        </table:table-row>
        <table:table-row table:number-rows-repeated="1048475" table:style-name="ro1">
          <table:table-cell table:number-columns-repeated="16384"/>
        </table:table-row>
      </table:table>
      <table:table table:name="powers" table:style-name="ta2">
        <table:table-column table:style-name="co27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8" table:default-cell-style-name="ce1"/>
        <table:table-column table:style-name="co26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GL</text:p>
          </table:table-cell>
          <table:table-cell office:value-type="string" table:style-name="ce1">
            <text:p>Ability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P.Career</text:p>
          </table:table-cell>
          <table:table-cell office:value-type="string" table:style-name="ce1">
            <text:p>Ctg</text:p>
          </table:table-cell>
          <table:table-cell office:value-type="string" table:style-name="ce1">
            <text:p>Notes</text:p>
          </table:table-cell>
          <table:table-cell table:style-name="ce20"/>
          <table:table-cell office:value-type="string" table:style-name="ce1">
            <text:p>Type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ecord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-</text:p>
          </table:table-cell>
          <table:table-cell table:style-name="ce1"/>
          <table:table-cell table:style-name="ce20"/>
          <table:table-cell office:value-type="string" table:style-name="ce50">
            <text:p>DD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dreca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-</text:p>
          </table:table-cell>
          <table:table-cell table:style-name="ce1"/>
          <table:table-cell table:style-name="ce20"/>
          <table:table-cell office:value-type="string" table:style-name="ce4">
            <text:p>DH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esu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resumes last song from start</text:p>
          </table:table-cell>
          <table:table-cell table:style-name="ce20"/>
          <table:table-cell office:value-type="string" table:style-name="ce52">
            <text:p>D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hythmic actions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lets you plan actions by round</text:p>
          </table:table-cell>
          <table:table-cell table:style-name="ce20"/>
          <table:table-cell office:value-type="string" table:style-name="ce5">
            <text:p>EO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sult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bite your thumb sir!</text:p>
          </table:table-cell>
          <table:table-cell table:style-name="ce20"/>
          <table:table-cell office:value-type="string" table:style-name="ce60">
            <text:p>E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set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lets you set guild settings</text:p>
          </table:table-cell>
          <table:table-cell table:style-name="ce20"/>
          <table:table-cell office:value-type="string" table:style-name="ce51">
            <text:p>OD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eca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bard database</text:p>
          </table:table-cell>
          <table:table-cell table:style-name="ce1"/>
          <table:table-cell office:value-type="string" table:style-name="ce53">
            <text:p>O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yrics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get lyrics to song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ulg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show gs to another bard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urdy gurdy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get coins from other players :)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ndage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4">
            <text:p>DH</text:p>
          </table:table-cell>
          <table:table-cell office:value-type="string" table:style-name="ce1">
            <text:p>cheap heal, can't go above 70%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hilling chord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OD</text:p>
          </table:table-cell>
          <table:table-cell office:value-type="string" table:style-name="ce1">
            <text:p>mind dmg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dentify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ackstab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Gallant</text:p>
          </table:table-cell>
          <table:table-cell office:value-type="string" table:style-name="ce1">
            <text:p>OD</text:p>
          </table:table-cell>
          <table:table-cell office:value-type="string" table:style-name="ce1">
            <text:p>mig dmg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ide in shadows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invis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rma ta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4">
            <text:p>DH</text:p>
          </table:table-cell>
          <table:table-cell office:value-type="string" table:style-name="ce1">
            <text:p>heal, factor of 1.5ish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ticipate blow<text:s text:c="3"/></text:p>
          </table:table-cell>
          <table:table-cell office:value-type="string" table:style-name="ce1">
            <text:p>varies</text:p>
          </table:table-cell>
          <table:table-cell office:value-type="string" table:style-name="ce1">
            <text:p>Gallant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odge, but you can step into the blow :P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reset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lets you reset righteous fury, called sho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asqu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ystic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disguise as another mob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nscribe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create a legend for an object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defend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Gallan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defend someone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ooth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ystic</text:p>
          </table:table-cell>
          <table:table-cell office:value-type="string" table:style-name="ce4">
            <text:p>DH</text:p>
          </table:table-cell>
          <table:table-cell office:value-type="string" table:style-name="ce1">
            <text:p>heals hp/sps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ore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check ac/wc of eq/weapon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enthral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ystic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peace a mob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hunderous bellow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OD</text:p>
          </table:table-cell>
          <table:table-cell office:value-type="string" table:style-name="ce1">
            <text:p>more mind dmg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lled sho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Gallant</text:p>
          </table:table-cell>
          <table:table-cell office:value-type="string" table:style-name="ce5">
            <text:p>EO</text:p>
          </table:table-cell>
          <table:table-cell office:value-type="string" table:style-name="ce1">
            <text:p>one big hit!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cophony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53">
            <text:p>OS</text:p>
          </table:table-cell>
          <table:table-cell office:value-type="string" table:style-name="ce1">
            <text:p>drains sp on target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reveal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void blow</text:p>
          </table:table-cell>
          <table:table-cell office:value-type="string" table:style-name="ce1">
            <text:p>varies</text:p>
          </table:table-cell>
          <table:table-cell office:value-type="string" table:style-name="ce1">
            <text:p>Gallant</text:p>
          </table:table-cell>
          <table:table-cell office:value-type="string" table:style-name="ce1">
            <text:p>DD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heal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DH</text:p>
          </table:table-cell>
          <table:table-cell table:number-columns-repeated="16379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view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heartening laugh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Gallant</text:p>
          </table:table-cell>
          <table:table-cell office:value-type="string" table:style-name="ce60">
            <text:p>ES</text:p>
          </table:table-cell>
          <table:table-cell office:value-type="string" table:style-name="ce1">
            <text:p>boosts co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fensive harmony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allant</text:p>
          </table:table-cell>
          <table:table-cell office:value-type="string" table:style-name="ce52">
            <text:p>DS</text:p>
          </table:table-cell>
          <table:table-cell table:number-columns-repeated="16379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ollow thread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ystic</text:p>
          </table:table-cell>
          <table:table-cell office:value-type="string" table:style-name="ce1">
            <text:p>--</text:p>
          </table:table-cell>
          <table:table-cell table:number-columns-repeated="16379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rst impressio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ystic</text:p>
          </table:table-cell>
          <table:table-cell office:value-type="string" table:style-name="ce1">
            <text:p>ES</text:p>
          </table:table-cell>
          <table:table-cell table:number-columns-repeated="16379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enrag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ystic</text:p>
          </table:table-cell>
          <table:table-cell office:value-type="string" table:style-name="ce1">
            <text:p>OS</text:p>
          </table:table-cell>
          <table:table-cell table:number-columns-repeated="16379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righteous fury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Gallant</text:p>
          </table:table-cell>
          <table:table-cell office:value-type="string" table:style-name="ce5">
            <text:p>EO</text:p>
          </table:table-cell>
          <table:table-cell table:number-columns-repeated="16379" table:style-name="ce1"/>
        </table:table-row>
        <table:table-row table:number-rows-repeated="1048538" table:style-name="ro1">
          <table:table-cell table:number-columns-repeated="16384"/>
        </table:table-row>
      </table:table>
      <table:table table:name="songs" table:style-name="ta3">
        <table:table-column table:style-name="co27" table:default-cell-style-name="ce1"/>
        <table:table-column table:style-name="co30" table:default-cell-style-name="ce1"/>
        <table:table-column table:style-name="co23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default-cell-style-name="ce1"/>
        <table:table-column table:style-name="co33" table:default-cell-style-name="ce1"/>
        <table:table-column table:style-name="co8" table:default-cell-style-name="ce1"/>
        <table:table-column table:style-name="co26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GL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VCost</text:p>
          </table:table-cell>
          <table:table-cell office:value-type="string" table:style-name="ce1">
            <text:p>KCost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tg</text:p>
          </table:table-cell>
          <table:table-cell office:value-type="string" table:style-name="ce1">
            <text:p>Notes</text:p>
          </table:table-cell>
          <table:table-cell table:style-name="ce1"/>
          <table:table-cell office:value-type="string" table:style-name="ce1">
            <text:p>Type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r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st</text:p>
          </table:table-cell>
          <table:table-cell office:value-type="string" table:style-name="ce1">
            <text:p>I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returns karam from corpse</text:p>
          </table:table-cell>
          <table:table-cell table:style-name="ce1"/>
          <table:table-cell office:value-type="string" table:style-name="ce50">
            <text:p>DD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d Moon Rising</text:p>
          </table:table-cell>
          <table:table-cell office:value-type="float" office:value="0.6" table:style-name="ce1">
            <text:p>0.6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51">
            <text:p>OD</text:p>
          </table:table-cell>
          <table:table-cell table:number-columns-repeated="2" table:style-name="ce1"/>
          <table:table-cell office:value-type="string" table:style-name="ce4">
            <text:p>DH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 Mus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</text:p>
          </table:table-cell>
          <table:table-cell office:value-type="string" table:style-name="ce50">
            <text:p>DD</text:p>
          </table:table-cell>
          <table:table-cell office:value-type="string" table:style-name="ce1">
            <text:p>provides protection aura</text:p>
          </table:table-cell>
          <table:table-cell table:style-name="ce1"/>
          <table:table-cell office:value-type="string" table:style-name="ce52">
            <text:p>DS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iet Hum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ri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regens hps</text:p>
          </table:table-cell>
          <table:table-cell table:style-name="ce1"/>
          <table:table-cell office:value-type="string" table:style-name="ce5">
            <text:p>EO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Winter Wind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51">
            <text:p>OD</text:p>
          </table:table-cell>
          <table:table-cell table:number-columns-repeated="2" table:style-name="ce1"/>
          <table:table-cell office:value-type="string" table:style-name="ce60">
            <text:p>ES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You've Got A Friend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heals another person</text:p>
          </table:table-cell>
          <table:table-cell table:style-name="ce1"/>
          <table:table-cell office:value-type="string" table:style-name="ce51">
            <text:p>OD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eader of the Band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4">
            <text:p>DH</text:p>
          </table:table-cell>
          <table:table-cell office:value-type="string" table:style-name="ce1">
            <text:p>regens karma</text:p>
          </table:table-cell>
          <table:table-cell table:style-name="ce1"/>
          <table:table-cell office:value-type="string" table:style-name="ce53">
            <text:p>OS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aked Sunday</text:p>
          </table:table-cell>
          <table:table-cell office:value-type="float" office:value="0.8" table:style-name="ce1">
            <text:p>0.8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60">
            <text:p>ES</text:p>
          </table:table-cell>
          <table:table-cell office:value-type="string" table:style-name="ce23">
            <text:p>+1 str, int, wis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oxic Blades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</text:p>
          </table:table-cell>
          <table:table-cell office:value-type="string" table:style-name="ce51">
            <text:p>OD</text:p>
          </table:table-cell>
          <table:table-cell office:value-type="string" table:style-name="ce1">
            <text:p>poison dmg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ly Away</text:p>
          </table:table-cell>
          <table:table-cell office:value-type="float" office:value="0.6" table:style-name="ce1">
            <text:p>0.6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lets you fly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ircle of Life</text:p>
          </table:table-cell>
          <table:table-cell office:value-type="float" office:value="2.4" table:style-name="ce1">
            <text:p>2.4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DH</text:p>
          </table:table-cell>
          <table:table-cell office:value-type="string" table:style-name="ce1">
            <text:p>room heal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Everything I Do I Do It For You</text:p>
          </table:table-cell>
          <table:table-cell office:value-type="float" office:value="1.6" table:style-name="ce1">
            <text:p>1.6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DH</text:p>
          </table:table-cell>
          <table:table-cell office:value-type="string" table:style-name="ce1">
            <text:p>drain hp/sp for another player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m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60">
            <text:p>ES</text:p>
          </table:table-cell>
          <table:table-cell office:value-type="string" table:style-name="ce1">
            <text:p>charm that gives sps (glvl * 10)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evil's Fire</text:p>
          </table:table-cell>
          <table:table-cell office:value-type="float" office:value="0.8" table:style-name="ce1">
            <text:p>0.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aries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OD</text:p>
          </table:table-cell>
          <table:table-cell office:value-type="string" table:style-name="ce1">
            <text:p>fire dmg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 Can See Clearly Now</text:p>
          </table:table-cell>
          <table:table-cell office:value-type="float" office:value="1.2" table:style-name="ce1">
            <text:p>1.2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cures blindess, lights room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lectric Funeral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uses corpse to regen hp/sp/karma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Walking on the Sun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</text:p>
          </table:table-cell>
          <table:table-cell office:value-type="string" table:style-name="ce51">
            <text:p>OD</text:p>
          </table:table-cell>
          <table:table-cell office:value-type="string" table:style-name="ce1">
            <text:p>radiation dmg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nother One Bites the Dust</text:p>
          </table:table-cell>
          <table:table-cell office:value-type="float" office:value="0.6" table:style-name="ce1">
            <text:p>0.6</text:p>
          </table:table-cell>
          <table:table-cell office:value-type="float" office:value="20" table:style-name="ce1">
            <text:p>20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turns corpse to dust, use dust to heal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ood For You</text:p>
          </table:table-cell>
          <table:table-cell office:value-type="float" office:value="1.4" table:style-name="ce1">
            <text:p>1.4</text:p>
          </table:table-cell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DH</text:p>
          </table:table-cell>
          <table:table-cell office:value-type="string" table:style-name="ce1">
            <text:p>heals you and target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omfortably Numb</text:p>
          </table:table-cell>
          <table:table-cell office:value-type="float" office:value="0.6" table:style-name="ce1">
            <text:p>0.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Varies</text:p>
          </table:table-cell>
          <table:table-cell office:value-type="string" table:style-name="ce1">
            <text:p>A</text:p>
          </table:table-cell>
          <table:table-cell office:value-type="string" table:style-name="ce50">
            <text:p>DD</text:p>
          </table:table-cell>
          <table:table-cell office:value-type="string" table:style-name="ce1">
            <text:p>blocks dmg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nvigorating Tune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regen for other guilds?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Water</text:p>
          </table:table-cell>
          <table:table-cell office:value-type="float" office:value="0.8" table:style-name="ce1">
            <text:p>0.8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creates water to heal voice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I Will Survive</text:p>
          </table:table-cell>
          <table:table-cell office:value-type="float" office:value="1.6" table:style-name="ce1">
            <text:p>1.6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regen hps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t's All Coming Back To Me Now</text:p>
          </table:table-cell>
          <table:table-cell office:value-type="float" office:value="1.8" table:style-name="ce1">
            <text:p>1.8</text:p>
          </table:table-cell>
          <table:table-cell office:value-type="float" office:value="17" table:style-name="ce1">
            <text:p>17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office:value-type="string" table:style-name="ce1">
            <text:p>DH</text:p>
          </table:table-cell>
          <table:table-cell office:value-type="string" table:style-name="ce1">
            <text:p>regen sps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Bullet With Butterfly Wings</text:p>
          </table:table-cell>
          <table:table-cell office:value-type="float" office:value="1.2" table:style-name="ce1">
            <text:p>1.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51">
            <text:p>OD</text:p>
          </table:table-cell>
          <table:table-cell office:value-type="string" table:style-name="ce1">
            <text:p>makes vampires to swarm mob and give you hps, but it sucks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Looking Through Your Eyes</text:p>
          </table:table-cell>
          <table:table-cell office:value-type="float" office:value="0.6" table:style-name="ce1">
            <text:p>0.6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--</text:p>
          </table:table-cell>
          <table:table-cell table:number-columns-repeated="16377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Grinch's Her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ES</text:p>
          </table:table-cell>
          <table:table-cell table:number-columns-repeated="16377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Her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60">
            <text:p>ES</text:p>
          </table:table-cell>
          <table:table-cell office:value-type="string" table:style-name="ce1">
            <text:p>boosts con</text:p>
          </table:table-cell>
          <table:table-cell table:number-columns-repeated="16376"/>
        </table:table-row>
        <table:table-row table:style-name="ro1">
          <table:table-cell office:value-type="float" office:value="34" table:style-name="ce54">
            <text:p>34</text:p>
          </table:table-cell>
          <table:table-cell office:value-type="string" table:style-name="ce54">
            <text:p>Death's Law</text:p>
          </table:table-cell>
          <table:table-cell office:value-type="float" office:value="0.8" table:style-name="ce54">
            <text:p>0.8</text:p>
          </table:table-cell>
          <table:table-cell office:value-type="float" office:value="12" table:style-name="ce54">
            <text:p>12</text:p>
          </table:table-cell>
          <table:table-cell office:value-type="float" office:value="6" table:style-name="ce54">
            <text:p>6</text:p>
          </table:table-cell>
          <table:table-cell table:style-name="ce54"/>
          <table:table-cell office:value-type="string" table:style-name="ce66">
            <text:p>OD</text:p>
          </table:table-cell>
          <table:table-cell office:value-type="string" table:style-name="ce54">
            <text:p>Gallant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cid Rock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</text:p>
          </table:table-cell>
          <table:table-cell office:value-type="string" table:style-name="ce51">
            <text:p>OD</text:p>
          </table:table-cell>
          <table:table-cell office:value-type="string" table:style-name="ce1">
            <text:p>acid dmg</text:p>
          </table:table-cell>
          <table:table-cell table:number-columns-repeated="16376"/>
        </table:table-row>
        <table:table-row table:style-name="ro1">
          <table:table-cell office:value-type="float" office:value="36" table:style-name="ce55">
            <text:p>36</text:p>
          </table:table-cell>
          <table:table-cell office:value-type="string" table:style-name="ce55">
            <text:p>Shower of Light</text:p>
          </table:table-cell>
          <table:table-cell office:value-type="float" office:value="0" table:style-name="ce55">
            <text:p>0</text:p>
          </table:table-cell>
          <table:table-cell office:value-type="float" office:value="40" table:style-name="ce55">
            <text:p>40</text:p>
          </table:table-cell>
          <table:table-cell office:value-type="float" office:value="12" table:style-name="ce55">
            <text:p>12</text:p>
          </table:table-cell>
          <table:table-cell office:value-type="string" table:style-name="ce55">
            <text:p>I</text:p>
          </table:table-cell>
          <table:table-cell office:value-type="string" table:style-name="ce66">
            <text:p>OD</text:p>
          </table:table-cell>
          <table:table-cell office:value-type="string" table:style-name="ce55">
            <text:p>Mystic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ystic Eyes</text:p>
          </table:table-cell>
          <table:table-cell office:value-type="float" office:value="2.4" table:style-name="ce1">
            <text:p>2.4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creates eyes to let you monitor a room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instrel Boy</text:p>
          </table:table-cell>
          <table:table-cell office:value-type="float" office:value="1.8" table:style-name="ce1">
            <text:p>1.8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I think this gives + 1 attack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Orinoco Flow</text:p>
          </table:table-cell>
          <table:table-cell office:value-type="float" office:value="2.4" table:style-name="ce1">
            <text:p>2.4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DS</text:p>
          </table:table-cell>
          <table:table-cell office:value-type="string" table:style-name="ce1">
            <text:p>puts you in a safe room during performance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emory</text:p>
          </table:table-cell>
          <table:table-cell office:value-type="float" office:value="2.4" table:style-name="ce1">
            <text:p>2.4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DH</text:p>
          </table:table-cell>
          <table:table-cell office:value-type="string" table:style-name="ce1">
            <text:p>boosts int</text:p>
          </table:table-cell>
          <table:table-cell table:number-columns-repeated="16376"/>
        </table:table-row>
        <table:table-row table:style-name="ro1">
          <table:table-cell office:value-type="float" office:value="41" table:style-name="ce54">
            <text:p>41</text:p>
          </table:table-cell>
          <table:table-cell office:value-type="string" table:style-name="ce54">
            <text:p>The Electric Chair</text:p>
          </table:table-cell>
          <table:table-cell office:value-type="float" office:value="0" table:style-name="ce54">
            <text:p>0</text:p>
          </table:table-cell>
          <table:table-cell office:value-type="float" office:value="35" table:style-name="ce54">
            <text:p>35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I</text:p>
          </table:table-cell>
          <table:table-cell office:value-type="string" table:style-name="ce66">
            <text:p>OD</text:p>
          </table:table-cell>
          <table:table-cell office:value-type="string" table:style-name="ce54">
            <text:p>Gallant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on of Man</text:p>
          </table:table-cell>
          <table:table-cell office:value-type="float" office:value="1.2" table:style-name="ce1">
            <text:p>1.2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ES</text:p>
          </table:table-cell>
          <table:table-cell office:value-type="string" table:style-name="ce1">
            <text:p>boosts wis/str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Dead Mans Party</text:p>
          </table:table-cell>
          <table:table-cell office:value-type="float" office:value="1.6" table:style-name="ce1">
            <text:p>1.6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ES</text:p>
          </table:table-cell>
          <table:table-cell table:number-columns-repeated="16377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I Am A Rock</text:p>
          </table:table-cell>
          <table:table-cell office:value-type="float" office:value="1.6" table:style-name="ce1">
            <text:p>1.6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boosts e/b defense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We Are the Champions</text:p>
          </table:table-cell>
          <table:table-cell office:value-type="float" office:value="1.4" table:style-name="ce1">
            <text:p>1.4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--</text:p>
          </table:table-cell>
          <table:table-cell table:number-columns-repeated="1637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ama Said Knock You Out</text:p>
          </table:table-cell>
          <table:table-cell office:value-type="float" office:value="2.4" table:style-name="ce1">
            <text:p>2.4</text:p>
          </table:table-cell>
          <table:table-cell office:value-type="float" office:value="20" table:style-name="ce1">
            <text:p>20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S</text:p>
          </table:table-cell>
          <table:table-cell office:value-type="string" table:style-name="ce1">
            <text:p>stuns mob while others pound on him?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Let It Be</text:p>
          </table:table-cell>
          <table:table-cell office:value-type="float" office:value="0.6" table:style-name="ce1">
            <text:p>0.6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ES</text:p>
          </table:table-cell>
          <table:table-cell office:value-type="string" table:style-name="ce1">
            <text:p>boosts wis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Wail of the Banshee</text:p>
          </table:table-cell>
          <table:table-cell office:value-type="float" office:value="1.8" table:style-name="ce1">
            <text:p>1.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51">
            <text:p>OD</text:p>
          </table:table-cell>
          <table:table-cell office:value-type="string" table:style-name="ce1">
            <text:p>mind dmg</text:p>
          </table:table-cell>
          <table:table-cell table:number-columns-repeated="16376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55">
            <text:p>Silent Lucidity</text:p>
          </table:table-cell>
          <table:table-cell office:value-type="float" office:value="2.2000000000000002" table:style-name="ce55">
            <text:p>2.2</text:p>
          </table:table-cell>
          <table:table-cell office:value-type="float" office:value="30" table:style-name="ce55">
            <text:p>30</text:p>
          </table:table-cell>
          <table:table-cell office:value-type="float" office:value="51" table:style-name="ce55">
            <text:p>51</text:p>
          </table:table-cell>
          <table:table-cell table:style-name="ce55"/>
          <table:table-cell office:value-type="string" table:style-name="ce55">
            <text:p>ES</text:p>
          </table:table-cell>
          <table:table-cell office:value-type="string" table:style-name="ce55">
            <text:p>Mystic, boosts to 250 overmax sp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Black</text:p>
          </table:table-cell>
          <table:table-cell office:value-type="float" office:value="1.6" table:style-name="ce1">
            <text:p>1.6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OS</text:p>
          </table:table-cell>
          <table:table-cell office:value-type="string" table:style-name="ce1">
            <text:p>blind opponent and cause to flee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We Will Rock You</text:p>
          </table:table-cell>
          <table:table-cell office:value-type="float" office:value="1.6" table:style-name="ce1">
            <text:p>1.6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EO</text:p>
          </table:table-cell>
          <table:table-cell office:value-type="string" table:style-name="ce1">
            <text:p>give players + 1 attack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Into the Fir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51">
            <text:p>OD</text:p>
          </table:table-cell>
          <table:table-cell office:value-type="string" table:style-name="ce1">
            <text:p>room fire dmg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mazing Grace</text:p>
          </table:table-cell>
          <table:table-cell office:value-type="float" office:value="1.8" table:style-name="ce1">
            <text:p>1.8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DD</text:p>
          </table:table-cell>
          <table:table-cell office:value-type="string" table:style-name="ce1">
            <text:p>big defense song?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Spellbound</text:p>
          </table:table-cell>
          <table:table-cell office:value-type="float" office:value="2.6" table:style-name="ce1">
            <text:p>2.6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OS</text:p>
          </table:table-cell>
          <table:table-cell office:value-type="string" table:style-name="ce1">
            <text:p>causes mob to run in fear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Don't Worry, Be Happy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1" table:style-name="ce1">
            <text:p>2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S</text:p>
          </table:table-cell>
          <table:table-cell table:number-columns-repeated="16377" table:style-name="ce1"/>
        </table:table-row>
        <table:table-row table:style-name="ro1">
          <table:table-cell office:value-type="float" office:value="61" table:style-name="ce55">
            <text:p>61</text:p>
          </table:table-cell>
          <table:table-cell office:value-type="string" table:style-name="ce55">
            <text:p>Death March</text:p>
          </table:table-cell>
          <table:table-cell office:value-type="float" office:value="0" table:style-name="ce55">
            <text:p>0</text:p>
          </table:table-cell>
          <table:table-cell office:value-type="float" office:value="50" table:style-name="ce55">
            <text:p>50</text:p>
          </table:table-cell>
          <table:table-cell office:value-type="string" table:style-name="ce55">
            <text:p>Varies</text:p>
          </table:table-cell>
          <table:table-cell office:value-type="string" table:style-name="ce55">
            <text:p>I</text:p>
          </table:table-cell>
          <table:table-cell office:value-type="string" table:style-name="ce63">
            <text:p>OD</text:p>
          </table:table-cell>
          <table:table-cell office:value-type="string" table:style-name="ce55">
            <text:p>Mystic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It's the End of the World As We Know It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51">
            <text:p>OD</text:p>
          </table:table-cell>
          <table:table-cell table:number-columns-repeated="16377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Sands of Time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51">
            <text:p>OD</text:p>
          </table:table-cell>
          <table:table-cell table:number-columns-repeated="16377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Devil Went Down To Georgia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OS</text:p>
          </table:table-cell>
          <table:table-cell table:number-columns-repeated="16377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Ballad of the Ancients</text:p>
          </table:table-cell>
          <table:table-cell office:value-type="float" office:value="5.2" table:style-name="ce1">
            <text:p>5.2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OS</text:p>
          </table:table-cell>
          <table:table-cell table:number-columns-repeated="16377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Vampire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35" table:style-name="ce1">
            <text:p>135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DH</text:p>
          </table:table-cell>
          <table:table-cell table:number-columns-repeated="16377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When the Music's Over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51">
            <text:p>OD</text:p>
          </table:table-cell>
          <table:table-cell table:number-columns-repeated="16377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Who Wants To Live Forever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51">
            <text:p>OD</text:p>
          </table:table-cell>
          <table:table-cell table:number-columns-repeated="16377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Rainbow of Death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</text:p>
          </table:table-cell>
          <table:table-cell office:value-type="string" table:style-name="ce51">
            <text:p>OD</text:p>
          </table:table-cell>
          <table:table-cell table:number-columns-repeated="16377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spells" table:style-name="ta2">
        <table:table-column table:style-name="co8" table:default-cell-style-name="ce1"/>
        <table:table-column table:style-name="co14" table:default-cell-style-name="ce1"/>
        <table:table-column table:style-name="co2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26" table:default-cell-style-name="ce1"/>
        <table:table-column table:style-name="co36" table:default-cell-style-name="ce1"/>
        <table:table-column table:style-name="co8" table:default-cell-style-name="ce1"/>
        <table:table-column table:style-name="co26" table:default-cell-style-name="ce1"/>
        <table:table-column table:style-name="co8" table:number-columns-repeated="16374" table:default-cell-style-name="ce1"/>
        <table:table-row table:style-name="ro1">
          <table:table-cell table:style-name="ce1"/>
          <table:table-cell office:value-type="string" table:style-name="ce1">
            <text:p>Glvl</text:p>
          </table:table-cell>
          <table:table-cell office:value-type="string" table:style-name="ce6">
            <text:p>Spell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%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otes</text:p>
          </table:table-cell>
          <table:table-cell table:style-name="ce1"/>
          <table:table-cell office:value-type="string" table:style-name="ce1">
            <text:p>Typ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thought wav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percentage" office:value="0" table:formula="msoxl:=(E2-D2)/E2" table:style-name="ce6">
            <text:p>0%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gives info on mob</text:p>
          </table:table-cell>
          <table:table-cell table:style-name="ce1"/>
          <table:table-cell office:value-type="string" table:style-name="ce50">
            <text:p>DD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6">
            <text:p>burning hands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percentage" office:value="0" table:formula="msoxl:=(E3-D3)/E3" table:style-name="ce6">
            <text:p>0%</text:p>
          </table:table-cell>
          <table:table-cell office:value-type="string" table:style-name="ce51">
            <text:p>OD</text:p>
          </table:table-cell>
          <table:table-cell office:value-type="string" table:style-name="ce1">
            <text:p>fire dmg</text:p>
          </table:table-cell>
          <table:table-cell table:style-name="ce1"/>
          <table:table-cell office:value-type="string" table:style-name="ce4">
            <text:p>DH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6">
            <text:p>magic missile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percentage" office:value="7.1428571428571425E-2" table:formula="msoxl:=(E4-D4)/E4" table:style-name="ce6">
            <text:p>7%</text:p>
          </table:table-cell>
          <table:table-cell office:value-type="string" table:style-name="ce51">
            <text:p>OD</text:p>
          </table:table-cell>
          <table:table-cell office:value-type="string" table:style-name="ce1">
            <text:p>nrgy dmg</text:p>
          </table:table-cell>
          <table:table-cell table:style-name="ce1"/>
          <table:table-cell office:value-type="string" table:style-name="ce52">
            <text:p>DS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6">
            <text:p>hardened skin</text:p>
          </table:table-cell>
          <table:table-cell office:value-type="float" office:value="75" table:style-name="ce1">
            <text:p>75</text:p>
          </table:table-cell>
          <table:table-cell office:value-type="float" office:value="82" table:style-name="ce1">
            <text:p>82</text:p>
          </table:table-cell>
          <table:table-cell office:value-type="percentage" office:value="8.5365853658536592E-2" table:formula="msoxl:=(E5-D5)/E5" table:style-name="ce6">
            <text:p>9%</text:p>
          </table:table-cell>
          <table:table-cell office:value-type="string" table:style-name="ce50">
            <text:p>DD</text:p>
          </table:table-cell>
          <table:table-cell office:value-type="string" table:style-name="ce1">
            <text:p>reduces dmg</text:p>
          </table:table-cell>
          <table:table-cell table:style-name="ce1"/>
          <table:table-cell office:value-type="string" table:style-name="ce5">
            <text:p>EO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6">
            <text:p>light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percentage" office:value="6.6666666666666666E-2" table:formula="msoxl:=(E6-D6)/E6" table:style-name="ce6">
            <text:p>7%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gives light</text:p>
          </table:table-cell>
          <table:table-cell table:style-name="ce1"/>
          <table:table-cell office:value-type="string" table:style-name="ce60">
            <text:p>ES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6">
            <text:p>whispering wind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percentage" office:value="0" table:formula="msoxl:=(E7-D7)/E7" table:style-name="ce6">
            <text:p>0%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send a tell</text:p>
          </table:table-cell>
          <table:table-cell table:style-name="ce1"/>
          <table:table-cell office:value-type="string" table:style-name="ce51">
            <text:p>OD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6">
            <text:p>minor healing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percentage" office:value="6.6666666666666666E-2" table:formula="msoxl:=(E8-D8)/E8" table:style-name="ce6">
            <text:p>7%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low healing, use cure instead</text:p>
          </table:table-cell>
          <table:table-cell table:style-name="ce1"/>
          <table:table-cell office:value-type="string" table:style-name="ce53">
            <text:p>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ystic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spike stones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percentage" office:value="0.08" table:formula="msoxl:=(E9-D9)/E9" table:style-name="ce6">
            <text:p>8%</text:p>
          </table:table-cell>
          <table:table-cell office:value-type="string" table:style-name="ce1">
            <text:p>EO</text:p>
          </table:table-cell>
          <table:table-cell office:value-type="string" table:style-name="ce1">
            <text:p>creates stones that can be thrown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formula="msoxl:=B10-3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6">
            <text:p>cupid's dart</text:p>
          </table:table-cell>
          <table:table-cell office:value-type="float" office:value="92" table:style-name="ce1">
            <text:p>92</text:p>
          </table:table-cell>
          <table:table-cell office:value-type="float" office:value="100" table:style-name="ce1">
            <text:p>100</text:p>
          </table:table-cell>
          <table:table-cell office:value-type="percentage" office:value="0.08" table:formula="msoxl:=(E10-D10)/E10" table:style-name="ce6">
            <text:p>8%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make two players fall in love (fun spell)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formula="msoxl:=B11-3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6">
            <text:p>floating disc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percentage" office:value="6.7567567567567571E-2" table:formula="msoxl:=(E11-D11)/E11" table:style-name="ce6">
            <text:p>7%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gives you a "bag" to put stuff in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formula="msoxl:=B12-3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string" table:style-name="ce6">
            <text:p>mystic guardian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percentage" office:value="7.6923076923076927E-2" table:formula="msoxl:=(E12-D12)/E12" table:style-name="ce6">
            <text:p>8%</text:p>
          </table:table-cell>
          <table:table-cell office:value-type="string" table:style-name="ce52">
            <text:p>DS</text:p>
          </table:table-cell>
          <table:table-cell office:value-type="string" table:style-name="ce1">
            <text:p>perform action when hp/sp/karama hits certain level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formula="msoxl:=B13-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6">
            <text:p>cats claw</text:p>
          </table:table-cell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office:value-type="percentage" office:value="7.7777777777777779E-2" table:formula="msoxl:=(E13-D13)/E13" table:style-name="ce6">
            <text:p>8%</text:p>
          </table:table-cell>
          <table:table-cell office:value-type="string" table:style-name="ce1">
            <text:p>EO</text:p>
          </table:table-cell>
          <table:table-cell office:value-type="string" table:style-name="ce1">
            <text:p>gives you a weapon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formula="msoxl:=B14-3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string" table:style-name="ce6">
            <text:p>flaming sphere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percentage" office:value="6.4516129032258063E-2" table:formula="msoxl:=(E14-D14)/E14" table:style-name="ce6">
            <text:p>6%</text:p>
          </table:table-cell>
          <table:table-cell office:value-type="string" table:style-name="ce51">
            <text:p>OD</text:p>
          </table:table-cell>
          <table:table-cell office:value-type="string" table:style-name="ce1">
            <text:p>fire dmg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formula="msoxl:=B15-3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string" table:style-name="ce6">
            <text:p>immortalize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percentage" office:value="6.6666666666666666E-2" table:formula="msoxl:=(E15-D15)/E15" table:style-name="ce6">
            <text:p>7%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lets you put a legend on an object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formula="msoxl:=B16-3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string" table:style-name="ce6">
            <text:p>cure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percentage" office:value="0.08" table:formula="msoxl:=(E16-D16)/E16" table:style-name="ce6">
            <text:p>8%</text:p>
          </table:table-cell>
          <table:table-cell office:value-type="string" table:style-name="ce4">
            <text:p>DH</text:p>
          </table:table-cell>
          <table:table-cell office:value-type="string" table:style-name="ce1">
            <text:p>healing spell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formula="msoxl:=B17-3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string" table:style-name="ce6">
            <text:p>blinding flash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percentage" office:value="6.6666666666666666E-2" table:formula="msoxl:=(E17-D17)/E17" table:style-name="ce6">
            <text:p>7%</text:p>
          </table:table-cell>
          <table:table-cell office:value-type="string" table:style-name="ce53">
            <text:p>OS</text:p>
          </table:table-cell>
          <table:table-cell office:value-type="string" table:style-name="ce1">
            <text:p>blinds enemy</text:p>
          </table:table-cell>
          <table:table-cell table:number-columns-repeated="16376"/>
        </table:table-row>
        <table:table-row table:style-name="ro1">
          <table:table-cell office:value-type="float" office:value="21" table:formula="msoxl:=B18-3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string" table:style-name="ce6">
            <text:p>know alignment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percentage" office:value="5.7142857142857141E-2" table:formula="msoxl:=(E18-D18)/E18" table:style-name="ce6">
            <text:p>6%</text:p>
          </table:table-cell>
          <table:table-cell office:value-type="string" table:style-name="ce1">
            <text:p>--</text:p>
          </table:table-cell>
          <table:table-cell table:number-columns-repeated="16377" table:style-name="ce1"/>
        </table:table-row>
        <table:table-row table:style-name="ro1">
          <table:table-cell office:value-type="float" office:value="25" table:formula="msoxl:=B19-3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string" table:style-name="ce6">
            <text:p>protection from good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percentage" office:value="0.08" table:formula="msoxl:=(E19-D19)/E19" table:style-name="ce6">
            <text:p>8%</text:p>
          </table:table-cell>
          <table:table-cell office:value-type="string" table:style-name="ce50">
            <text:p>DD</text:p>
          </table:table-cell>
          <table:table-cell office:value-type="string" table:style-name="ce1">
            <text:p>reduce dmg from good mobs</text:p>
          </table:table-cell>
          <table:table-cell table:number-columns-repeated="16376"/>
        </table:table-row>
        <table:table-row table:style-name="ro1">
          <table:table-cell office:value-type="float" office:value="25" table:formula="msoxl:=B20-3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string" table:style-name="ce6">
            <text:p>protection from evil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percentage" office:value="0.08" table:formula="msoxl:=(E20-D20)/E20" table:style-name="ce6">
            <text:p>8%</text:p>
          </table:table-cell>
          <table:table-cell office:value-type="string" table:style-name="ce50">
            <text:p>DD</text:p>
          </table:table-cell>
          <table:table-cell office:value-type="string" table:style-name="ce1">
            <text:p>reduce dmg from evil mobs</text:p>
          </table:table-cell>
          <table:table-cell table:number-columns-repeated="16376"/>
        </table:table-row>
        <table:table-row table:style-name="ro1">
          <table:table-cell office:value-type="float" office:value="27" table:formula="msoxl:=B21-3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string" table:style-name="ce6">
            <text:p>hypnotic pattern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percentage" office:value="5.4054054054054057E-2" table:formula="msoxl:=(E21-D21)/E21" table:style-name="ce6">
            <text:p>5%</text:p>
          </table:table-cell>
          <table:table-cell office:value-type="string" table:style-name="ce53">
            <text:p>OS</text:p>
          </table:table-cell>
          <table:table-cell office:value-type="string" table:style-name="ce1">
            <text:p>stun while you pound</text:p>
          </table:table-cell>
          <table:table-cell table:number-columns-repeated="16376"/>
        </table:table-row>
        <table:table-row table:style-name="ro1">
          <table:table-cell office:value-type="float" office:value="28" table:formula="msoxl:=B22-3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string" table:style-name="ce6">
            <text:p>protection from neutral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percentage" office:value="0.04" table:formula="msoxl:=(E22-D22)/E22" table:style-name="ce6">
            <text:p>4%</text:p>
          </table:table-cell>
          <table:table-cell office:value-type="string" table:style-name="ce50">
            <text:p>DD</text:p>
          </table:table-cell>
          <table:table-cell office:value-type="string" table:style-name="ce1">
            <text:p>reduce dmg from neutral mobs</text:p>
          </table:table-cell>
          <table:table-cell table:number-columns-repeated="16376"/>
        </table:table-row>
        <table:table-row table:style-name="ro1">
          <table:table-cell office:value-type="float" office:value="29" table:formula="msoxl:=B23-3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string" table:style-name="ce6">
            <text:p>soul bead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percentage" office:value="0" table:formula="msoxl:=(E23-D23)/E23" table:style-name="ce6">
            <text:p>0%</text:p>
          </table:table-cell>
          <table:table-cell office:value-type="string" table:style-name="ce4">
            <text:p>DH</text:p>
          </table:table-cell>
          <table:table-cell office:value-type="string" table:style-name="ce1">
            <text:p>hp regen or 'crush' for hp healing</text:p>
          </table:table-cell>
          <table:table-cell table:number-columns-repeated="16376"/>
        </table:table-row>
        <table:table-row table:style-name="ro1">
          <table:table-cell office:value-type="float" office:value="30" table:formula="msoxl:=B24-3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string" table:style-name="ce6">
            <text:p>mind blank</text:p>
          </table:table-cell>
          <table:table-cell office:value-type="float" office:value="189" table:style-name="ce1">
            <text:p>189</text:p>
          </table:table-cell>
          <table:table-cell office:value-type="float" office:value="200" table:style-name="ce1">
            <text:p>200</text:p>
          </table:table-cell>
          <table:table-cell office:value-type="percentage" office:value="5.5E-2" table:formula="msoxl:=(E24-D24)/E24" table:style-name="ce6">
            <text:p>6%</text:p>
          </table:table-cell>
          <table:table-cell office:value-type="string" table:style-name="ce50">
            <text:p>DD</text:p>
          </table:table-cell>
          <table:table-cell table:number-columns-repeated="16377" table:style-name="ce1"/>
        </table:table-row>
        <table:table-row table:style-name="ro1">
          <table:table-cell office:value-type="float" office:value="32" table:formula="msoxl:=B25-3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string" table:style-name="ce6">
            <text:p>lightning bolt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percentage" office:value="0.05" table:formula="msoxl:=(E25-D25)/E25" table:style-name="ce6">
            <text:p>5%</text:p>
          </table:table-cell>
          <table:table-cell office:value-type="string" table:style-name="ce51">
            <text:p>OD</text:p>
          </table:table-cell>
          <table:table-cell table:number-columns-repeated="16377" table:style-name="ce1"/>
        </table:table-row>
        <table:table-row table:style-name="ro1">
          <table:table-cell office:value-type="float" office:value="34" table:formula="msoxl:=B26-3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6">
            <text:p>protection from frost</text:p>
          </table:table-cell>
          <table:table-cell office:value-type="float" office:value="213" table:style-name="ce1">
            <text:p>213</text:p>
          </table:table-cell>
          <table:table-cell office:value-type="float" office:value="225" table:style-name="ce1">
            <text:p>225</text:p>
          </table:table-cell>
          <table:table-cell office:value-type="percentage" office:value="5.3333333333333337E-2" table:formula="msoxl:=(E26-D26)/E26" table:style-name="ce6">
            <text:p>5%</text:p>
          </table:table-cell>
          <table:table-cell office:value-type="string" table:style-name="ce50">
            <text:p>DD</text:p>
          </table:table-cell>
          <table:table-cell table:number-columns-repeated="16377" table:style-name="ce1"/>
        </table:table-row>
        <table:table-row table:style-name="ro1">
          <table:table-cell office:value-type="float" office:value="36" table:formula="msoxl:=B27-3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string" table:style-name="ce6">
            <text:p>protection from heat</text:p>
          </table:table-cell>
          <table:table-cell office:value-type="float" office:value="213" table:style-name="ce1">
            <text:p>213</text:p>
          </table:table-cell>
          <table:table-cell office:value-type="float" office:value="225" table:style-name="ce1">
            <text:p>225</text:p>
          </table:table-cell>
          <table:table-cell office:value-type="percentage" office:value="5.3333333333333337E-2" table:formula="msoxl:=(E27-D27)/E27" table:style-name="ce6">
            <text:p>5%</text:p>
          </table:table-cell>
          <table:table-cell office:value-type="string" table:style-name="ce50">
            <text:p>DD</text:p>
          </table:table-cell>
          <table:table-cell table:number-columns-repeated="16377" table:style-name="ce1"/>
        </table:table-row>
        <table:table-row table:style-name="ro1">
          <table:table-cell office:value-type="float" office:value="37" table:formula="msoxl:=B28-3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string" table:style-name="ce6">
            <text:p>spasmodic shuffle</text:p>
          </table:table-cell>
          <table:table-cell office:value-type="float" office:value="62" table:style-name="ce1">
            <text:p>62</text:p>
          </table:table-cell>
          <table:table-cell office:value-type="float" office:value="65" table:style-name="ce1">
            <text:p>65</text:p>
          </table:table-cell>
          <table:table-cell office:value-type="percentage" office:value="4.6153846153846156E-2" table:formula="msoxl:=(E28-D28)/E28" table:style-name="ce6">
            <text:p>5%</text:p>
          </table:table-cell>
          <table:table-cell office:value-type="string" table:style-name="ce53">
            <text:p>OS</text:p>
          </table:table-cell>
          <table:table-cell table:number-columns-repeated="16377" table:style-name="ce1"/>
        </table:table-row>
        <table:table-row table:style-name="ro1">
          <table:table-cell office:value-type="float" office:value="38" table:formula="msoxl:=B29-3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string" table:style-name="ce6">
            <text:p>mystic thread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percentage" office:value="5.5555555555555552E-2" table:formula="msoxl:=(E29-D29)/E29" table:style-name="ce6">
            <text:p>6%</text:p>
          </table:table-cell>
          <table:table-cell office:value-type="string" table:style-name="ce1">
            <text:p>--</text:p>
          </table:table-cell>
          <table:table-cell table:number-columns-repeated="16377" table:style-name="ce1"/>
        </table:table-row>
        <table:table-row table:style-name="ro1">
          <table:table-cell office:value-type="float" office:value="39" table:formula="msoxl:=B30-3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string" table:style-name="ce6">
            <text:p>noxious cloud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percentage" office:value="5.5555555555555552E-2" table:formula="msoxl:=(E30-D30)/E30" table:style-name="ce6">
            <text:p>6%</text:p>
          </table:table-cell>
          <table:table-cell office:value-type="string" table:style-name="ce51">
            <text:p>OD</text:p>
          </table:table-cell>
          <table:table-cell table:number-columns-repeated="16377" table:style-name="ce1"/>
        </table:table-row>
        <table:table-row table:style-name="ro1">
          <table:table-cell office:value-type="float" office:value="47" table:formula="msoxl:=B31-3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string" table:style-name="ce6">
            <text:p>energy bolt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percentage" office:value="0.05" table:formula="msoxl:=(E31-D31)/E31" table:style-name="ce6">
            <text:p>5%</text:p>
          </table:table-cell>
          <table:table-cell office:value-type="string" table:style-name="ce51">
            <text:p>OD</text:p>
          </table:table-cell>
          <table:table-cell table:number-columns-repeated="16377" table:style-name="ce1"/>
        </table:table-row>
        <table:table-row table:style-name="ro1">
          <table:table-cell office:value-type="float" office:value="50" table:formula="msoxl:=B32-3" table:style-name="ce1">
            <text:p>50</text:p>
          </table:table-cell>
          <table:table-cell office:value-type="float" office:value="53" table:style-name="ce1">
            <text:p>53</text:p>
          </table:table-cell>
          <table:table-cell office:value-type="string" table:style-name="ce6">
            <text:p>wings of the phoenix</text:p>
          </table:table-cell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office:value-type="percentage" office:value="5.3333333333333337E-2" table:formula="msoxl:=(E32-D32)/E32" table:style-name="ce6">
            <text:p>5%</text:p>
          </table:table-cell>
          <table:table-cell office:value-type="string" table:style-name="ce1">
            <text:p>--</text:p>
          </table:table-cell>
          <table:table-cell table:number-columns-repeated="16377" table:style-name="ce1"/>
        </table:table-row>
        <table:table-row table:style-name="ro1">
          <table:table-cell office:value-type="float" office:value="55" table:formula="msoxl:=B33-3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string" table:style-name="ce6">
            <text:p>fire storm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percentage" office:value="4.7058823529411764E-2" table:formula="msoxl:=(E33-D33)/E33" table:style-name="ce6">
            <text:p>5%</text:p>
          </table:table-cell>
          <table:table-cell office:value-type="string" table:style-name="ce1">
            <text:p>OD</text:p>
          </table:table-cell>
          <table:table-cell table:number-columns-repeated="16377"/>
        </table:table-row>
        <table:table-row table:style-name="ro1">
          <table:table-cell office:value-type="float" office:value="55" table:formula="msoxl:=B34-3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string" table:style-name="ce6">
            <text:p>blink</text:p>
          </table:table-cell>
          <table:table-cell office:value-type="float" office:value="189" table:style-name="ce1">
            <text:p>189</text:p>
          </table:table-cell>
          <table:table-cell office:value-type="float" office:value="200" table:style-name="ce1">
            <text:p>200</text:p>
          </table:table-cell>
          <table:table-cell office:value-type="percentage" office:value="5.5E-2" table:formula="msoxl:=(E34-D34)/E34" table:style-name="ce6">
            <text:p>6%</text:p>
          </table:table-cell>
          <table:table-cell office:value-type="string" table:style-name="ce50">
            <text:p>DD</text:p>
          </table:table-cell>
          <table:table-cell table:number-columns-repeated="16377"/>
        </table:table-row>
        <table:table-row table:style-name="ro1">
          <table:table-cell office:value-type="float" office:value="57" table:formula="msoxl:=B35-3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string" table:style-name="ce6">
            <text:p>lightning vortex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percentage" office:value="0.05" table:formula="msoxl:=(E35-D35)/E35" table:style-name="ce6">
            <text:p>5%</text:p>
          </table:table-cell>
          <table:table-cell office:value-type="string" table:style-name="ce5">
            <text:p>EO</text:p>
          </table:table-cell>
          <table:table-cell table:number-columns-repeated="16377"/>
        </table:table-row>
        <table:table-row table:style-name="ro1">
          <table:table-cell office:value-type="float" office:value="59" table:formula="msoxl:=B36-3" table:style-name="ce1">
            <text:p>59</text:p>
          </table:table-cell>
          <table:table-cell office:value-type="float" office:value="62" table:style-name="ce1">
            <text:p>62</text:p>
          </table:table-cell>
          <table:table-cell office:value-type="string" table:style-name="ce6">
            <text:p>clairvoyance</text:p>
          </table:table-cell>
          <table:table-cell office:value-type="float" office:value="118" table:style-name="ce1">
            <text:p>118</text:p>
          </table:table-cell>
          <table:table-cell office:value-type="float" office:value="125" table:style-name="ce1">
            <text:p>125</text:p>
          </table:table-cell>
          <table:table-cell office:value-type="percentage" office:value="5.6000000000000001E-2" table:formula="msoxl:=(E36-D36)/E36" table:style-name="ce6">
            <text:p>6%</text:p>
          </table:table-cell>
          <table:table-cell office:value-type="string" table:style-name="ce1">
            <text:p>--</text:p>
          </table:table-cell>
          <table:table-cell table:number-columns-repeated="16377"/>
        </table:table-row>
        <table:table-row table:style-name="ro1">
          <table:table-cell office:value-type="float" office:value="62" table:formula="msoxl:=B37-3" table:style-name="ce1">
            <text:p>62</text:p>
          </table:table-cell>
          <table:table-cell office:value-type="float" office:value="65" table:style-name="ce1">
            <text:p>65</text:p>
          </table:table-cell>
          <table:table-cell office:value-type="string" table:style-name="ce6">
            <text:p>blade dance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percentage" office:value="5.5555555555555552E-2" table:formula="msoxl:=(E37-D37)/E37" table:style-name="ce6">
            <text:p>6%</text:p>
          </table:table-cell>
          <table:table-cell office:value-type="string" table:style-name="ce51">
            <text:p>OD</text:p>
          </table:table-cell>
          <table:table-cell table:number-columns-repeated="16377"/>
        </table:table-row>
        <table:table-row table:style-name="ro1">
          <table:table-cell office:value-type="float" office:value="67" table:formula="msoxl:=B38-3" table:style-name="ce1">
            <text:p>67</text:p>
          </table:table-cell>
          <table:table-cell office:value-type="float" office:value="70" table:style-name="ce1">
            <text:p>70</text:p>
          </table:table-cell>
          <table:table-cell office:value-type="string" table:style-name="ce6">
            <text:p>healing hands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percentage" office:value="4.7058823529411764E-2" table:formula="msoxl:=(E38-D38)/E38" table:style-name="ce6">
            <text:p>5%</text:p>
          </table:table-cell>
          <table:table-cell office:value-type="string" table:style-name="ce1">
            <text:p>DH</text:p>
          </table:table-cell>
          <table:table-cell table:number-columns-repeated="16377"/>
        </table:table-row>
        <table:table-row table:style-name="ro1">
          <table:table-cell office:value-type="float" office:value="72" table:formula="msoxl:=B39-3" table:style-name="ce1">
            <text:p>72</text:p>
          </table:table-cell>
          <table:table-cell office:value-type="float" office:value="75" table:style-name="ce1">
            <text:p>75</text:p>
          </table:table-cell>
          <table:table-cell office:value-type="string" table:style-name="ce6">
            <text:p>caustic critic</text:p>
          </table:table-cell>
          <table:table-cell office:value-type="float" office:value="114" table:style-name="ce1">
            <text:p>114</text:p>
          </table:table-cell>
          <table:table-cell office:value-type="float" office:value="120" table:style-name="ce1">
            <text:p>120</text:p>
          </table:table-cell>
          <table:table-cell office:value-type="percentage" office:value="0.05" table:formula="msoxl:=(E39-D39)/E39" table:style-name="ce6">
            <text:p>5%</text:p>
          </table:table-cell>
          <table:table-cell office:value-type="string" table:style-name="ce51">
            <text:p>OD</text:p>
          </table:table-cell>
          <table:table-cell table:number-columns-repeated="16377"/>
        </table:table-row>
        <table:table-row table:style-name="ro1">
          <table:table-cell office:value-type="float" office:value="77" table:formula="msoxl:=B40-3" table:style-name="ce1">
            <text:p>77</text:p>
          </table:table-cell>
          <table:table-cell office:value-type="float" office:value="80" table:style-name="ce1">
            <text:p>80</text:p>
          </table:table-cell>
          <table:table-cell office:value-type="string" table:style-name="ce6">
            <text:p>placate</text:p>
          </table:table-cell>
          <table:table-cell office:value-type="float" office:value="236" table:style-name="ce1">
            <text:p>236</text:p>
          </table:table-cell>
          <table:table-cell office:value-type="float" office:value="250" table:style-name="ce1">
            <text:p>250</text:p>
          </table:table-cell>
          <table:table-cell office:value-type="percentage" office:value="5.6000000000000001E-2" table:formula="msoxl:=(E40-D40)/E40" table:style-name="ce6">
            <text:p>6%</text:p>
          </table:table-cell>
          <table:table-cell office:value-type="string" table:style-name="ce1">
            <text:p>DS</text:p>
          </table:table-cell>
          <table:table-cell table:number-columns-repeated="16377"/>
        </table:table-row>
        <table:table-row table:style-name="ro1">
          <table:table-cell office:value-type="float" office:value="78" table:formula="msoxl:=B41-3" table:style-name="ce1">
            <text:p>78</text:p>
          </table:table-cell>
          <table:table-cell office:value-type="float" office:value="81" table:style-name="ce1">
            <text:p>81</text:p>
          </table:table-cell>
          <table:table-cell office:value-type="string" table:style-name="ce6">
            <text:p>mystic venom</text:p>
          </table:table-cell>
          <table:table-cell office:value-type="float" office:value="236" table:style-name="ce1">
            <text:p>236</text:p>
          </table:table-cell>
          <table:table-cell office:value-type="float" office:value="250" table:style-name="ce1">
            <text:p>250</text:p>
          </table:table-cell>
          <table:table-cell office:value-type="percentage" office:value="5.6000000000000001E-2" table:formula="msoxl:=(E41-D41)/E41" table:style-name="ce6">
            <text:p>6%</text:p>
          </table:table-cell>
          <table:table-cell office:value-type="string" table:style-name="ce53">
            <text:p>OS</text:p>
          </table:table-cell>
          <table:table-cell table:number-columns-repeated="16377"/>
        </table:table-row>
        <table:table-row table:style-name="ro1">
          <table:table-cell office:value-type="float" office:value="87" table:formula="msoxl:=B42-3" table:style-name="ce1">
            <text:p>87</text:p>
          </table:table-cell>
          <table:table-cell office:value-type="float" office:value="90" table:style-name="ce1">
            <text:p>90</text:p>
          </table:table-cell>
          <table:table-cell office:value-type="string" table:style-name="ce6">
            <text:p>focus the rainbow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percentage" office:value="0.04" table:formula="msoxl:=(E42-D42)/E42" table:style-name="ce6">
            <text:p>4%</text:p>
          </table:table-cell>
          <table:table-cell office:value-type="string" table:style-name="ce53">
            <text:p>OS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table table:name="skills" table:style-name="ta3">
        <table:table-column table:style-name="co37" table:default-cell-style-name="ce1"/>
        <table:table-column table:style-name="co19" table:default-cell-style-name="ce1"/>
        <table:table-column table:style-name="co38" table:number-columns-repeated="2" table:default-cell-style-name="ce1"/>
        <table:table-column table:style-name="co39" table:default-cell-style-name="ce1"/>
        <table:table-column table:style-name="co19" table:number-columns-repeated="2" table:default-cell-style-name="ce1"/>
        <table:table-column table:style-name="co37" table:default-cell-style-name="ce1"/>
        <table:table-column table:style-name="co19" table:default-cell-style-name="ce1"/>
        <table:table-column table:style-name="co40" table:default-cell-style-name="ce1"/>
        <table:table-column table:style-name="co19" table:default-cell-style-name="ce1"/>
        <table:table-column table:style-name="co41" table:default-cell-style-name="ce1"/>
        <table:table-column table:style-name="co8" table:number-columns-repeated="16372" table:default-cell-style-name="ce1"/>
        <table:table-row table:style-name="ro1">
          <table:table-cell table:style-name="ce1"/>
          <table:table-cell office:value-type="string" table:style-name="ce9">
            <text:p>alacrity</text:p>
          </table:table-cell>
          <table:table-cell office:value-type="string" table:style-name="ce9">
            <text:p>melee</text:p>
          </table:table-cell>
          <table:table-cell office:value-type="string" table:style-name="ce9">
            <text:p>dodge</text:p>
          </table:table-cell>
          <table:table-cell office:value-type="string" table:style-name="ce9">
            <text:p>spellcraft</text:p>
          </table:table-cell>
          <table:table-cell office:value-type="string" table:style-name="ce9">
            <text:p>power</text:p>
          </table:table-cell>
          <table:table-cell office:value-type="string" table:style-name="ce9">
            <text:p>mana</text:p>
          </table:table-cell>
          <table:table-cell office:value-type="string" table:style-name="ce9">
            <text:p>harmony</text:p>
          </table:table-cell>
          <table:table-cell office:value-type="string" table:style-name="ce9">
            <text:p>playing</text:p>
          </table:table-cell>
          <table:table-cell office:value-type="string" table:style-name="ce9">
            <text:p>singing</text:p>
          </table:table-cell>
          <table:table-cell office:value-type="string" table:style-name="ce9">
            <text:p>rhythm</text:p>
          </table:table-cell>
          <table:table-cell office:value-type="string" table:style-name="ce9">
            <text:p>knowledg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urrent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pent</text:p>
          </table:table-cell>
          <table:table-cell office:value-type="float" office:value="5250" table:formula="msoxl:=SUM(B8:OFFSET(B8,B2,0))" table:style-name="ce10">
            <text:p><text:s/>5,250<text:s/></text:p>
          </table:table-cell>
          <table:table-cell office:value-type="float" office:value="7000" table:formula="msoxl:=SUM(C8:OFFSET(C8,C2,0))" table:style-name="ce10">
            <text:p><text:s/>7,000<text:s/></text:p>
          </table:table-cell>
          <table:table-cell office:value-type="float" office:value="6000" table:formula="msoxl:=SUM(D8:OFFSET(D8,D2,0))" table:style-name="ce10">
            <text:p><text:s/>6,000<text:s/></text:p>
          </table:table-cell>
          <table:table-cell office:value-type="float" office:value="6000" table:formula="msoxl:=SUM(E8:OFFSET(E8,E2,0))" table:style-name="ce10">
            <text:p><text:s/>6,000<text:s/></text:p>
          </table:table-cell>
          <table:table-cell office:value-type="float" office:value="5500" table:formula="msoxl:=SUM(F8:OFFSET(F8,F2,0))" table:style-name="ce10">
            <text:p><text:s/>5,500<text:s/></text:p>
          </table:table-cell>
          <table:table-cell office:value-type="float" office:value="5250" table:formula="msoxl:=SUM(G8:OFFSET(G8,G2,0))" table:style-name="ce10">
            <text:p><text:s/>5,250<text:s/></text:p>
          </table:table-cell>
          <table:table-cell office:value-type="float" office:value="6000" table:formula="msoxl:=SUM(H8:OFFSET(H8,H2,0))" table:style-name="ce10">
            <text:p><text:s/>6,000<text:s/></text:p>
          </table:table-cell>
          <table:table-cell office:value-type="float" office:value="5850" table:formula="msoxl:=SUM(I8:OFFSET(I8,I2,0))" table:style-name="ce10">
            <text:p><text:s/>5,850<text:s/></text:p>
          </table:table-cell>
          <table:table-cell office:value-type="float" office:value="6000" table:formula="msoxl:=SUM(J8:OFFSET(J8,J2,0))" table:style-name="ce10">
            <text:p><text:s/>6,000<text:s/></text:p>
          </table:table-cell>
          <table:table-cell office:value-type="float" office:value="7000" table:formula="msoxl:=SUM(K8:OFFSET(K8,K2,0))" table:style-name="ce10">
            <text:p><text:s/>7,000<text:s/></text:p>
          </table:table-cell>
          <table:table-cell office:value-type="float" office:value="5950" table:formula="msoxl:=SUM(L8:OFFSET(L8,L2,0))" table:style-name="ce10">
            <text:p><text:s/>5,950<text:s/>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% Spent</text:p>
          </table:table-cell>
          <table:table-cell office:value-type="percentage" office:value="7.9787234042553196E-2" table:formula="msoxl:=B3/SUM($B$3:$L$3)" table:style-name="ce67">
            <text:p>7.98%</text:p>
          </table:table-cell>
          <table:table-cell office:value-type="percentage" office:value="0.10638297872340426" table:formula="msoxl:=C3/SUM($B$3:$L$3)" table:style-name="ce67">
            <text:p>10.64%</text:p>
          </table:table-cell>
          <table:table-cell office:value-type="percentage" office:value="9.1185410334346503E-2" table:formula="msoxl:=D3/SUM($B$3:$L$3)" table:style-name="ce67">
            <text:p>9.12%</text:p>
          </table:table-cell>
          <table:table-cell office:value-type="percentage" office:value="9.1185410334346503E-2" table:formula="msoxl:=E3/SUM($B$3:$L$3)" table:style-name="ce67">
            <text:p>9.12%</text:p>
          </table:table-cell>
          <table:table-cell office:value-type="percentage" office:value="8.3586626139817627E-2" table:formula="msoxl:=F3/SUM($B$3:$L$3)" table:style-name="ce67">
            <text:p>8.36%</text:p>
          </table:table-cell>
          <table:table-cell office:value-type="percentage" office:value="7.9787234042553196E-2" table:formula="msoxl:=G3/SUM($B$3:$L$3)" table:style-name="ce67">
            <text:p>7.98%</text:p>
          </table:table-cell>
          <table:table-cell office:value-type="percentage" office:value="9.1185410334346503E-2" table:formula="msoxl:=H3/SUM($B$3:$L$3)" table:style-name="ce67">
            <text:p>9.12%</text:p>
          </table:table-cell>
          <table:table-cell office:value-type="percentage" office:value="8.8905775075987847E-2" table:formula="msoxl:=I3/SUM($B$3:$L$3)" table:style-name="ce67">
            <text:p>8.89%</text:p>
          </table:table-cell>
          <table:table-cell office:value-type="percentage" office:value="9.1185410334346503E-2" table:formula="msoxl:=J3/SUM($B$3:$L$3)" table:style-name="ce67">
            <text:p>9.12%</text:p>
          </table:table-cell>
          <table:table-cell office:value-type="percentage" office:value="0.10638297872340426" table:formula="msoxl:=K3/SUM($B$3:$L$3)" table:style-name="ce67">
            <text:p>10.64%</text:p>
          </table:table-cell>
          <table:table-cell office:value-type="percentage" office:value="9.0425531914893623E-2" table:formula="msoxl:=L3/SUM($B$3:$L$3)" table:style-name="ce67">
            <text:p>9.04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xt</text:p>
          </table:table-cell>
          <table:table-cell office:value-type="float" office:value="7500" table:formula="msoxl:=VLOOKUP(B$2+1,$A8:$L108,COLUMN(B$2),FALSE)" table:style-name="ce10">
            <text:p><text:s/>7,500<text:s/></text:p>
          </table:table-cell>
          <table:table-cell office:value-type="float" office:value="3000" table:formula="msoxl:=VLOOKUP(C$2+1,$A8:$L108,COLUMN(C$2),FALSE)" table:style-name="ce10">
            <text:p><text:s/>3,000<text:s/></text:p>
          </table:table-cell>
          <table:table-cell office:value-type="float" office:value="3500" table:formula="msoxl:=VLOOKUP(D$2+1,$A8:$L108,COLUMN(D$2),FALSE)" table:style-name="ce10">
            <text:p><text:s/>3,500<text:s/></text:p>
          </table:table-cell>
          <table:table-cell office:value-type="float" office:value="5500" table:formula="msoxl:=VLOOKUP(E$2+1,$A8:$L108,COLUMN(E$2),FALSE)" table:style-name="ce10">
            <text:p><text:s/>5,500<text:s/></text:p>
          </table:table-cell>
          <table:table-cell office:value-type="float" office:value="4500" table:formula="msoxl:=VLOOKUP(F$2+1,$A8:$L108,COLUMN(F$2),FALSE)" table:style-name="ce10">
            <text:p><text:s/>4,500<text:s/></text:p>
          </table:table-cell>
          <table:table-cell office:value-type="float" office:value="3250" table:formula="msoxl:=VLOOKUP(G$2+1,$A8:$L108,COLUMN(G$2),FALSE)" table:style-name="ce10">
            <text:p><text:s/>3,250<text:s/></text:p>
          </table:table-cell>
          <table:table-cell office:value-type="float" office:value="2750" table:formula="msoxl:=VLOOKUP(H$2+1,$A8:$L108,COLUMN(H$2),FALSE)" table:style-name="ce10">
            <text:p><text:s/>2,750<text:s/></text:p>
          </table:table-cell>
          <table:table-cell office:value-type="float" office:value="1350" table:formula="msoxl:=VLOOKUP(I$2+1,$A8:$L108,COLUMN(I$2),FALSE)" table:style-name="ce10">
            <text:p><text:s/>1,350<text:s/></text:p>
          </table:table-cell>
          <table:table-cell office:value-type="float" office:value="2750" table:formula="msoxl:=VLOOKUP(J$2+1,$A8:$L108,COLUMN(J$2),FALSE)" table:style-name="ce10">
            <text:p><text:s/>2,750<text:s/></text:p>
          </table:table-cell>
          <table:table-cell office:value-type="float" office:value="4250" table:formula="msoxl:=VLOOKUP(K$2+1,$A8:$L108,COLUMN(K$2),FALSE)" table:style-name="ce22">
            <text:p><text:s/>4,250<text:s/></text:p>
          </table:table-cell>
          <table:table-cell office:value-type="float" office:value="1650" table:formula="msoxl:=VLOOKUP(L$2+1,$A8:$L108,COLUMN(L$2),FALSE)" table:style-name="ce22">
            <text:p><text:s/>1,6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1">
            <text:p>% Next</text:p>
          </table:table-cell>
          <table:table-cell office:value-type="percentage" office:value="0.17394270122783084" table:formula="msoxl:=(B$3+B$5)/(SUM($B$3:$L$3)+B$5)" table:style-name="ce68">
            <text:p>17.39%</text:p>
          </table:table-cell>
          <table:table-cell office:value-type="percentage" office:value="0.14534883720930233" table:formula="msoxl:=(C$3+C$5)/(SUM($B$3:$L$3)+C$5)" table:style-name="ce68">
            <text:p>14.53%</text:p>
          </table:table-cell>
          <table:table-cell office:value-type="percentage" office:value="0.13708513708513709" table:formula="msoxl:=(D$3+D$5)/(SUM($B$3:$L$3)+D$5)" table:style-name="ce68">
            <text:p>13.71%</text:p>
          </table:table-cell>
          <table:table-cell office:value-type="percentage" office:value="0.16129032258064516" table:formula="msoxl:=(E$3+E$5)/(SUM($B$3:$L$3)+E$5)" table:style-name="ce68">
            <text:p>16.13%</text:p>
          </table:table-cell>
          <table:table-cell office:value-type="percentage" office:value="0.14224751066856331" table:formula="msoxl:=(F$3+F$5)/(SUM($B$3:$L$3)+F$5)" table:style-name="ce68">
            <text:p>14.22%</text:p>
          </table:table-cell>
          <table:table-cell office:value-type="percentage" office:value="0.12309920347574221" table:formula="msoxl:=(G$3+G$5)/(SUM($B$3:$L$3)+G$5)" table:style-name="ce68">
            <text:p>12.31%</text:p>
          </table:table-cell>
          <table:table-cell office:value-type="percentage" office:value="0.12764405543398979" table:formula="msoxl:=(H$3+H$5)/(SUM($B$3:$L$3)+H$5)" table:style-name="ce68">
            <text:p>12.76%</text:p>
          </table:table-cell>
          <table:table-cell office:value-type="percentage" office:value="0.10722263588979895" table:formula="msoxl:=(I$3+I$5)/(SUM($B$3:$L$3)+I$5)" table:style-name="ce68">
            <text:p>10.72%</text:p>
          </table:table-cell>
          <table:table-cell office:value-type="percentage" office:value="0.12764405543398979" table:formula="msoxl:=(J$3+J$5)/(SUM($B$3:$L$3)+J$5)" table:style-name="ce68">
            <text:p>12.76%</text:p>
          </table:table-cell>
          <table:table-cell office:value-type="percentage" office:value="0.16059957173447537" table:formula="msoxl:=(K$3+K$5)/(SUM($B$3:$L$3)+K$5)" table:style-name="ce70">
            <text:p>16.06%</text:p>
          </table:table-cell>
          <table:table-cell office:value-type="percentage" office:value="0.11267605633802817" table:formula="msoxl:=(L$3+L$5)/(SUM($B$3:$L$3)+L$5)" table:style-name="ce70">
            <text:p>11.27%</text:p>
          </table:table-cell>
          <table:table-cell table:style-name="ce3"/>
          <table:table-cell table:number-columns-repeated="16371"/>
        </table:table-row>
        <table:table-row table:style-name="ro1">
          <table:table-cell table:number-columns-repeated="10" table:style-name="ce1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0" table:style-name="ce22">
            <text:p><text:s/>1,000<text:s/></text:p>
          </table:table-cell>
          <table:table-cell office:value-type="float" office:value="1000" table:style-name="ce22">
            <text:p><text:s/>1,000<text:s/></text:p>
          </table:table-cell>
          <table:table-cell office:value-type="float" office:value="1250" table:style-name="ce22">
            <text:p><text:s/>1,250<text:s/></text:p>
          </table:table-cell>
          <table:table-cell office:value-type="float" office:value="250" table:style-name="ce22">
            <text:p><text:s/>250<text:s/></text:p>
          </table:table-cell>
          <table:table-cell office:value-type="float" office:value="2500" table:style-name="ce22">
            <text:p><text:s/>2,500<text:s/></text:p>
          </table:table-cell>
          <table:table-cell office:value-type="float" office:value="1000" table:style-name="ce22">
            <text:p><text:s/>1,000<text:s/></text:p>
          </table:table-cell>
          <table:table-cell office:value-type="float" office:value="750" table:style-name="ce22">
            <text:p><text:s/>750<text:s/></text:p>
          </table:table-cell>
          <table:table-cell office:value-type="float" office:value="250" table:style-name="ce22">
            <text:p><text:s/>250<text:s/></text:p>
          </table:table-cell>
          <table:table-cell office:value-type="float" office:value="750" table:style-name="ce17">
            <text:p><text:s/>750<text:s/></text:p>
          </table:table-cell>
          <table:table-cell office:value-type="float" office:value="250" table:style-name="ce17">
            <text:p><text:s/>250<text:s/></text:p>
          </table:table-cell>
          <table:table-cell office:value-type="float" office:value="250" table:style-name="ce17">
            <text:p><text:s/>2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50" table:style-name="ce22">
            <text:p><text:s/>4,250<text:s/></text:p>
          </table:table-cell>
          <table:table-cell office:value-type="float" office:value="1500" table:style-name="ce22">
            <text:p><text:s/>1,500<text:s/></text:p>
          </table:table-cell>
          <table:table-cell office:value-type="float" office:value="2000" table:style-name="ce22">
            <text:p><text:s/>2,000<text:s/></text:p>
          </table:table-cell>
          <table:table-cell office:value-type="float" office:value="2000" table:style-name="ce22">
            <text:p><text:s/>2,000<text:s/></text:p>
          </table:table-cell>
          <table:table-cell office:value-type="float" office:value="3000" table:style-name="ce22">
            <text:p><text:s/>3,000<text:s/></text:p>
          </table:table-cell>
          <table:table-cell office:value-type="float" office:value="1750" table:style-name="ce22">
            <text:p><text:s/>1,750<text:s/></text:p>
          </table:table-cell>
          <table:table-cell office:value-type="float" office:value="1250" table:style-name="ce22">
            <text:p><text:s/>1,250<text:s/></text:p>
          </table:table-cell>
          <table:table-cell office:value-type="float" office:value="350" table:style-name="ce22">
            <text:p><text:s/>350<text:s/></text:p>
          </table:table-cell>
          <table:table-cell office:value-type="float" office:value="1250" table:style-name="ce17">
            <text:p><text:s/>1,250<text:s/></text:p>
          </table:table-cell>
          <table:table-cell office:value-type="float" office:value="1250" table:style-name="ce17">
            <text:p><text:s/>1,250<text:s/></text:p>
          </table:table-cell>
          <table:table-cell office:value-type="float" office:value="450" table:style-name="ce17">
            <text:p><text:s/>4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500" table:style-name="ce22">
            <text:p><text:s/>7,500<text:s/></text:p>
          </table:table-cell>
          <table:table-cell office:value-type="float" office:value="2000" table:style-name="ce22">
            <text:p><text:s/>2,000<text:s/></text:p>
          </table:table-cell>
          <table:table-cell office:value-type="float" office:value="2750" table:style-name="ce22">
            <text:p><text:s/>2,750<text:s/></text:p>
          </table:table-cell>
          <table:table-cell office:value-type="float" office:value="3750" table:style-name="ce22">
            <text:p><text:s/>3,750<text:s/></text:p>
          </table:table-cell>
          <table:table-cell office:value-type="float" office:value="4500" table:style-name="ce22">
            <text:p><text:s/>4,500<text:s/></text:p>
          </table:table-cell>
          <table:table-cell office:value-type="float" office:value="2500" table:style-name="ce22">
            <text:p><text:s/>2,500<text:s/></text:p>
          </table:table-cell>
          <table:table-cell office:value-type="float" office:value="1750" table:style-name="ce22">
            <text:p><text:s/>1,750<text:s/></text:p>
          </table:table-cell>
          <table:table-cell office:value-type="float" office:value="450" table:style-name="ce22">
            <text:p><text:s/>450<text:s/></text:p>
          </table:table-cell>
          <table:table-cell office:value-type="float" office:value="1750" table:style-name="ce17">
            <text:p><text:s/>1,750<text:s/></text:p>
          </table:table-cell>
          <table:table-cell office:value-type="float" office:value="2250" table:style-name="ce17">
            <text:p><text:s/>2,250<text:s/></text:p>
          </table:table-cell>
          <table:table-cell office:value-type="float" office:value="650" table:style-name="ce17">
            <text:p><text:s/>6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750" table:style-name="ce22">
            <text:p><text:s/>10,750<text:s/></text:p>
          </table:table-cell>
          <table:table-cell office:value-type="float" office:value="2500" table:style-name="ce22">
            <text:p><text:s/>2,500<text:s/></text:p>
          </table:table-cell>
          <table:table-cell office:value-type="float" office:value="3500" table:style-name="ce22">
            <text:p><text:s/>3,500<text:s/></text:p>
          </table:table-cell>
          <table:table-cell office:value-type="float" office:value="5500" table:style-name="ce22">
            <text:p><text:s/>5,500<text:s/></text:p>
          </table:table-cell>
          <table:table-cell office:value-type="float" office:value="7000" table:style-name="ce22">
            <text:p><text:s/>7,000<text:s/></text:p>
          </table:table-cell>
          <table:table-cell office:value-type="float" office:value="3250" table:style-name="ce22">
            <text:p><text:s/>3,250<text:s/></text:p>
          </table:table-cell>
          <table:table-cell office:value-type="float" office:value="2250" table:style-name="ce22">
            <text:p><text:s/>2,250<text:s/></text:p>
          </table:table-cell>
          <table:table-cell office:value-type="float" office:value="550" table:style-name="ce22">
            <text:p><text:s/>550<text:s/></text:p>
          </table:table-cell>
          <table:table-cell office:value-type="float" office:value="2250" table:style-name="ce17">
            <text:p><text:s/>2,250<text:s/></text:p>
          </table:table-cell>
          <table:table-cell office:value-type="float" office:value="3250" table:style-name="ce17">
            <text:p><text:s/>3,250<text:s/></text:p>
          </table:table-cell>
          <table:table-cell office:value-type="float" office:value="850" table:style-name="ce17">
            <text:p><text:s/>8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000" table:style-name="ce22">
            <text:p><text:s/>14,000<text:s/></text:p>
          </table:table-cell>
          <table:table-cell office:value-type="float" office:value="3000" table:style-name="ce22">
            <text:p><text:s/>3,000<text:s/></text:p>
          </table:table-cell>
          <table:table-cell office:value-type="float" office:value="4250" table:style-name="ce22">
            <text:p><text:s/>4,250<text:s/></text:p>
          </table:table-cell>
          <table:table-cell office:value-type="float" office:value="7250" table:style-name="ce22">
            <text:p><text:s/>7,250<text:s/></text:p>
          </table:table-cell>
          <table:table-cell office:value-type="float" office:value="10500" table:style-name="ce22">
            <text:p><text:s/>10,500<text:s/></text:p>
          </table:table-cell>
          <table:table-cell office:value-type="float" office:value="4000" table:style-name="ce22">
            <text:p><text:s/>4,000<text:s/></text:p>
          </table:table-cell>
          <table:table-cell office:value-type="float" office:value="2750" table:style-name="ce22">
            <text:p><text:s/>2,750<text:s/></text:p>
          </table:table-cell>
          <table:table-cell office:value-type="float" office:value="650" table:style-name="ce22">
            <text:p><text:s/>650<text:s/></text:p>
          </table:table-cell>
          <table:table-cell office:value-type="float" office:value="2750" table:style-name="ce17">
            <text:p><text:s/>2,750<text:s/></text:p>
          </table:table-cell>
          <table:table-cell office:value-type="float" office:value="4250" table:style-name="ce17">
            <text:p><text:s/>4,250<text:s/></text:p>
          </table:table-cell>
          <table:table-cell office:value-type="float" office:value="1050" table:style-name="ce17">
            <text:p><text:s/>1,0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22"/>
          <table:table-cell office:value-type="float" office:value="3500" table:style-name="ce22">
            <text:p><text:s/>3,500<text:s/></text:p>
          </table:table-cell>
          <table:table-cell office:value-type="float" office:value="5000" table:style-name="ce22">
            <text:p><text:s/>5,000<text:s/></text:p>
          </table:table-cell>
          <table:table-cell office:value-type="float" office:value="9000" table:style-name="ce22">
            <text:p><text:s/>9,000<text:s/></text:p>
          </table:table-cell>
          <table:table-cell office:value-type="float" office:value="15000" table:style-name="ce22">
            <text:p><text:s/>15,000<text:s/></text:p>
          </table:table-cell>
          <table:table-cell office:value-type="float" office:value="4750" table:style-name="ce22">
            <text:p><text:s/>4,750<text:s/></text:p>
          </table:table-cell>
          <table:table-cell office:value-type="float" office:value="3250" table:style-name="ce22">
            <text:p><text:s/>3,250<text:s/></text:p>
          </table:table-cell>
          <table:table-cell office:value-type="float" office:value="750" table:style-name="ce22">
            <text:p><text:s/>750<text:s/></text:p>
          </table:table-cell>
          <table:table-cell office:value-type="float" office:value="3250" table:style-name="ce17">
            <text:p><text:s/>3,250<text:s/></text:p>
          </table:table-cell>
          <table:table-cell office:value-type="float" office:value="5250" table:style-name="ce17">
            <text:p><text:s/>5,250<text:s/></text:p>
          </table:table-cell>
          <table:table-cell office:value-type="float" office:value="1250" table:style-name="ce17">
            <text:p><text:s/>1,2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2"/>
          <table:table-cell office:value-type="float" office:value="4000" table:style-name="ce22">
            <text:p><text:s/>4,000<text:s/></text:p>
          </table:table-cell>
          <table:table-cell office:value-type="float" office:value="5750" table:style-name="ce22">
            <text:p><text:s/>5,750<text:s/></text:p>
          </table:table-cell>
          <table:table-cell office:value-type="float" office:value="10750" table:style-name="ce22">
            <text:p><text:s/>10,750<text:s/></text:p>
          </table:table-cell>
          <table:table-cell office:value-type="float" office:value="20500" table:style-name="ce22">
            <text:p><text:s/>20,500<text:s/></text:p>
          </table:table-cell>
          <table:table-cell office:value-type="float" office:value="5500" table:style-name="ce22">
            <text:p><text:s/>5,500<text:s/></text:p>
          </table:table-cell>
          <table:table-cell office:value-type="float" office:value="3750" table:style-name="ce22">
            <text:p><text:s/>3,750<text:s/></text:p>
          </table:table-cell>
          <table:table-cell office:value-type="float" office:value="850" table:style-name="ce22">
            <text:p><text:s/>850<text:s/></text:p>
          </table:table-cell>
          <table:table-cell office:value-type="float" office:value="3750" table:style-name="ce17">
            <text:p><text:s/>3,750<text:s/></text:p>
          </table:table-cell>
          <table:table-cell office:value-type="float" office:value="6250" table:style-name="ce17">
            <text:p><text:s/>6,250<text:s/></text:p>
          </table:table-cell>
          <table:table-cell office:value-type="float" office:value="1450" table:style-name="ce17">
            <text:p><text:s/>1,4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22"/>
          <table:table-cell office:value-type="float" office:value="4500" table:style-name="ce22">
            <text:p><text:s/>4,500<text:s/></text:p>
          </table:table-cell>
          <table:table-cell office:value-type="float" office:value="7500" table:style-name="ce22">
            <text:p><text:s/>7,500<text:s/></text:p>
          </table:table-cell>
          <table:table-cell office:value-type="float" office:value="12500" table:style-name="ce22">
            <text:p><text:s/>12,500<text:s/></text:p>
          </table:table-cell>
          <table:table-cell office:value-type="float" office:value="27000" table:style-name="ce22">
            <text:p><text:s/>27,000<text:s/></text:p>
          </table:table-cell>
          <table:table-cell office:value-type="float" office:value="6250" table:style-name="ce22">
            <text:p><text:s/>6,250<text:s/></text:p>
          </table:table-cell>
          <table:table-cell office:value-type="float" office:value="4250" table:style-name="ce22">
            <text:p><text:s/>4,250<text:s/></text:p>
          </table:table-cell>
          <table:table-cell office:value-type="float" office:value="950" table:style-name="ce22">
            <text:p><text:s/>950<text:s/></text:p>
          </table:table-cell>
          <table:table-cell office:value-type="float" office:value="4250" table:style-name="ce17">
            <text:p><text:s/>4,250<text:s/></text:p>
          </table:table-cell>
          <table:table-cell office:value-type="float" office:value="7250" table:style-name="ce17">
            <text:p><text:s/>7,250<text:s/></text:p>
          </table:table-cell>
          <table:table-cell office:value-type="float" office:value="1650" table:style-name="ce17">
            <text:p><text:s/>1,6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2"/>
          <table:table-cell office:value-type="float" office:value="5000" table:style-name="ce22">
            <text:p><text:s/>5,000<text:s/></text:p>
          </table:table-cell>
          <table:table-cell office:value-type="float" office:value="8250" table:style-name="ce22">
            <text:p><text:s/>8,250<text:s/></text:p>
          </table:table-cell>
          <table:table-cell office:value-type="float" office:value="14250" table:style-name="ce22">
            <text:p><text:s/>14,250<text:s/></text:p>
          </table:table-cell>
          <table:table-cell table:style-name="ce22"/>
          <table:table-cell office:value-type="float" office:value="7000" table:style-name="ce22">
            <text:p><text:s/>7,000<text:s/></text:p>
          </table:table-cell>
          <table:table-cell office:value-type="float" office:value="4750" table:style-name="ce22">
            <text:p><text:s/>4,750<text:s/></text:p>
          </table:table-cell>
          <table:table-cell office:value-type="float" office:value="1050" table:style-name="ce22">
            <text:p><text:s/>1,050<text:s/></text:p>
          </table:table-cell>
          <table:table-cell office:value-type="float" office:value="4750" table:style-name="ce17">
            <text:p><text:s/>4,750<text:s/></text:p>
          </table:table-cell>
          <table:table-cell office:value-type="float" office:value="8250" table:style-name="ce17">
            <text:p><text:s/>8,250<text:s/></text:p>
          </table:table-cell>
          <table:table-cell office:value-type="float" office:value="1850" table:style-name="ce17">
            <text:p><text:s/>1,8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2"/>
          <table:table-cell office:value-type="float" office:value="7000" table:style-name="ce22">
            <text:p><text:s/>7,000<text:s/></text:p>
          </table:table-cell>
          <table:table-cell office:value-type="float" office:value="151750" table:style-name="ce22">
            <text:p><text:s/>151,750<text:s/></text:p>
          </table:table-cell>
          <table:table-cell office:value-type="float" office:value="16000" table:style-name="ce22">
            <text:p><text:s/>16,000<text:s/></text:p>
          </table:table-cell>
          <table:table-cell table:style-name="ce22"/>
          <table:table-cell office:value-type="float" office:value="7750" table:style-name="ce22">
            <text:p><text:s/>7,750<text:s/></text:p>
          </table:table-cell>
          <table:table-cell office:value-type="float" office:value="5250" table:style-name="ce22">
            <text:p><text:s/>5,250<text:s/></text:p>
          </table:table-cell>
          <table:table-cell office:value-type="float" office:value="1350" table:style-name="ce22">
            <text:p><text:s/>1,350<text:s/></text:p>
          </table:table-cell>
          <table:table-cell office:value-type="float" office:value="5250" table:style-name="ce22">
            <text:p><text:s/>5,250<text:s/></text:p>
          </table:table-cell>
          <table:table-cell office:value-type="float" office:value="9250" table:style-name="ce17">
            <text:p><text:s/>9,250<text:s/></text:p>
          </table:table-cell>
          <table:table-cell office:value-type="float" office:value="2050" table:style-name="ce17">
            <text:p><text:s/>2,0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2"/>
          <table:table-cell office:value-type="float" office:value="7500" table:style-name="ce22">
            <text:p><text:s/>7,500<text:s/></text:p>
          </table:table-cell>
          <table:table-cell table:style-name="ce22"/>
          <table:table-cell office:value-type="float" office:value="17750" table:style-name="ce22">
            <text:p><text:s/>17,750<text:s/></text:p>
          </table:table-cell>
          <table:table-cell table:style-name="ce22"/>
          <table:table-cell office:value-type="float" office:value="8500" table:style-name="ce22">
            <text:p><text:s/>8,500<text:s/></text:p>
          </table:table-cell>
          <table:table-cell office:value-type="float" office:value="5750" table:style-name="ce22">
            <text:p><text:s/>5,750<text:s/></text:p>
          </table:table-cell>
          <table:table-cell office:value-type="float" office:value="1450" table:style-name="ce22">
            <text:p><text:s/>1,450<text:s/></text:p>
          </table:table-cell>
          <table:table-cell office:value-type="float" office:value="5750" table:style-name="ce10">
            <text:p><text:s/>5,750<text:s/></text:p>
          </table:table-cell>
          <table:table-cell office:value-type="float" office:value="10250" table:style-name="ce17">
            <text:p><text:s/>10,250<text:s/></text:p>
          </table:table-cell>
          <table:table-cell office:value-type="float" office:value="2250" table:style-name="ce17">
            <text:p><text:s/>2,2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2"/>
          <table:table-cell office:value-type="float" office:value="8000" table:style-name="ce22">
            <text:p><text:s/>8,000<text:s/></text:p>
          </table:table-cell>
          <table:table-cell table:number-columns-repeated="3" table:style-name="ce22"/>
          <table:table-cell office:value-type="float" office:value="9250" table:style-name="ce22">
            <text:p><text:s/>9,250<text:s/></text:p>
          </table:table-cell>
          <table:table-cell office:value-type="float" office:value="6250" table:style-name="ce22">
            <text:p><text:s/>6,250<text:s/></text:p>
          </table:table-cell>
          <table:table-cell office:value-type="float" office:value="1550" table:style-name="ce22">
            <text:p><text:s/>1,550<text:s/></text:p>
          </table:table-cell>
          <table:table-cell office:value-type="float" office:value="6250" table:style-name="ce17">
            <text:p><text:s/>6,250<text:s/></text:p>
          </table:table-cell>
          <table:table-cell office:value-type="float" office:value="11250" table:style-name="ce17">
            <text:p><text:s/>11,250<text:s/></text:p>
          </table:table-cell>
          <table:table-cell office:value-type="float" office:value="2450" table:style-name="ce17">
            <text:p><text:s/>2,4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2"/>
          <table:table-cell office:value-type="float" office:value="8500" table:style-name="ce22">
            <text:p><text:s/>8,500<text:s/></text:p>
          </table:table-cell>
          <table:table-cell table:number-columns-repeated="3" table:style-name="ce22"/>
          <table:table-cell office:value-type="float" office:value="10000" table:style-name="ce22">
            <text:p><text:s/>10,000<text:s/></text:p>
          </table:table-cell>
          <table:table-cell office:value-type="float" office:value="6750" table:style-name="ce22">
            <text:p><text:s/>6,750<text:s/></text:p>
          </table:table-cell>
          <table:table-cell office:value-type="float" office:value="1650" table:style-name="ce22">
            <text:p><text:s/>1,650<text:s/></text:p>
          </table:table-cell>
          <table:table-cell office:value-type="float" office:value="6750" table:style-name="ce17">
            <text:p><text:s/>6,750<text:s/></text:p>
          </table:table-cell>
          <table:table-cell office:value-type="float" office:value="12250" table:style-name="ce17">
            <text:p><text:s/>12,250<text:s/></text:p>
          </table:table-cell>
          <table:table-cell office:value-type="float" office:value="2650" table:style-name="ce17">
            <text:p><text:s/>2,6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2"/>
          <table:table-cell office:value-type="float" office:value="9000" table:style-name="ce22">
            <text:p><text:s/>9,000<text:s/></text:p>
          </table:table-cell>
          <table:table-cell table:number-columns-repeated="3" table:style-name="ce22"/>
          <table:table-cell office:value-type="float" office:value="10750" table:style-name="ce22">
            <text:p><text:s/>10,750<text:s/></text:p>
          </table:table-cell>
          <table:table-cell office:value-type="float" office:value="8250" table:style-name="ce22">
            <text:p><text:s/>8,250<text:s/></text:p>
          </table:table-cell>
          <table:table-cell office:value-type="float" office:value="1750" table:style-name="ce22">
            <text:p><text:s/>1,750<text:s/></text:p>
          </table:table-cell>
          <table:table-cell office:value-type="float" office:value="7250" table:style-name="ce17">
            <text:p><text:s/>7,250<text:s/></text:p>
          </table:table-cell>
          <table:table-cell office:value-type="float" office:value="13250" table:style-name="ce17">
            <text:p><text:s/>13,250<text:s/></text:p>
          </table:table-cell>
          <table:table-cell office:value-type="float" office:value="2850" table:style-name="ce17">
            <text:p><text:s/>2,8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2"/>
          <table:table-cell office:value-type="float" office:value="254500" table:style-name="ce22">
            <text:p><text:s/>254,500<text:s/></text:p>
          </table:table-cell>
          <table:table-cell table:number-columns-repeated="4" table:style-name="ce22"/>
          <table:table-cell office:value-type="float" office:value="8750" table:style-name="ce22">
            <text:p><text:s/>8,750<text:s/></text:p>
          </table:table-cell>
          <table:table-cell office:value-type="float" office:value="4000" table:style-name="ce22">
            <text:p><text:s/>4,000<text:s/></text:p>
          </table:table-cell>
          <table:table-cell office:value-type="float" office:value="8750" table:style-name="ce17">
            <text:p><text:s/>8,750<text:s/></text:p>
          </table:table-cell>
          <table:table-cell table:style-name="ce17"/>
          <table:table-cell office:value-type="float" office:value="3050" table:style-name="ce17">
            <text:p><text:s/>3,0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6" table:style-name="ce22"/>
          <table:table-cell office:value-type="float" office:value="9250" table:style-name="ce22">
            <text:p><text:s/>9,250<text:s/></text:p>
          </table:table-cell>
          <table:table-cell office:value-type="float" office:value="4250" table:style-name="ce22">
            <text:p><text:s/>4,250<text:s/></text:p>
          </table:table-cell>
          <table:table-cell office:value-type="float" office:value="9250" table:style-name="ce17">
            <text:p><text:s/>9,250<text:s/></text:p>
          </table:table-cell>
          <table:table-cell table:style-name="ce17"/>
          <table:table-cell office:value-type="float" office:value="3250" table:style-name="ce17">
            <text:p><text:s/>3,2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6" table:style-name="ce22"/>
          <table:table-cell office:value-type="float" office:value="9750" table:style-name="ce17">
            <text:p><text:s/>9,750<text:s/></text:p>
          </table:table-cell>
          <table:table-cell office:value-type="float" office:value="4500" table:style-name="ce22">
            <text:p><text:s/>4,500<text:s/></text:p>
          </table:table-cell>
          <table:table-cell office:value-type="float" office:value="9750" table:style-name="ce17">
            <text:p><text:s/>9,750<text:s/></text:p>
          </table:table-cell>
          <table:table-cell table:style-name="ce17"/>
          <table:table-cell office:value-type="float" office:value="3450" table:style-name="ce17">
            <text:p><text:s/>3,4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7" table:style-name="ce22"/>
          <table:table-cell office:value-type="float" office:value="4750" table:style-name="ce22">
            <text:p><text:s/>4,750<text:s/></text:p>
          </table:table-cell>
          <table:table-cell table:number-columns-repeated="2" table:style-name="ce17"/>
          <table:table-cell office:value-type="float" office:value="3650" table:style-name="ce17">
            <text:p><text:s/>3,6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7" table:style-name="ce22"/>
          <table:table-cell office:value-type="float" office:value="5000" table:style-name="ce22">
            <text:p><text:s/>5,000<text:s/></text:p>
          </table:table-cell>
          <table:table-cell table:number-columns-repeated="2" table:style-name="ce17"/>
          <table:table-cell office:value-type="float" office:value="3850" table:style-name="ce17">
            <text:p><text:s/>3,8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7" table:style-name="ce22"/>
          <table:table-cell office:value-type="float" office:value="43405" table:style-name="ce22">
            <text:p><text:s/>43,405<text:s/></text:p>
          </table:table-cell>
          <table:table-cell table:number-columns-repeated="2" table:style-name="ce17"/>
          <table:table-cell office:value-type="float" office:value="4050" table:style-name="ce17">
            <text:p><text:s/>4,05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8" table:style-name="ce22"/>
          <table:table-cell table:number-columns-repeated="2" table:style-name="ce17"/>
          <table:table-cell office:value-type="float" office:value="14000" table:style-name="ce17">
            <text:p><text:s/>14,000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8" table:style-name="ce22"/>
          <table:table-cell table:number-columns-repeated="2" table:style-name="ce17"/>
          <table:table-cell office:value-type="float" office:value="15891" table:style-name="ce17">
            <text:p><text:s/>15,891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8" table:style-name="ce22"/>
          <table:table-cell table:number-columns-repeated="2" table:style-name="ce17"/>
          <table:table-cell office:value-type="float" office:value="17972" table:style-name="ce17">
            <text:p><text:s/>17,972<text:s/>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0"/>
          <table:table-cell table:number-columns-repeated="2" table:style-name="ce1"/>
          <table:table-cell table:style-name="ce69"/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0"/>
          <table:table-cell table:number-columns-repeated="2" table:style-name="ce1"/>
          <table:table-cell table:style-name="ce69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0"/>
          <table:table-cell table:number-columns-repeated="2" table:style-name="ce1"/>
          <table:table-cell table:style-name="ce69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0"/>
          <table:table-cell table:number-columns-repeated="2" table:style-name="ce1"/>
          <table:table-cell table:style-name="ce69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0"/>
          <table:table-cell table:number-columns-repeated="2" table:style-name="ce1"/>
          <table:table-cell table:style-name="ce69"/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0"/>
          <table:table-cell table:number-columns-repeated="2" table:style-name="ce1"/>
          <table:table-cell table:style-name="ce69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0"/>
          <table:table-cell table:number-columns-repeated="2" table:style-name="ce1"/>
          <table:table-cell table:style-name="ce69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0"/>
          <table:table-cell table:number-columns-repeated="2" table:style-name="ce1"/>
          <table:table-cell table:style-name="ce69"/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0"/>
          <table:table-cell table:number-columns-repeated="16382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stats" table:style-name="ta3">
        <table:table-column table:style-name="co35" table:default-cell-style-name="ce1"/>
        <table:table-column table:style-name="co23" table:default-cell-style-name="ce1"/>
        <table:table-column table:style-name="co42" table:default-cell-style-name="ce1"/>
        <table:table-column table:style-name="co43" table:default-cell-style-name="ce1"/>
        <table:table-column table:style-name="co23" table:default-cell-style-name="ce1"/>
        <table:table-column table:style-name="co43" table:number-columns-repeated="2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number-columns-repeated="3" table:default-cell-style-name="ce1"/>
        <table:table-column table:style-name="co47" table:number-columns-repeated="2" table:default-cell-style-name="ce29"/>
        <table:table-column table:style-name="co47" table:default-cell-style-name="ce48"/>
        <table:table-column table:style-name="co47" table:number-columns-repeated="4" table:default-cell-style-name="ce29"/>
        <table:table-column table:style-name="co47" table:number-columns-repeated="3" table:default-cell-style-name="ce1"/>
        <table:table-column table:style-name="co48" table:number-columns-repeated="16361" table:default-cell-style-name="ce1"/>
        <table:table-row table:style-name="ro1">
          <table:table-cell office:value-type="string" table:style-name="ce7">
            <text:p>Lvl</text:p>
          </table:table-cell>
          <table:table-cell office:value-type="float" office:value="44" table:style-name="ce7">
            <text:p>44</text:p>
          </table:table-cell>
          <table:table-cell table:number-columns-repeated="11" table:style-name="ce14"/>
          <table:table-cell table:number-columns-repeated="2" table:style-name="ce26"/>
          <table:table-cell table:style-name="ce39"/>
          <table:table-cell table:number-columns-repeated="4" table:style-name="ce26"/>
          <table:table-cell table:number-columns-repeated="2" table:style-name="ce14"/>
          <table:table-cell table:number-columns-repeated="16362"/>
        </table:table-row>
        <table:table-row table:style-name="ro1">
          <table:table-cell office:value-type="string" table:style-name="ce49">
            <text:p>Glvl</text:p>
          </table:table-cell>
          <table:table-cell office:value-type="float" office:value="10" table:style-name="ce49">
            <text:p>10</text:p>
          </table:table-cell>
          <table:table-cell office:value-type="string" table:style-name="ce14">
            <text:p>Boosts</text:p>
          </table:table-cell>
          <table:table-cell office:value-type="string" table:style-name="ce14">
            <text:p>%</text:p>
          </table:table-cell>
          <table:table-cell table:number-columns-repeated="9" table:style-name="ce14"/>
          <table:table-cell office:value-type="string" table:style-name="ce27">
            <text:p>Alacrity</text:p>
          </table:table-cell>
          <table:table-cell table:style-name="ce28"/>
          <table:table-cell table:style-name="ce40"/>
          <table:table-cell table:number-columns-repeated="4" table:style-name="ce28"/>
          <table:table-cell table:number-columns-repeated="2" table:style-name="ce14"/>
          <table:table-cell table:number-columns-repeated="16362"/>
        </table:table-row>
        <table:table-row table:style-name="ro1">
          <table:table-cell office:value-type="string" table:style-name="ce1">
            <text:p>Str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24">
            <text:p><text:s/>1<text:s/></text:p>
          </table:table-cell>
          <table:table-cell office:value-type="percentage" office:value="0.10569105691056911" table:formula="msoxl:=B3/$B$10" table:style-name="ce6">
            <text:p>11%</text:p>
          </table:table-cell>
          <table:table-cell table:style-name="ce1"/>
          <table:table-cell office:value-type="string" table:style-name="ce3">
            <text:p>lower</text:p>
          </table:table-cell>
          <table:table-cell table:style-name="ce3"/>
          <table:table-cell office:value-type="string" table:style-name="ce3">
            <text:p>carrying stuff (dmg not so much)</text:p>
          </table:table-cell>
          <table:table-cell table:style-name="ce1"/>
          <table:table-cell table:number-columns-repeated="3" table:style-name="ce15"/>
          <table:table-cell table:style-name="ce16"/>
          <table:table-cell office:value-type="string" table:style-name="ce29">
            <text:p>Melee</text:p>
          </table:table-cell>
          <table:table-cell table:style-name="ce30"/>
          <table:table-cell office:value-type="string" table:style-name="ce41">
            <text:p>how well you hit/dmg</text:p>
          </table:table-cell>
          <table:table-cell table:number-columns-repeated="4" table:style-name="ce30"/>
          <table:table-cell table:number-columns-repeated="2" table:style-name="ce16"/>
          <table:table-cell table:number-columns-repeated="16362"/>
        </table:table-row>
        <table:table-row table:style-name="ro1">
          <table:table-cell office:value-type="string" table:style-name="ce1">
            <text:p>Dex</text:p>
          </table:table-cell>
          <table:table-cell office:value-type="float" office:value="36" table:style-name="ce1">
            <text:p>36</text:p>
          </table:table-cell>
          <table:table-cell table:style-name="ce24"/>
          <table:table-cell office:value-type="percentage" office:value="0.14634146341463414" table:formula="msoxl:=B4/$B$10" table:style-name="ce6">
            <text:p>15%</text:p>
          </table:table-cell>
          <table:table-cell table:style-name="ce1"/>
          <table:table-cell office:value-type="string" table:style-name="ce1">
            <text:p>secondary</text:p>
          </table:table-cell>
          <table:table-cell table:style-name="ce1"/>
          <table:table-cell office:value-type="string" table:style-name="ce1">
            <text:p>dodge, attacks</text:p>
          </table:table-cell>
          <table:table-cell table:style-name="ce1"/>
          <table:table-cell table:number-columns-repeated="3" table:style-name="ce15"/>
          <table:table-cell table:style-name="ce16"/>
          <table:table-cell office:value-type="string" table:style-name="ce31">
            <text:p>Dodge</text:p>
          </table:table-cell>
          <table:table-cell table:style-name="ce30"/>
          <table:table-cell office:value-type="string" table:style-name="ce41">
            <text:p>how well you dodge</text:p>
          </table:table-cell>
          <table:table-cell table:number-columns-repeated="4" table:style-name="ce30"/>
          <table:table-cell table:number-columns-repeated="2" table:style-name="ce16"/>
          <table:table-cell table:number-columns-repeated="16362"/>
        </table:table-row>
        <table:table-row table:style-name="ro1">
          <table:table-cell office:value-type="string" table:style-name="ce1">
            <text:p>Wis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24">
            <text:p><text:s/>1<text:s/></text:p>
          </table:table-cell>
          <table:table-cell office:value-type="percentage" office:value="0.10569105691056911" table:formula="msoxl:=B5/$B$10" table:style-name="ce6">
            <text:p>11%</text:p>
          </table:table-cell>
          <table:table-cell table:style-name="ce1"/>
          <table:table-cell office:value-type="string" table:style-name="ce1">
            <text:p>neutral</text:p>
          </table:table-cell>
          <table:table-cell table:style-name="ce1"/>
          <table:table-cell office:value-type="string" table:style-name="ce1">
            <text:p>spell dmg, melee dmg</text:p>
          </table:table-cell>
          <table:table-cell table:style-name="ce1"/>
          <table:table-cell table:number-columns-repeated="3" table:style-name="ce15"/>
          <table:table-cell table:style-name="ce16"/>
          <table:table-cell table:style-name="ce31"/>
          <table:table-cell table:style-name="ce30"/>
          <table:table-cell table:style-name="ce42"/>
          <table:table-cell table:number-columns-repeated="4" table:style-name="ce30"/>
          <table:table-cell table:number-columns-repeated="2" table:style-name="ce16"/>
          <table:table-cell table:number-columns-repeated="16362"/>
        </table:table-row>
        <table:table-row table:style-name="ro1">
          <table:table-cell office:value-type="string" table:style-name="ce1">
            <text:p>Int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24">
            <text:p><text:s/>1<text:s/></text:p>
          </table:table-cell>
          <table:table-cell office:value-type="percentage" office:value="0.14227642276422764" table:formula="msoxl:=B6/$B$10" table:style-name="ce6">
            <text:p>14%</text:p>
          </table:table-cell>
          <table:table-cell table:style-name="ce1"/>
          <table:table-cell office:value-type="string" table:style-name="ce1">
            <text:p>secondary</text:p>
          </table:table-cell>
          <table:table-cell table:style-name="ce1"/>
          <table:table-cell office:value-type="string" table:style-name="ce1">
            <text:p>sps, help with spells, +1 karma</text:p>
          </table:table-cell>
          <table:table-cell table:style-name="ce1"/>
          <table:table-cell table:number-columns-repeated="3" table:style-name="ce15"/>
          <table:table-cell table:style-name="ce16"/>
          <table:table-cell office:value-type="string" table:style-name="ce27">
            <text:p>Spellcraft</text:p>
          </table:table-cell>
          <table:table-cell table:style-name="ce30"/>
          <table:table-cell office:value-type="string" table:style-name="ce41">
            <text:p>lowers spell costs</text:p>
          </table:table-cell>
          <table:table-cell table:number-columns-repeated="4" table:style-name="ce30"/>
          <table:table-cell table:number-columns-repeated="2" table:style-name="ce16"/>
          <table:table-cell table:number-columns-repeated="16362"/>
        </table:table-row>
        <table:table-row table:style-name="ro1">
          <table:table-cell office:value-type="string" table:style-name="ce1">
            <text:p>Con</text:p>
          </table:table-cell>
          <table:table-cell office:value-type="float" office:value="30" table:style-name="ce1">
            <text:p>30</text:p>
          </table:table-cell>
          <table:table-cell table:style-name="ce24"/>
          <table:table-cell office:value-type="percentage" office:value="0.12195121951219512" table:formula="msoxl:=B7/$B$10" table:style-name="ce6">
            <text:p>12%</text:p>
          </table:table-cell>
          <table:table-cell table:style-name="ce1"/>
          <table:table-cell office:value-type="string" table:style-name="ce1">
            <text:p>lower</text:p>
          </table:table-cell>
          <table:table-cell table:style-name="ce1"/>
          <table:table-cell office:value-type="string" table:style-name="ce1">
            <text:p>hps, improves voice (1%)</text:p>
          </table:table-cell>
          <table:table-cell table:style-name="ce1"/>
          <table:table-cell table:number-columns-repeated="3" table:style-name="ce15"/>
          <table:table-cell table:style-name="ce16"/>
          <table:table-cell office:value-type="string" table:style-name="ce31">
            <text:p>Power</text:p>
          </table:table-cell>
          <table:table-cell table:style-name="ce30"/>
          <table:table-cell office:value-type="string" table:style-name="ce41">
            <text:p>spell duration and power of spells</text:p>
          </table:table-cell>
          <table:table-cell table:number-columns-repeated="4" table:style-name="ce30"/>
          <table:table-cell table:number-columns-repeated="2" table:style-name="ce16"/>
          <table:table-cell table:number-columns-repeated="16362"/>
        </table:table-row>
        <table:table-row table:style-name="ro1">
          <table:table-cell office:value-type="string" table:style-name="ce1">
            <text:p>Cha</text:p>
          </table:table-cell>
          <table:table-cell office:value-type="float" office:value="26" table:style-name="ce1">
            <text:p>26</text:p>
          </table:table-cell>
          <table:table-cell table:style-name="ce25"/>
          <table:table-cell office:value-type="percentage" office:value="0.10569105691056911" table:formula="msoxl:=B8/$B$10" table:style-name="ce6">
            <text:p>11%</text:p>
          </table:table-cell>
          <table:table-cell table:style-name="ce1"/>
          <table:table-cell office:value-type="string" table:style-name="ce1">
            <text:p>primary</text:p>
          </table:table-cell>
          <table:table-cell table:style-name="ce1"/>
          <table:table-cell office:value-type="string" table:style-name="ce23">
            <text:p>+2 karma</text:p>
          </table:table-cell>
          <table:table-cell table:style-name="ce1"/>
          <table:table-cell table:number-columns-repeated="4" table:style-name="ce17"/>
          <table:table-cell office:value-type="string" table:style-name="ce31">
            <text:p>Mana</text:p>
          </table:table-cell>
          <table:table-cell table:style-name="ce32"/>
          <table:table-cell office:value-type="string" table:style-name="ce43">
            <text:p>raises sp cap and sp regen</text:p>
          </table:table-cell>
          <table:table-cell table:number-columns-repeated="4" table:style-name="ce32"/>
          <table:table-cell table:number-columns-repeated="2" table:style-name="ce17"/>
          <table:table-cell table:number-columns-repeated="16362"/>
        </table:table-row>
        <table:table-row table:style-name="ro1">
          <table:table-cell office:value-type="string" table:style-name="ce1">
            <text:p>Used</text:p>
          </table:table-cell>
          <table:table-cell office:value-type="float" office:value="179" table:formula="msoxl:=SUM(B3:B8)" table:style-name="ce1">
            <text:p>179</text:p>
          </table:table-cell>
          <table:table-cell table:number-columns-repeated="11" table:style-name="ce2"/>
          <table:table-cell table:style-name="ce31"/>
          <table:table-cell table:style-name="ce33"/>
          <table:table-cell table:style-name="ce44"/>
          <table:table-cell table:number-columns-repeated="4" table:style-name="ce33"/>
          <table:table-cell table:number-columns-repeated="2" table:style-name="ce2"/>
          <table:table-cell table:number-columns-repeated="16362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246" table:formula="msoxl:=B1*5+26" table:style-name="ce1">
            <text:p>246</text:p>
          </table:table-cell>
          <table:table-cell table:number-columns-repeated="11" table:style-name="ce2"/>
          <table:table-cell office:value-type="string" table:style-name="ce27">
            <text:p>Harmony</text:p>
          </table:table-cell>
          <table:table-cell table:style-name="ce34"/>
          <table:table-cell office:value-type="string" table:style-name="ce45">
            <text:p>+1 karma</text:p>
          </table:table-cell>
          <table:table-cell table:number-columns-repeated="4" table:style-name="ce34"/>
          <table:table-cell table:number-columns-repeated="2" table:style-name="ce2"/>
          <table:table-cell table:number-columns-repeated="16362"/>
        </table:table-row>
        <table:table-row table:style-name="ro1">
          <table:table-cell office:value-type="string" table:style-name="ce4">
            <text:p>HP</text:p>
          </table:table-cell>
          <table:table-cell office:value-type="float" office:value="400" table:formula="msoxl:=B7*9+42+($B$1*2)" table:style-name="ce12">
            <text:p><text:s/>400<text:s/></text:p>
          </table:table-cell>
          <table:table-cell office:value-type="float" office:value="400" table:formula="msoxl:=B7*9+42+($B$1*2)+C7*9" table:style-name="ce12">
            <text:p><text:s/>400<text:s/></text:p>
          </table:table-cell>
          <table:table-cell table:number-columns-repeated="10" table:style-name="ce11"/>
          <table:table-cell office:value-type="string" table:style-name="ce29">
            <text:p>Playing</text:p>
          </table:table-cell>
          <table:table-cell table:style-name="ce35"/>
          <table:table-cell office:value-type="string" table:style-name="ce46">
            <text:p>+1.6 karma per point…</text:p>
          </table:table-cell>
          <table:table-cell table:number-columns-repeated="4" table:style-name="ce35"/>
          <table:table-cell table:number-columns-repeated="2" table:style-name="ce11"/>
          <table:table-cell table:number-columns-repeated="16362"/>
        </table:table-row>
        <table:table-row table:style-name="ro1">
          <table:table-cell office:value-type="string" table:style-name="ce5">
            <text:p>SP</text:p>
          </table:table-cell>
          <table:table-cell office:value-type="float" office:value="825" table:formula="msoxl:=B6*8+42+ROUNDDOWN(skills!$G$2/5, 0)*6+skills!$G$2-ROUNDDOWN(skills!$G$2/5, 0)+500" table:style-name="ce13">
            <text:p><text:s/>825<text:s/></text:p>
          </table:table-cell>
          <table:table-cell office:value-type="float" office:value="833" table:formula="msoxl:=(B6+C6)*8+42+ROUNDDOWN(skills!$G$2/5, 0)*6+skills!$G$2-ROUNDDOWN(skills!$G$2/5, 0)+500" table:style-name="ce13">
            <text:p><text:s/>833<text:s/></text:p>
          </table:table-cell>
          <table:table-cell table:number-columns-repeated="10" table:style-name="ce11"/>
          <table:table-cell office:value-type="string" table:style-name="ce29">
            <text:p>Singing</text:p>
          </table:table-cell>
          <table:table-cell table:style-name="ce35"/>
          <table:table-cell office:value-type="string" table:style-name="ce47">
            <text:p>voice goes up about 4% when this is raised</text:p>
          </table:table-cell>
          <table:table-cell table:number-columns-repeated="4" table:style-name="ce35"/>
          <table:table-cell table:number-columns-repeated="2" table:style-name="ce11"/>
          <table:table-cell table:number-columns-repeated="16362"/>
        </table:table-row>
        <table:table-row table:style-name="ro1">
          <table:table-cell office:value-type="string" table:style-name="ce18">
            <text:p>KM</text:p>
          </table:table-cell>
          <table:table-cell office:value-type="float" office:value="146" table:formula="msoxl:=B2*3+B8*2+B6*1+skills!$H$2+ROUNDUP(skills!$I$2*1.6,0)+10" table:style-name="ce19">
            <text:p><text:s/>146<text:s/></text:p>
          </table:table-cell>
          <table:table-cell office:value-type="float" office:value="146" table:formula="msoxl:=B2*3+B8*2+B6*1+skills!$H$2+ROUNDUP(skills!$I$2*1.6,0)+10" table:style-name="ce19">
            <text:p><text:s/>146<text:s/></text:p>
          </table:table-cell>
          <table:table-cell table:number-columns-repeated="10" table:style-name="ce11"/>
          <table:table-cell table:style-name="ce29"/>
          <table:table-cell table:style-name="ce35"/>
          <table:table-cell table:style-name="ce47"/>
          <table:table-cell table:number-columns-repeated="4" table:style-name="ce35"/>
          <table:table-cell table:number-columns-repeated="2" table:style-name="ce11"/>
          <table:table-cell table:number-columns-repeated="16362"/>
        </table:table-row>
        <table:table-row table:style-name="ro1">
          <table:table-cell table:number-columns-repeated="13" table:style-name="ce1"/>
          <table:table-cell office:value-type="string" table:style-name="ce8">
            <text:p>Rhythm</text:p>
          </table:table-cell>
          <table:table-cell table:style-name="ce29"/>
          <table:table-cell office:value-type="string" table:style-name="ce48">
            <text:p>how much dmg you can take before losing a song, raises voice</text:p>
          </table:table-cell>
          <table:table-cell table:number-columns-repeated="4" table:style-name="ce29"/>
          <table:table-cell table:number-columns-repeated="16364" table:style-name="ce1"/>
        </table:table-row>
        <table:table-row table:style-name="ro1">
          <table:table-cell office:value-type="string" table:style-name="ce9">
            <text:p>Lvl</text:p>
          </table:table-cell>
          <table:table-cell office:value-type="float" office:value="30" table:style-name="ce9">
            <text:p>30</text:p>
          </table:table-cell>
          <table:table-cell office:value-type="float" office:value="40" table:style-name="ce9">
            <text:p>40</text:p>
          </table:table-cell>
          <table:table-cell office:value-type="float" office:value="50" table:style-name="ce9">
            <text:p>50</text:p>
          </table:table-cell>
          <table:table-cell office:value-type="float" office:value="60" table:style-name="ce9">
            <text:p>60</text:p>
          </table:table-cell>
          <table:table-cell office:value-type="float" office:value="70" table:style-name="ce9">
            <text:p>70</text:p>
          </table:table-cell>
          <table:table-cell office:value-type="float" office:value="80" table:style-name="ce9">
            <text:p>80</text:p>
          </table:table-cell>
          <table:table-cell office:value-type="float" office:value="90" table:style-name="ce9">
            <text:p>90</text:p>
          </table:table-cell>
          <table:table-cell office:value-type="float" office:value="100" table:style-name="ce9">
            <text:p>100</text:p>
          </table:table-cell>
          <table:table-cell office:value-type="string" table:style-name="ce1">
            <text:p>%</text:p>
          </table:table-cell>
          <table:table-cell table:number-columns-repeated="2" table:style-name="ce2"/>
          <table:table-cell table:style-name="ce3"/>
          <table:table-cell table:style-name="ce29"/>
          <table:table-cell table:style-name="ce36"/>
          <table:table-cell table:style-name="ce48"/>
          <table:table-cell table:style-name="ce36"/>
          <table:table-cell table:style-name="ce29"/>
          <table:table-cell table:style-name="ce36"/>
          <table:table-cell table:style-name="ce29"/>
          <table:table-cell table:number-columns-repeated="16364" table:style-name="ce1"/>
        </table:table-row>
        <table:table-row table:style-name="ro1">
          <table:table-cell office:value-type="string" table:style-name="ce56">
            <text:p>Str</text:p>
          </table:table-cell>
          <table:table-cell office:value-type="float" office:value="30" table:style-name="ce56">
            <text:p>30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office:value-type="float" office:value="45" table:style-name="ce56">
            <text:p>45</text:p>
          </table:table-cell>
          <table:table-cell office:value-type="float" office:value="50" table:style-name="ce56">
            <text:p>50</text:p>
          </table:table-cell>
          <table:table-cell office:value-type="float" office:value="55" table:style-name="ce56">
            <text:p>55</text:p>
          </table:table-cell>
          <table:table-cell office:value-type="float" office:value="60" table:style-name="ce56">
            <text:p>60</text:p>
          </table:table-cell>
          <table:table-cell office:value-type="float" office:value="50" table:style-name="ce56">
            <text:p>50</text:p>
          </table:table-cell>
          <table:table-cell office:value-type="percentage" office:value="9.5057034220532313E-2" table:formula="msoxl:=I16/$I$23" table:style-name="ce6">
            <text:p>10%</text:p>
          </table:table-cell>
          <table:table-cell table:number-columns-repeated="2" table:style-name="ce2"/>
          <table:table-cell table:style-name="ce3"/>
          <table:table-cell office:value-type="string" table:style-name="ce27">
            <text:p>Knowledge</text:p>
          </table:table-cell>
          <table:table-cell table:style-name="ce36"/>
          <table:table-cell office:value-type="string" table:style-name="ce48">
            <text:p>for thoughtwave, lore, identify, etc.</text:p>
          </table:table-cell>
          <table:table-cell table:style-name="ce36"/>
          <table:table-cell table:style-name="ce29"/>
          <table:table-cell table:style-name="ce36"/>
          <table:table-cell table:style-name="ce29"/>
          <table:table-cell table:number-columns-repeated="16364" table:style-name="ce1"/>
        </table:table-row>
        <table:table-row table:style-name="ro1">
          <table:table-cell office:value-type="string" table:style-name="ce56">
            <text:p>Dex</text:p>
          </table:table-cell>
          <table:table-cell office:value-type="float" office:value="35" table:style-name="ce56">
            <text:p>35</text:p>
          </table:table-cell>
          <table:table-cell office:value-type="float" office:value="45" table:style-name="ce56">
            <text:p>45</text:p>
          </table:table-cell>
          <table:table-cell office:value-type="float" office:value="56" table:style-name="ce56">
            <text:p>56</text:p>
          </table:table-cell>
          <table:table-cell office:value-type="float" office:value="66" table:style-name="ce56">
            <text:p>66</text:p>
          </table:table-cell>
          <table:table-cell office:value-type="float" office:value="71" table:style-name="ce56">
            <text:p>71</text:p>
          </table:table-cell>
          <table:table-cell office:value-type="float" office:value="81" table:style-name="ce56">
            <text:p>81</text:p>
          </table:table-cell>
          <table:table-cell office:value-type="float" office:value="91" table:style-name="ce56">
            <text:p>91</text:p>
          </table:table-cell>
          <table:table-cell office:value-type="float" office:value="150" table:style-name="ce56">
            <text:p>150</text:p>
          </table:table-cell>
          <table:table-cell office:value-type="percentage" office:value="0.28517110266159695" table:formula="msoxl:=I17/$I$23" table:style-name="ce6">
            <text:p>29%</text:p>
          </table:table-cell>
          <table:table-cell table:number-columns-repeated="2" table:style-name="ce2"/>
          <table:table-cell table:style-name="ce3"/>
          <table:table-cell table:number-columns-repeated="2" table:style-name="ce36"/>
          <table:table-cell table:style-name="ce48"/>
          <table:table-cell table:style-name="ce36"/>
          <table:table-cell table:style-name="ce29"/>
          <table:table-cell table:style-name="ce36"/>
          <table:table-cell table:number-columns-repeated="16365"/>
        </table:table-row>
        <table:table-row table:style-name="ro1">
          <table:table-cell office:value-type="string" table:style-name="ce56">
            <text:p>Wis</text:p>
          </table:table-cell>
          <table:table-cell office:value-type="float" office:value="30" table:style-name="ce56">
            <text:p>30</text:p>
          </table:table-cell>
          <table:table-cell office:value-type="float" office:value="45" table:style-name="ce56">
            <text:p>45</text:p>
          </table:table-cell>
          <table:table-cell office:value-type="float" office:value="51" table:style-name="ce56">
            <text:p>51</text:p>
          </table:table-cell>
          <table:table-cell office:value-type="float" office:value="61" table:style-name="ce56">
            <text:p>61</text:p>
          </table:table-cell>
          <table:table-cell office:value-type="float" office:value="61" table:style-name="ce56">
            <text:p>61</text:p>
          </table:table-cell>
          <table:table-cell office:value-type="float" office:value="61" table:style-name="ce56">
            <text:p>61</text:p>
          </table:table-cell>
          <table:table-cell office:value-type="float" office:value="61" table:style-name="ce56">
            <text:p>61</text:p>
          </table:table-cell>
          <table:table-cell office:value-type="float" office:value="80" table:style-name="ce56">
            <text:p>80</text:p>
          </table:table-cell>
          <table:table-cell office:value-type="percentage" office:value="0.15209125475285171" table:formula="msoxl:=I18/$I$23" table:style-name="ce6">
            <text:p>15%</text:p>
          </table:table-cell>
          <table:table-cell table:number-columns-repeated="2" table:style-name="ce2"/>
          <table:table-cell table:style-name="ce3"/>
          <table:table-cell table:number-columns-repeated="2" table:style-name="ce36"/>
          <table:table-cell table:style-name="ce48"/>
          <table:table-cell table:style-name="ce36"/>
          <table:table-cell table:style-name="ce29"/>
          <table:table-cell table:style-name="ce36"/>
          <table:table-cell table:number-columns-repeated="16365"/>
        </table:table-row>
        <table:table-row table:style-name="ro1">
          <table:table-cell office:value-type="string" table:style-name="ce56">
            <text:p>Int</text:p>
          </table:table-cell>
          <table:table-cell office:value-type="float" office:value="15" table:style-name="ce56">
            <text:p>15</text:p>
          </table:table-cell>
          <table:table-cell office:value-type="float" office:value="16" table:style-name="ce56">
            <text:p>16</text:p>
          </table:table-cell>
          <table:table-cell office:value-type="float" office:value="21" table:style-name="ce56">
            <text:p>21</text:p>
          </table:table-cell>
          <table:table-cell office:value-type="float" office:value="26" table:style-name="ce56">
            <text:p>26</text:p>
          </table:table-cell>
          <table:table-cell office:value-type="float" office:value="31" table:style-name="ce56">
            <text:p>31</text:p>
          </table:table-cell>
          <table:table-cell office:value-type="float" office:value="36" table:style-name="ce56">
            <text:p>36</text:p>
          </table:table-cell>
          <table:table-cell office:value-type="float" office:value="41" table:style-name="ce56">
            <text:p>41</text:p>
          </table:table-cell>
          <table:table-cell office:value-type="float" office:value="50" table:style-name="ce56">
            <text:p>50</text:p>
          </table:table-cell>
          <table:table-cell office:value-type="percentage" office:value="9.5057034220532313E-2" table:formula="msoxl:=I19/$I$23" table:style-name="ce6">
            <text:p>10%</text:p>
          </table:table-cell>
          <table:table-cell table:number-columns-repeated="2" table:style-name="ce2"/>
          <table:table-cell table:style-name="ce3"/>
          <table:table-cell table:number-columns-repeated="2" table:style-name="ce36"/>
          <table:table-cell table:style-name="ce48"/>
          <table:table-cell table:style-name="ce34"/>
          <table:table-cell table:style-name="ce29"/>
          <table:table-cell table:style-name="ce36"/>
          <table:table-cell table:number-columns-repeated="16365"/>
        </table:table-row>
        <table:table-row table:style-name="ro1">
          <table:table-cell office:value-type="string" table:style-name="ce56">
            <text:p>Con</text:p>
          </table:table-cell>
          <table:table-cell office:value-type="float" office:value="36" table:style-name="ce56">
            <text:p>36</text:p>
          </table:table-cell>
          <table:table-cell office:value-type="float" office:value="40" table:style-name="ce56">
            <text:p>40</text:p>
          </table:table-cell>
          <table:table-cell office:value-type="float" office:value="51" table:style-name="ce56">
            <text:p>51</text:p>
          </table:table-cell>
          <table:table-cell office:value-type="float" office:value="61" table:style-name="ce56">
            <text:p>61</text:p>
          </table:table-cell>
          <table:table-cell office:value-type="float" office:value="71" table:style-name="ce56">
            <text:p>71</text:p>
          </table:table-cell>
          <table:table-cell office:value-type="float" office:value="81" table:style-name="ce56">
            <text:p>81</text:p>
          </table:table-cell>
          <table:table-cell office:value-type="float" office:value="91" table:style-name="ce56">
            <text:p>91</text:p>
          </table:table-cell>
          <table:table-cell office:value-type="float" office:value="106" table:style-name="ce56">
            <text:p>106</text:p>
          </table:table-cell>
          <table:table-cell office:value-type="percentage" office:value="0.20152091254752852" table:formula="msoxl:=I20/$I$23" table:style-name="ce6">
            <text:p>20%</text:p>
          </table:table-cell>
          <table:table-cell table:number-columns-repeated="2" table:style-name="ce2"/>
          <table:table-cell table:style-name="ce3"/>
          <table:table-cell table:number-columns-repeated="2" table:style-name="ce36"/>
          <table:table-cell table:style-name="ce48"/>
          <table:table-cell table:style-name="ce36"/>
          <table:table-cell table:style-name="ce29"/>
          <table:table-cell table:style-name="ce36"/>
          <table:table-cell table:number-columns-repeated="16365"/>
        </table:table-row>
        <table:table-row table:style-name="ro1">
          <table:table-cell office:value-type="string" table:style-name="ce56">
            <text:p>Cha</text:p>
          </table:table-cell>
          <table:table-cell office:value-type="float" office:value="30" table:style-name="ce56">
            <text:p>30</text:p>
          </table:table-cell>
          <table:table-cell office:value-type="float" office:value="40" table:style-name="ce56">
            <text:p>40</text:p>
          </table:table-cell>
          <table:table-cell office:value-type="float" office:value="50" table:style-name="ce56">
            <text:p>50</text:p>
          </table:table-cell>
          <table:table-cell office:value-type="float" office:value="60" table:style-name="ce56">
            <text:p>60</text:p>
          </table:table-cell>
          <table:table-cell office:value-type="float" office:value="70" table:style-name="ce56">
            <text:p>70</text:p>
          </table:table-cell>
          <table:table-cell office:value-type="float" office:value="80" table:style-name="ce56">
            <text:p>80</text:p>
          </table:table-cell>
          <table:table-cell office:value-type="float" office:value="90" table:style-name="ce56">
            <text:p>90</text:p>
          </table:table-cell>
          <table:table-cell office:value-type="float" office:value="80" table:style-name="ce56">
            <text:p>80</text:p>
          </table:table-cell>
          <table:table-cell office:value-type="percentage" office:value="0.15209125475285171" table:formula="msoxl:=I21/$I$23" table:style-name="ce6">
            <text:p>15%</text:p>
          </table:table-cell>
          <table:table-cell table:number-columns-repeated="2" table:style-name="ce2"/>
          <table:table-cell table:style-name="ce3"/>
          <table:table-cell table:number-columns-repeated="2" table:style-name="ce36"/>
          <table:table-cell table:style-name="ce48"/>
          <table:table-cell table:style-name="ce34"/>
          <table:table-cell table:style-name="ce29"/>
          <table:table-cell table:style-name="ce36"/>
          <table:table-cell table:number-columns-repeated="16365"/>
        </table:table-row>
        <table:table-row table:style-name="ro1">
          <table:table-cell office:value-type="string" table:style-name="ce56">
            <text:p>Used</text:p>
          </table:table-cell>
          <table:table-cell office:value-type="float" office:value="176" table:formula="msoxl:=SUM(B16:B21)" table:style-name="ce56">
            <text:p>176</text:p>
          </table:table-cell>
          <table:table-cell office:value-type="float" office:value="226" table:formula="msoxl:=SUM(C16:C21)" table:style-name="ce56">
            <text:p>226</text:p>
          </table:table-cell>
          <table:table-cell office:value-type="float" office:value="269" table:formula="msoxl:=SUM(D16:D21)" table:style-name="ce56">
            <text:p>269</text:p>
          </table:table-cell>
          <table:table-cell office:value-type="float" office:value="319" table:formula="msoxl:=SUM(E16:E21)" table:style-name="ce56">
            <text:p>319</text:p>
          </table:table-cell>
          <table:table-cell office:value-type="float" office:value="354" table:formula="msoxl:=SUM(F16:F21)" table:style-name="ce56">
            <text:p>354</text:p>
          </table:table-cell>
          <table:table-cell office:value-type="float" office:value="394" table:formula="msoxl:=SUM(G16:G21)" table:style-name="ce56">
            <text:p>394</text:p>
          </table:table-cell>
          <table:table-cell office:value-type="float" office:value="434" table:formula="msoxl:=SUM(H16:H21)" table:style-name="ce56">
            <text:p>434</text:p>
          </table:table-cell>
          <table:table-cell office:value-type="float" office:value="516" table:formula="msoxl:=SUM(I16:I21)" table:style-name="ce56">
            <text:p>516</text:p>
          </table:table-cell>
          <table:table-cell table:style-name="ce1"/>
          <table:table-cell table:number-columns-repeated="2" table:style-name="ce2"/>
          <table:table-cell table:style-name="ce3"/>
          <table:table-cell table:number-columns-repeated="2" table:style-name="ce36"/>
          <table:table-cell table:style-name="ce48"/>
          <table:table-cell table:style-name="ce34"/>
          <table:table-cell table:style-name="ce29"/>
          <table:table-cell table:style-name="ce36"/>
          <table:table-cell table:number-columns-repeated="16365"/>
        </table:table-row>
        <table:table-row table:style-name="ro1">
          <table:table-cell office:value-type="string" table:style-name="ce56">
            <text:p>Max</text:p>
          </table:table-cell>
          <table:table-cell office:value-type="float" office:value="176" table:formula="msoxl:=B15*5+26" table:style-name="ce56">
            <text:p>176</text:p>
          </table:table-cell>
          <table:table-cell office:value-type="float" office:value="226" table:formula="msoxl:=C15*5+26" table:style-name="ce56">
            <text:p>226</text:p>
          </table:table-cell>
          <table:table-cell office:value-type="float" office:value="276" table:formula="msoxl:=D15*5+26" table:style-name="ce56">
            <text:p>276</text:p>
          </table:table-cell>
          <table:table-cell office:value-type="float" office:value="326" table:formula="msoxl:=E15*5+26" table:style-name="ce56">
            <text:p>326</text:p>
          </table:table-cell>
          <table:table-cell office:value-type="float" office:value="376" table:formula="msoxl:=F15*5+26" table:style-name="ce56">
            <text:p>376</text:p>
          </table:table-cell>
          <table:table-cell office:value-type="float" office:value="426" table:formula="msoxl:=G15*5+26" table:style-name="ce56">
            <text:p>426</text:p>
          </table:table-cell>
          <table:table-cell office:value-type="float" office:value="476" table:formula="msoxl:=H15*5+26" table:style-name="ce56">
            <text:p>476</text:p>
          </table:table-cell>
          <table:table-cell office:value-type="float" office:value="526" table:formula="msoxl:=I15*5+26" table:style-name="ce56">
            <text:p>526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36"/>
          <table:table-cell table:style-name="ce29"/>
          <table:table-cell table:style-name="ce48"/>
          <table:table-cell table:number-columns-repeated="4" table:style-name="ce29"/>
          <table:table-cell table:number-columns-repeated="16364"/>
        </table:table-row>
        <table:table-row table:style-name="ro1">
          <table:table-cell office:value-type="string" table:style-name="ce57">
            <text:p>HP</text:p>
          </table:table-cell>
          <table:table-cell office:value-type="float" office:value="426" table:formula="msoxl:=B20*9+42+(B15*2)" table:style-name="ce12">
            <text:p><text:s/>426<text:s/></text:p>
          </table:table-cell>
          <table:table-cell office:value-type="float" office:value="482" table:formula="msoxl:=C20*9+42+(C15*2)" table:style-name="ce12">
            <text:p><text:s/>482<text:s/></text:p>
          </table:table-cell>
          <table:table-cell office:value-type="float" office:value="601" table:formula="msoxl:=D20*9+42+(D15*2)" table:style-name="ce12">
            <text:p><text:s/>601<text:s/></text:p>
          </table:table-cell>
          <table:table-cell office:value-type="float" office:value="711" table:formula="msoxl:=E20*9+42+(E15*2)" table:style-name="ce12">
            <text:p><text:s/>711<text:s/></text:p>
          </table:table-cell>
          <table:table-cell office:value-type="float" office:value="821" table:formula="msoxl:=F20*9+42+(F15*2)" table:style-name="ce12">
            <text:p><text:s/>821<text:s/></text:p>
          </table:table-cell>
          <table:table-cell office:value-type="float" office:value="931" table:formula="msoxl:=G20*9+42+(G15*2)" table:style-name="ce12">
            <text:p><text:s/>931<text:s/></text:p>
          </table:table-cell>
          <table:table-cell office:value-type="float" office:value="1041" table:formula="msoxl:=H20*9+42+(H15*2)" table:style-name="ce12">
            <text:p><text:s/>1,041<text:s/></text:p>
          </table:table-cell>
          <table:table-cell office:value-type="float" office:value="1196" table:formula="msoxl:=I20*9+42+(I15*2)" table:style-name="ce12">
            <text:p><text:s/>1,196<text:s/></text:p>
          </table:table-cell>
          <table:table-cell table:style-name="ce1"/>
          <table:table-cell table:style-name="ce2"/>
          <table:table-cell table:style-name="ce11"/>
          <table:table-cell table:style-name="ce1"/>
          <table:table-cell table:number-columns-repeated="2" table:style-name="ce29"/>
          <table:table-cell table:style-name="ce48"/>
          <table:table-cell table:number-columns-repeated="4" table:style-name="ce29"/>
          <table:table-cell table:number-columns-repeated="16364"/>
        </table:table-row>
        <table:table-row table:style-name="ro1">
          <table:table-cell office:value-type="string" table:style-name="ce58">
            <text:p>SP</text:p>
          </table:table-cell>
          <table:table-cell office:value-type="float" office:value="165" table:formula="msoxl:=B19*8+42+ROUNDDOWN(skills!$G$2/5, 0)*6+skills!$G$2-ROUNDDOWN(skills!$G$2/5, 0)" table:style-name="ce13">
            <text:p><text:s/>165<text:s/></text:p>
          </table:table-cell>
          <table:table-cell office:value-type="float" office:value="173" table:formula="msoxl:=C19*8+42+ROUNDDOWN(skills!$G$2/5, 0)*6+skills!$G$2-ROUNDDOWN(skills!$G$2/5, 0)" table:style-name="ce13">
            <text:p><text:s/>173<text:s/></text:p>
          </table:table-cell>
          <table:table-cell office:value-type="float" office:value="213" table:formula="msoxl:=D19*8+42+ROUNDDOWN(skills!$G$2/5, 0)*6+skills!$G$2-ROUNDDOWN(skills!$G$2/5, 0)" table:style-name="ce13">
            <text:p><text:s/>213<text:s/></text:p>
          </table:table-cell>
          <table:table-cell office:value-type="float" office:value="253" table:formula="msoxl:=E19*8+42+ROUNDDOWN(skills!$G$2/5, 0)*6+skills!$G$2-ROUNDDOWN(skills!$G$2/5, 0)" table:style-name="ce13">
            <text:p><text:s/>253<text:s/></text:p>
          </table:table-cell>
          <table:table-cell office:value-type="float" office:value="293" table:formula="msoxl:=F19*8+42+ROUNDDOWN(skills!$G$2/5, 0)*6+skills!$G$2-ROUNDDOWN(skills!$G$2/5, 0)" table:style-name="ce13">
            <text:p><text:s/>293<text:s/></text:p>
          </table:table-cell>
          <table:table-cell office:value-type="float" office:value="333" table:formula="msoxl:=G19*8+42+ROUNDDOWN(skills!$G$2/5, 0)*6+skills!$G$2-ROUNDDOWN(skills!$G$2/5, 0)" table:style-name="ce13">
            <text:p><text:s/>333<text:s/></text:p>
          </table:table-cell>
          <table:table-cell office:value-type="float" office:value="373" table:formula="msoxl:=H19*8+42+ROUNDDOWN(skills!$G$2/5, 0)*6+skills!$G$2-ROUNDDOWN(skills!$G$2/5, 0)" table:style-name="ce13">
            <text:p><text:s/>373<text:s/></text:p>
          </table:table-cell>
          <table:table-cell office:value-type="float" office:value="445" table:formula="msoxl:=I19*8+42+ROUNDDOWN(skills!$G$2/5, 0)*6+skills!$G$2-ROUNDDOWN(skills!$G$2/5, 0)" table:style-name="ce13">
            <text:p><text:s/>445<text:s/></text:p>
          </table:table-cell>
          <table:table-cell table:style-name="ce1"/>
          <table:table-cell table:style-name="ce2"/>
          <table:table-cell table:style-name="ce11"/>
          <table:table-cell table:style-name="ce1"/>
          <table:table-cell table:number-columns-repeated="2" table:style-name="ce29"/>
          <table:table-cell table:style-name="ce48"/>
          <table:table-cell table:number-columns-repeated="4" table:style-name="ce29"/>
          <table:table-cell table:number-columns-repeated="16364"/>
        </table:table-row>
        <table:table-row table:style-name="ro1">
          <table:table-cell office:value-type="string" table:style-name="ce59">
            <text:p>KM</text:p>
          </table:table-cell>
          <table:table-cell office:value-type="float" office:value="194" table:formula="msoxl:=B15*3+B21*2+B19*1+skills!$H$2+ROUNDUP(skills!$I$2*1.6,0)+10" table:style-name="ce19">
            <text:p><text:s/>194<text:s/></text:p>
          </table:table-cell>
          <table:table-cell office:value-type="float" office:value="245" table:formula="msoxl:=C15*3+C21*2+C19*1+skills!$H$2+ROUNDUP(skills!$I$2*1.6,0)+10" table:style-name="ce19">
            <text:p><text:s/>245<text:s/></text:p>
          </table:table-cell>
          <table:table-cell office:value-type="float" office:value="300" table:formula="msoxl:=D15*3+D21*2+D19*1+skills!$H$2+ROUNDUP(skills!$I$2*1.6,0)+10" table:style-name="ce19">
            <text:p><text:s/>300<text:s/></text:p>
          </table:table-cell>
          <table:table-cell office:value-type="float" office:value="355" table:formula="msoxl:=E15*3+E21*2+E19*1+skills!$H$2+ROUNDUP(skills!$I$2*1.6,0)+10" table:style-name="ce19">
            <text:p><text:s/>355<text:s/></text:p>
          </table:table-cell>
          <table:table-cell office:value-type="float" office:value="410" table:formula="msoxl:=F15*3+F21*2+F19*1+skills!$H$2+ROUNDUP(skills!$I$2*1.6,0)+10" table:style-name="ce19">
            <text:p><text:s/>410<text:s/></text:p>
          </table:table-cell>
          <table:table-cell office:value-type="float" office:value="465" table:formula="msoxl:=G15*3+G21*2+G19*1+skills!$H$2+ROUNDUP(skills!$I$2*1.6,0)+10" table:style-name="ce19">
            <text:p><text:s/>465<text:s/></text:p>
          </table:table-cell>
          <table:table-cell office:value-type="float" office:value="520" table:formula="msoxl:=H15*3+H21*2+H19*1+skills!$H$2+ROUNDUP(skills!$I$2*1.6,0)+10" table:style-name="ce19">
            <text:p><text:s/>520<text:s/></text:p>
          </table:table-cell>
          <table:table-cell office:value-type="float" office:value="539" table:formula="msoxl:=I15*3+I21*2+I19*1+skills!$H$2+ROUNDUP(skills!$I$2*1.6,0)+10" table:style-name="ce19">
            <text:p><text:s/>539<text:s/></text:p>
          </table:table-cell>
          <table:table-cell table:number-columns-repeated="4" table:style-name="ce1"/>
          <table:table-cell table:number-columns-repeated="2" table:style-name="ce29"/>
          <table:table-cell table:style-name="ce48"/>
          <table:table-cell table:number-columns-repeated="4" table:style-name="ce29"/>
          <table:table-cell table:number-columns-repeated="16364"/>
        </table:table-row>
        <table:table-row table:style-name="ro1">
          <table:table-cell table:style-name="ce20"/>
          <table:table-cell table:style-name="ce21"/>
          <table:table-cell table:number-columns-repeated="10" table:style-name="ce1"/>
          <table:table-cell office:value-type="string" table:style-name="ce1">
            <text:p>Bargle</text:p>
          </table:table-cell>
          <table:table-cell table:number-columns-repeated="2" table:style-name="ce29"/>
          <table:table-cell table:style-name="ce48"/>
          <table:table-cell table:number-columns-repeated="4" table:style-name="ce29"/>
          <table:table-cell table:number-columns-repeated="16364"/>
        </table:table-row>
        <table:table-row table:style-name="ro1">
          <table:table-cell table:style-name="ce3"/>
          <table:table-cell table:number-columns-repeated="10" table:style-name="ce1"/>
          <table:table-cell office:value-type="string" table:style-name="ce1">
            <text:p>Str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29"/>
          <table:table-cell table:style-name="ce48"/>
          <table:table-cell table:number-columns-repeated="2" table:style-name="ce29"/>
          <table:table-cell table:style-name="ce1"/>
          <table:table-cell table:number-columns-repeated="16365"/>
        </table:table-row>
        <table:table-row table:style-name="ro1">
          <table:table-cell table:number-columns-repeated="11" table:style-name="ce1"/>
          <table:table-cell office:value-type="string" table:style-name="ce1">
            <text:p>Dex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29"/>
          <table:table-cell table:style-name="ce48"/>
          <table:table-cell table:number-columns-repeated="2" table:style-name="ce29"/>
          <table:table-cell table:style-name="ce1"/>
          <table:table-cell table:number-columns-repeated="16365"/>
        </table:table-row>
        <table:table-row table:style-name="ro1">
          <table:table-cell table:number-columns-repeated="11" table:style-name="ce1"/>
          <table:table-cell office:value-type="string" table:style-name="ce1">
            <text:p>Wis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29"/>
          <table:table-cell table:style-name="ce48"/>
          <table:table-cell table:number-columns-repeated="4" table:style-name="ce29"/>
          <table:table-cell table:number-columns-repeated="16364"/>
        </table:table-row>
        <table:table-row table:style-name="ro1">
          <table:table-cell table:number-columns-repeated="11" table:style-name="ce1"/>
          <table:table-cell office:value-type="string" table:style-name="ce1">
            <text:p>Int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29"/>
          <table:table-cell table:style-name="ce48"/>
          <table:table-cell table:number-columns-repeated="4" table:style-name="ce29"/>
          <table:table-cell table:number-columns-repeated="16364"/>
        </table:table-row>
        <table:table-row table:style-name="ro1">
          <table:table-cell table:number-columns-repeated="11" table:style-name="ce1"/>
          <table:table-cell office:value-type="string" table:style-name="ce1">
            <text:p>Con</text:p>
          </table:table-cell>
          <table:table-cell office:value-type="float" office:value="112" table:style-name="ce1">
            <text:p>112</text:p>
          </table:table-cell>
          <table:table-cell table:number-columns-repeated="2" table:style-name="ce29"/>
          <table:table-cell table:style-name="ce48"/>
          <table:table-cell table:number-columns-repeated="4" table:style-name="ce29"/>
          <table:table-cell table:number-columns-repeated="16364"/>
        </table:table-row>
        <table:table-row table:style-name="ro1">
          <table:table-cell table:number-columns-repeated="11"/>
          <table:table-cell office:value-type="string" table:style-name="ce1">
            <text:p>Cha</text:p>
          </table:table-cell>
          <table:table-cell office:value-type="float" office:value="70" table:style-name="ce1">
            <text:p>70</text:p>
          </table:table-cell>
          <table:table-cell table:number-columns-repeated="1637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vo Associate</meta:initial-creator>
    <dc:creator>Pladna, Matt</dc:creator>
    <meta:creation-date>2006-09-25T14:04:37Z</meta:creation-date>
    <dc:date>2014-09-02T15:36:42Z</dc:date>
  </office:meta>
</office:document-meta>
</file>